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8.07.31 20:27   |   <text:a xlink:type="simple" xlink:href="http://palinfo.habago.org/Entry?Command=Information_PrintForum&amp;iPage=64#FORUM36857"><text:span text:style-name="T1">#</text:span></text:a></text:p>
      <text:p text:style-name="P2">2010年7月，巴勒網曾經幾度來到以色列駐台辦事處前(集會遊行禁制區) 靜站，就是針對以色列居然在公海上攔截載送救援物資的 "自由艦隊"，並且當場以行刑方式屠殺船上手無寸鐵的九名志願者。 <text:line-break/><text:line-break/>https://goo.gl/RQm9fH <text:line-break/><text:line-break/>https://goo.gl/jz2y5K <text:line-break/><text:line-break/>那次活動，因為是我帶頭，警方把我抓去，移送看守所，罪名是違反集遊法。當天連夜開庭，諭令幾萬元交保，我拒絕。後來，法官又開了一次庭，問我為何拒絕保釋。我說我不想在法律上為自己辯護，願意承擔後果。後來，法官決定讓我無保釋放。我當時其實有點意外。我後來想，那時候我是台大的醫生，也許這也是為什麼法官沒有繼續羈押我而讓我無保開釋的原因。 <text:line-break/><text:line-break/>在看守所時，心裏其實很掙扎，因為那時候正要辭去醫院的工作出來開業，各種醫療準備、藥物採購與裝潢等等正緊鑼密鼓地進行，倘若我拒絕交保而繼續羈押，開業的事很可能就會出問題。不過，後來還是決定拒絕交保。交保與否，並無對錯，純粹只是當時的一種個人決定。 <text:line-break/><text:line-break/>2014年的七、八月，以巴戰火，為期五十幾天，以色列殺害兩千多名巴勒斯坦人。巴勒網發起一個接力靜站，戰火持續多久，我們就會在以色列駐台辦公室前站多久，一直站到屠殺停止。巴勒網人員稀少，但是那次的活動仍然還是堅持到底，直到戰火結束。 <text:line-break/><text:line-break/>https://goo.gl/rkha6g <text:line-break/><text:line-break/>https://goo.gl/jVkq7S <text:line-break/><text:line-break/>https://goo.gl/1vcJzA <text:line-break/><text:line-break/>今年 (2018) 年三月以來，巴勒斯坦人要求返鄉權利，發起示威，以色列竟然武力鎮壓，已殺害一百多人，一萬三千多人輕重傷，並且大多無法得到醫療救助。 <text:line-break/><text:line-break/>前幾天 (7月29日)，滿載醫療用品與救援物資的 "自由艦隊" 又再度遭到以色列軍隊的綁架與囚禁，船上人員包括來自十四個國家的數十名志願者，其中有幾位成員遭到囚禁，包括來自新加坡的一位女醫師及記錄片導演。 <text:line-break/><text:line-break/>慧如傳來消息，問說我們能做些什麼？我把相關訊息也貼在此，不知各位有何想法？ <text:line-break/><text:line-break/>上次靜站，慧如也提到既然以色列駐台機構那麼討厭我們去他們的辦公室門口靜站，何不就把每個月的靜站活動移師該處？ <text:line-break/><text:line-break/>我的想法是這樣：如果大家有意願，我自然也樂觀其成。不過，在牌子與標語上是不是應該重新製作，以合乎當下特定時事？例如 "釋放誰誰誰"、"停止鎮壓與屠殺" 等等，並且寫些文章做成傳單等等。 <text:line-break/><text:line-break/>因為當起新手爸媽，我和學姊最近忙到兩人幾乎都快累垮。我更是經常連續好幾天根本沒有時間睡覺，每天體力耗盡到極點。這些留言全是利用看診時沒有病患的空檔，零零星星寫的；只要一回到家，幾乎就完全不可能有時間查看信箱或手機。這樣一種極端忙碌情況究竟會持續多久，我也不清楚。少則數個月，多則一輩子。 <text:line-break/><text:line-break/>因此，在我們連查信箱都沒有時間的狀況下，如果要改變站樁地點並且針對特定議題發起抗議，可能還是需要有個人來統籌。 <text:line-break/><text:line-break/>另外，第二個問題是：以色列駐台辦事處是集會遊行禁制區，別人去做所謂違法的事往往不會有事，特別是只要你顏色正確，就算佔領及破壞整個立法院與行政院都不會有事，甚至還會說成偉大事蹟。但是，巴勒網動輒出事的機率卻很高；即便只是一兩個人一動也不動地站著，仍然很可能會遭到法律的制裁。特別是現在的法院改姓綠，綠油油的綠。當權的這個綠油油的人渣黨長年以來高喊集遊法是惡法，應當廢除，但實際上的作法絕非如此，甚且變本加厲。 <text:line-break/><text:line-break/>因此，帶頭的人得考慮一下自身是否負擔得起法律所帶來的干擾或金錢損失與人身自由的傷害等等。 <text:line-break/><text:line-break/>陳真 <text:line-break/>2018. 07. 31. <text:line-break/><text:line-break/>p.s.: 以下是慧如傳來的資料： <text:line-break/><text:line-break/>這次參加到加薩的自由艦隊裡有一位年長的新加坡醫生Swee Ang，下面有她的自述。與她同行的還有一位新加坡的紀錄片導演Jason Soo，他要拍攝這位醫生Swee Ang的紀錄片。 <text:line-break/><text:line-break/>7/29當天他們搭乘的Al Awda '回歸'號，在公海被以色列綁架，他們現在都被關在以色列的牢裡。在Al Awda '回歸'號之後的第二艄Freedom‘自由’號繼續往加薩航行。 <text:line-break/><text:line-break/>繼續鎖定，請看：https://jfp.freedomflotilla.org/category/news <text:line-break/><text:line-break/>Noam Chomsky 給自由艦隊志願者的話： <text:line-break/><text:line-break/>https://goo.gl/VxPurs <text:line-break/><text:line-break/>https://goo.gl/PDhrtG <text:line-break/><text:line-break/>----------------- <text:line-break/>Swee Ang 博士（英國） <text:line-break/>在Al Awda上航行，'回歸' <text:line-break/><text:line-break/>https://goo.gl/4AveDW <text:line-break/><text:line-break/>在屏幕右下角啟用字幕 <text:line-break/><text:line-break/>以下是用电脑翻译的文章： <text:line-break/><text:line-break/>當被邀請加入加拿大自由艦隊Al Awda時，我知道我必須加入他們。今年夏天是我與巴勒斯坦人一起旅程的第36個年頭。 <text:line-break/><text:line-break/>它開始於1982年，當時我作為一名無知的親以色列基督徒醫生，首先在貝魯特的Sabra Shatila巴勒斯坦難民營的加沙醫院擔任志願外科醫生。在那裡，我與一群慷慨，善良，誠實和溫柔的人 - 巴勒斯坦人 - 充滿了愛。他們於1948年被迫離開巴勒斯坦，發現自己是難民。儘管遭受剝奪，迫害和不公正，他們仍然是人。 <text:line-break/><text:line-break/>我抵達後大約3個星期，其中三千多人遭到殘酷屠殺。我的心碎了，被踐踏了，本來就死了，被埋在他們推土機的廢墟中。但倖存者，即使在埋葬自己的親人的同時，也用淚水和愛心養活了我。充滿勇氣，希望和尊嚴的孩子們激勵著我，並給了我力量與他們同行。 “我們不怕，醫生和我們一起來”。 <text:line-break/><text:line-break/>自1948年巴勒斯坦Nakba和Diaspora以來已有70年。他們的旅程何時開始？ <text:line-break/><text:line-break/>今天，六百萬分散在各難民營的巴勒斯坦人被剝奪了返回其祖先巴勒斯坦的權利;另外600萬人生活在加沙和約旦河西岸。十二年來，有200萬巴勒斯坦人在加沙的野蠻陸地和海上軍事封鎖下被監禁。在此期間，加沙遭受了三次重大軍事攻擊，並持續數週被無情轟炸。 <text:line-break/><text:line-break/>最近，自2018年3月30日以來，非武裝的加沙示威者呼籲返回的權利，遭到高級軍事突擊步槍的射擊，造成124多人死亡，13,000人受傷，數百名截肢者和潛在的截肢者。 <text:line-break/><text:line-break/>Flotilla給被圍困的巴勒斯坦人帶來了希望。他們在加沙地帶的清真寺和教堂為我們祈禱。他們知道我們正在為他們做這個旅程。即使我們要被綁架，監禁和驅逐，我們仍然可以忠於團結和熱愛巴勒斯坦人民和加沙人民。 <text:line-break/><text:line-break/>Dre Ang博士，骨科醫生顧問 <text:line-break/><text:line-break/>http://www.c4ts.qmul.ac.uk/staff/dr-swee-chai-ang <text:line-break/><text:line-break/>作者從貝魯特到耶路撒冷。 “我想讓我的書免費提供。“從貝魯特到耶路撒冷”一书的標題是巴勒斯坦僑民的祈禱返回巴勒斯坦。“ <text:line-break/><text:line-break/>免費下載：https://goo.gl/Di4jTv</text:p>
      <text:p text:style-name="P1">陳真   |  2018.07.24 19:26   |   <text:a xlink:type="simple" xlink:href="http://palinfo.habago.org/Entry?Command=Information_PrintForum&amp;iPage=64#FORUM36854"><text:span text:style-name="T1">#</text:span></text:a></text:p>
      <text:p text:style-name="P3">厄瓜多不再提供庇護　維基解密創辦人阿桑奇恐遭英美拘捕 <text:line-break/><text:line-break/>上報 2018年07月23日 <text:line-break/><text:line-break/>外傳厄瓜多爾總統莫雷諾（Lenin Moreno）飛抵英國參加活動的同時，將與英國當局達成協議，準備「很快地」終止對阿桑奇的政治庇護，這也意味著他將無法逗留在大使館，還可能被並移送給英國警方。 <text:line-break/><text:line-break/>英國行「解決」阿桑奇 <text:line-break/><text:line-break/>莫雷諾在22日飛抵英國，這是他歐洲行的一部分，將出席國際殘疾高峰會並發表演說，雖然其間不準備會見任何英國高層官員，但據悉莫雷諾此行真正的目的是要「解決」阿桑奇。 <text:line-break/><text:line-break/>根據美國雜誌《攔截》（The Intercept）報導，莫雷諾與英方官員展開秘密會議，「即將敲定」終止阿桑奇的政治庇護。根據一名不具名的厄國外交部和總統府消息人士稱，這位維基解密創辦人將會被厄國驅逐出大使館，最快在8月前移交英國。 <text:line-break/><text:line-break/>出生於澳洲，現年46歲的阿桑奇是一名駭客及程式設計師，2006年創立維基解密，接受世界各地不同人士提交的機密資料再上傳網路。 <text:line-break/><text:line-break/>最廣為人知的，是2010年維基解密上傳一部長度為17分鐘的影片，內容為美軍2007年以阿帕契戰鬥直升機，在伊拉克巴格達東部無差別射殺伊拉克平民，死者包括《路透》記者艾爾登（Namir Noor-Eldeen），事後美國國務部涉嫌隱瞞，最後國防部拘捕涉嫌把影片及大量外交電報交予維基解密的士兵曼寧（Chelsea Manning），曼寧後被判35年，其間獲時任美國總統歐巴馬（Barack Obama）減刑，2017年曼寧獲釋。 <text:line-break/><text:line-break/>2010年，瑞典的國際刑警對阿桑奇發出紅色通緝令，指他涉嫌與性侵兩名女子，並要求歸案。阿桑奇在倫敦被捕後，由於擔心會引渡至瑞典再引渡至美國對其洩密罪名受審，2012年阿桑奇進入厄國駐英大便館尋求政治庇護，並得到時任總統科雷亞（Rafael Correa）答允，認為他是一個記者，有保護他的應有之義。 <text:line-break/><text:line-break/>6年來阿桑奇一直居住在大使館內，但隨著新任總統莫雷諾上任，阿桑奇與厄國關係開始急轉直下。 <text:line-break/><text:line-break/>莫雷諾認為他只是一名駭客，還批評他是「鞋裡的石頭」，叫他不要介入政治。2017年，西班牙加泰隆尼亞獨立「難產」，阿桑奇向外批評西班牙政府作法，其後西班牙向厄國投訴，莫雷諾要求阿桑奇別出聲，少介入政治。 <text:line-break/><text:line-break/>但阿桑奇在推特（Twitter）卻嗆聲，指如果莫雷諾要封他嘴巴，不讓我發表西班牙人權報告，那請提法律依據。 <text:line-break/><text:line-break/>據報導，莫雷諾對此震怒，3月切斷阿桑奇的網絡，並取消大使館的額外保安。厄國數年來為保護阿桑奇，僱用大量保安並照顧起居飲食，已讓厄國花費370萬英磅（新台幣1億5千萬元）。 <text:line-break/><text:line-break/>再也不要相信新聞自由這回事 <text:line-break/><text:line-break/>2017年5月，瑞典控方撤銷對阿桑奇拘捕，但英國警方強硬表示，就算瑞典撤控，英國也會進行拘捕。英國外交部聯邦事務部部長艾倫鄧肯（ Alan Duncan），更稱阿桑奇是一條「悲哀的蟲子」，他應該向英方投降。 <text:line-break/><text:line-break/>阿桑奇在2018年1月獲厄瓜多爾公民身分。 <text:line-break/><text:line-break/>俄媒《RT》總編蒙尼安（Margarita Simonyan）估計，阿桑奇若被英國警方再次拘捕，會被面臨「防礙公務」、及「藐視法庭」的罪行，將判處3個月至2年的監禁。但最重要一點是，英國當局不會保証阿桑奇不會引渡至美國，若亞桑傑被引渡至美國，會被美方以洩密罪起訴，最高判囚終生。 <text:line-break/><text:line-break/>由於發布機密資料為犯罪行為，美國一直希望引渡阿桑奇到美受審，但由於擔心案件會觸發對外界對美國政府踐踏新聞自由的憂慮，故美方一直沒有提出任何指控。 <text:line-break/><text:line-break/>不過，在川普（Donald Trump）上任後，川普的對新聞的強硬作風已無任何擔憂，2018年6月，副總統彭斯（ Mike Pence）國是訪問厄國時便有討論這個問題。國務卿蓬佩奧（Mike Pompeo）則指「維基解密以為可以躲在美國第一修正案作保護，他們天真相信，但是他們錯了。」 <text:line-break/><text:line-break/>一直與阿桑奇合作的《攔截》主編倫格林沃爾德（Glenn Greenwald）表示，「若然有任何記者對阿桑奇被司法部控告而感到慶幸，你們再也不要相信新聞自由這回事。」</text:p>
      <text:p text:style-name="P1">陳真   |  2018.07.23 01:10   |   <text:a xlink:type="simple" xlink:href="http://palinfo.habago.org/Entry?Command=Information_PrintForum&amp;iPage=64#FORUM36853"><text:span text:style-name="T1">#</text:span></text:a></text:p>
      <text:p text:style-name="P2">很小時候，差不多是剛上小學、學會識字的七零年代，在自己家裏的電影院看了一部電影叫 "藍與黑"，電影具體演些什麼不太有印象，但裏頭有句台詞卻始終記得。 <text:line-break/><text:line-break/>上了國中，生活上出了點事，足足有兩年多的時間三餐不繼，常靠同學與老師接濟，每天僅有一餐，頂多只能吃上一碗陽春麵，餓得不成人樣。中午大家吃便當時，我就像賊一樣，遮遮掩掩地躲去操場角落樹下陰涼處看書，待午睡時間才回到教室，假裝已經在福利社吃飽了，其實每一天全餓著肚子。 <text:line-break/><text:line-break/>從小有個習慣，常把小說上讀到或電影上看到的一些台詞或句子寫在筆記本的扉頁。"藍與黑" 的那句台詞出現在我的許多簿子上，我特別喜歡那句話，它是這麼唱的： <text:line-break/><text:line-break/>"這是個什麼時代，這是個什麼社會， 為什麼給了我們藍，還要給我們黑？" <text:line-break/><text:line-break/>我不曾有過為賦新詞的少年愁，一切折騰全是真槍實彈血淚斑斑。如今年過半百，我對生活與生命的感受基本上卻仍不離這句歌詞。人心與世界，一方面醜陋不堪，另一方面卻又如此美麗，美到幾乎要讓人融化。 <text:line-break/><text:line-break/>我很不想提戰爭、侵略、流離與屠殺，很不想去想那些在戰亂中的人，特別是那些弱小無助的生命。另一方面，我更加不想去提起島內當道、橫行無阻的那些鼻屎般大的齷齪綠色人渣之無法無天與貪婪惡毒。這些理當繩之以法處以極刑的下三濫正在掏空、毀滅這個島嶼；其醜陋與貪婪之甚，局外人難以想像。 <text:line-break/><text:line-break/>德國詩人海涅 (Christian Johann Heinrich Heine) 說，每隔五年他就會重讀一次 "唐吉訶德"。我似乎也差不多，每隔一段時間就會想翻翻這本書。最近為了給小孩說故事，我又拿起它來複習。曾經有過幾次，我很想在這版面上轉述唐吉訶德，但終究發現不可能做到；就跟音樂一樣，思想可以轉述，文學卻只能請你自己去讀一遍，否則你永遠不可能理解它。 <text:line-break/><text:line-break/>前些天我自己在聽音樂，不小心讓三歲娃給聽見了，她居然一直追問我這是誰的音樂？我說 "這是巴哈"、"那是韋瓦第"。"他們是誰呢？" 小孩問道。我說，"等妳長大以後就知道了"。讓我感到不可思議的是，幾百年前古人的曲子，居然可以讓一個三歲小孩讚嘆不停。這就如同我總覺得訝異，為何千百年前的文字、音樂與思想卻能打動千百年後人們的心？"美麗" 這東西顯然是亙古長存的，猶如天上明月始終牽動地上人們的心，不拘何年何月。 <text:line-break/><text:line-break/>你很難祈求醜陋永遠消失。足可慶幸者，若非美麗長存，人生實在不知道要怎麼活。(自以為) 務實的人不相信風花雪月，只相信數據，相信科學，相信統計，相信武力，可我還是相信杜斯妥也夫斯基所說的："美能救世界"。至少它救了我。</text:p>
      <text:p text:style-name="P1">陳真   |  2018.07.18 10:23   |   <text:a xlink:type="simple" xlink:href="http://palinfo.habago.org/Entry?Command=Information_PrintForum&amp;iPage=64#FORUM36852"><text:span text:style-name="T1">#</text:span></text:a></text:p>
      <text:p text:style-name="P3">同學，你寫什麼我沒打算看了。我是個老派人物，思想保守，行為復古，很難和匿名者講話。因為人跟人之間的任何溝通，都需要一種最基本的理解和信任；如果我連對方是誰，是男是女是老是少是故意裝蒜還是真的腦殘統統完全一無所知，這樣一種對話總是讓我覺得是在做賤自己。 <text:line-break/><text:line-break/>1998年左右，剛學會上網時，受到很大的驚嚇，讓我差點對人性失去信心，原來只要四下無人，人居然什麼事都做得出來，造謠抹黑猶如家常便飯，就連身份也全然不可信，一下子說自己是國中生，一下又變成個老媽媽，一下又說自己是個美少女，要不就是一個人變成無數人，互相冒用，彼此捏造，什麼事都能做得出來，非常不可思議。這樣一種網路世界，在我的價值觀裏，無非就是邪惡的代名詞，扭曲人性的惡魔住所。 <text:line-break/><text:line-break/>當然，這年頭凡事都能冠上一個所謂 "自由" 的漂亮詞，說匿名也是一種自由。我並不打算挑戰這樣一個猥瑣放任的魔鬼世界，只想離它離得越遠越好。 <text:line-break/><text:line-break/>對我來說，word and life是同一物，我就是我的話語，我的話語就是我，兩者無法分割。但是，對於大部份生活在所謂 "自由" 世界的人來說，只要我把 "我" 給藏起來，我就能任意胡說八道了，話語便無須從嘴巴出來，哪怕從肛門出來也無所謂，搞不好還覺得這樣很有趣。 <text:line-break/><text:line-break/>做為一個老派人物，我同時還相信私密世界的神聖性，它不該是一種公眾之物，不是一種討論對象。但是，網路的出現，社群網站與聊天室的氾濫成災，一切神聖之物幾乎全變成一種低級八卦，一種口舌，神明消失，詩也不見了。 <text:line-break/><text:line-break/>電腦之於我，就只是一台打字機，網路之於我，不過就是一座圖書館的索引目錄，一種研究工具。偶而看到人們的臉書或一些所謂論壇，我常不敢相信我的眼睛，真是很可怕的世界，神明不在，撒旦當家，毫無界限，為所欲為。 <text:line-break/><text:line-break/>寫這些當然不是寫給 "你" 看，因為我根本不知道你是誰。寫這些當然也不是要給誰看，因為這種事似乎很難有知音，只能寫給自己聽，寫成一種 "一人聖經"。我守我道，別無它途；無須門徒，不用追隨。</text:p>
      <text:p text:style-name="P4"/>
      <text:p text:style-name="P1">QJ   |  2018.07.18 00:48   |   <text:a xlink:type="simple" xlink:href="http://palinfo.habago.org/Entry?Command=Information_PrintForum&amp;iPage=65#FORUM36851"><text:span text:style-name="T1">#</text:span></text:a></text:p>
      <text:p text:style-name="P3">您好，我是新来的。之前也留过言。 <text:line-break/><text:line-break/>我仅仅是想说，中共内部的运作，非常神秘隐蔽；而中共的官媒，香港的反共媒体，美国反华中文媒体，又各有各的目的，且均与西方主流媒体有极大不同。这三者的可信度都值得怀疑。但是若想探知中共内部的权斗，我宁可相信中共的官媒。虽然中共的官媒对中共内部事务多有隐瞒，但是中共官媒批评的落马官员是的的确确被驱逐出户的输家。 <text:line-break/><text:line-break/>以您给出的这个印度学术期刊文章来看，文章首段指出，习近平逃过六次刺杀。其所根据的是以下这个网址的内容： <text:line-break/>http://chinascope.org/archives/3345/81 <text:line-break/>再点进去看这个网址上的文章，又是转述以下网址的内容： <text:line-break/>http://www.worldjournal.com/view/full_anews/25696442/articlem112 <text:line-break/>这个网址就是《世界日报》。目前这个链接已经失效。 <text:line-break/>阅读这段文字的内容，世界日报又是在引述香港《动向》杂志。而《动向》杂志又是quote所谓a top Chinese Communist Party (CCP) official。 <text:line-break/><text:line-break/>香港媒体的德行，自然不用讲。他们造谣出江泽民逝世的消息，还煞有介事当秘辛报道的那个时候，fake news这个英文词都还没流行。《动向》杂志目前已经停刊，据VOA，该杂志被中共定为“反动”。《动向》创办人温辉有很典型的海外反共人士背景，文革之后从大陆逃到香港投入反共，香港回归之后再移民海外。我个人对这份杂志的权威性是有很大质疑的，而这样一个亏本经营的小杂志居然能够采访到“中共高官”，就更加可疑，即使真有这样一位高官，其层级到底有多高也很难讲。要知道中共党员8000万人，相当于德国总人口，top official这样的消息源，要找也不难，讲没讲实话就很难保证了。说白了，这类消息就一直是在“中共高官”，香港反共媒体，美国国家宣传机器，海外中文媒体之间打圈圈，但几乎不会跑到欧美主流媒体上。 <text:line-break/><text:line-break/>当然，中共领导人遇刺，是有可能发生的。针对毛泽东的五七一工程纪要，对邓小平的7次暗杀（邓小平20年间才7次，习近平2012-2014就遭遇6次，实属夸张）都已经得到不同程度的解密。我并不是粉饰太平，港媒报道习近平的6次暗杀当然有可能都是真的。只是我觉得，很多时候，事实就在明面上摆着，愣是不看最明显的东西，去揣测阴谋论，没有意义。中共马上要开北戴河会议，且有可能这几天有元老已经开始进驻。舆论收紧，完全是中共在重要会议之前的一贯做法，海外中文媒体在这样的时候自然是浮想联翩。但要引申到什么贸易战要服软，要输之类的，有过度联想之嫌。 <text:line-break/><text:line-break/>此外，我个人认为习近平的对外政策并没有错误，至少南海和朝鲜问题都有进展，一带一路的战略也合情合理，国防建设也有条不紊。我之前留言也提到，美国现在全面转向遏制中国崛起，跟韬不韬光养不养晦关系真的不大。所谓“韬光养晦”变成“有所作为”，以及习近平搞个人崇拜，引来美国打击完全是倒因为果的说法，而且完全高估了川普政府外交团队对中文文化圈的重视程度。哪怕秉持最谦卑的外交政策，当你端出一艘航母的时候，敌人的眼睛还是会盯上你。如果把美国打击中兴，发动贸易战通通怪到习近平头上，那么，我们假设现在当主席的不是习近平，中国的高端芯片就能大批量生产了吗，中国对美国的顺差就不存在了吗？决定当今世界格局的最主要因素，是国力对比，而且美国发起贸易战完全有规律可循，那就是谁是经济老二就打谁。所以，唱衰之风真的要适可而止，别唱到最后把经济都给唱保守了。 <text:line-break/><text:line-break/>以上。</text:p>
      <text:p text:style-name="P1">陳真   |  2018.07.17 19:55   |   <text:a xlink:type="simple" xlink:href="http://palinfo.habago.org/Entry?Command=Information_PrintForum&amp;iPage=65#FORUM36850"><text:span text:style-name="T1">#</text:span></text:a></text:p>
      <text:p text:style-name="P2">同學，你是新來的嗎？你以為我們是腦殘嗎？我們的程度是這樣？被法輪功騙了？我們會蠢到以這樣的問題形式去理解人事物？那是三歲小孩的程度吧。 <text:line-break/><text:line-break/>一個人對於任何一種事情的理解，倘若他真的想把它弄懂，那不妨就花個八年、十年、三十年或五十年的時間下苦工夫去理解它；沒有任何事情是可以速成的。 <text:line-break/><text:line-break/>所謂社群網站興起後，大家全變成了評論家，網路上盡是各種道聽途說胡說八道的言論，少有例外，但巴勒網並不是這樣一種東西，我個人當然更不可能那麼腦殘。</text:p>
      <text:p text:style-name="P1">陳真   |  2018.07.17 19:28   |   <text:a xlink:type="simple" xlink:href="http://palinfo.habago.org/Entry?Command=Information_PrintForum&amp;iPage=65#FORUM36849"><text:span text:style-name="T1">#</text:span></text:a></text:p>
      <text:p text:style-name="P3">別說目前國內外樹敵的習近平一堆人想傷害他以奪權，在他還沒上台前，就已經政變連連，暗殺不斷，其中有些可證實，有些是所謂傳聞，但空穴畢竟不來風。 <text:line-break/><text:line-break/>我隨手舉個例，印度有一本學術期刊叫做 CLAWS (Centre for Land and Warfare Studies), 去年(2017年) 八月十七日就有這麼一篇文章，簡單說了一下幾起針對習近平的暗殺與政變，相關人士包括周永康、薄熙來、徐才厚、令計畫、王立軍等江澤民與胡錦濤等各路人馬，非常複雜。 <text:line-break/><text:line-break/>文章請見： <text:line-break/><text:line-break/>https://goo.gl/FWZGTC <text:line-break/><text:line-break/>我無意討論這些，而只是想說，我們不是今天才出社會，更不至於笨到那麼容易被各路媒體或網軍所操弄。不管是知識或現實問題，我談事情向來有個基本原則就是：知百說一。當我知道一百一千或一萬時，我才敢說出其一。我對那些僅知其一，然後就以為自己懂了一百一千或一萬的人，始終感到很厭煩。</text:p>
      <text:p text:style-name="P1">QJ   |  2018.07.17 19:24   |   <text:a xlink:type="simple" xlink:href="http://palinfo.habago.org/Entry?Command=Information_PrintForum&amp;iPage=65#FORUM36848"><text:span text:style-name="T1">#</text:span></text:a></text:p>
      <text:p text:style-name="P2">个人认为，此类新闻可信度很低很低。 <text:line-break/><text:line-break/>以美国媒体为例，主流媒体meinstream media都是私有的。这类媒体，跟美国国家资助的美国之音，自由亚洲电台还有汉奸媒体新唐人，大纪元等，报道内容非常非常不同。 <text:line-break/><text:line-break/>看美国之音VOA的历史就知道，它完全是服务于冷战的propaganda工具，负责向铁幕对面广播收买人心。美国民众反而并不会去看这类媒体（有很多美国英语老师会下载上面的文化类内容作为教学资料）。美国把俄罗斯的RT列为foreign agent（政府组织），作为反制，俄罗斯也把美国之音列为此类。而中国这几年也在着力打造外宣台cgtn，其实是模仿rt。如果去看cgtn，那么现在针对美国发动贸易战的指责，依然很猛，没有停歇，一直邀请（收买）亲华白人解释贸易战有多么不好。 <text:line-break/><text:line-break/>相比之下，主流媒体作为美国民众所依赖的第四权，也反映商界利益，报道时候不会并特别偏颇。虽然近几年呈现左右恶斗的局面，但至少其政治光谱并不是靠反华亲华的程度来分。因为他们有记者在华，自然能够接触到一些党内杂音。中共八千万党员，有杂音实在太平常不过。但是中南海向来壁垒森严，决策层的高官外国记者仍然不能轻易接触到，所以报道的偏差仍然存在。我特意浏览了主流媒体中英文网站，近期并没有中共内斗的新闻报道。 <text:line-break/><text:line-break/>至于法轮功媒体大纪元，新唐人，其政治意图实在太明显，实在不入流，尽管他们现在做的很大，甚至已经不需要美国官方资助（前期收CIA钱是一定的）就可以经营。之所以他们的报道半句话都不能信，是因为中共完全不准他们派驻记者到中国（台湾例外）。这是它们与主流媒体本质的不同。所以他们关于中国的报道，100%不是一手资料，都是恶意揣测与二手加工。反而因为如此，他们的“剧情”更加精彩。我从在国内学会翻墙开始，就时不时浏览这类海外中文报纸，尝试从他们的报道中看出中共内部的派系结构，但是越看越糊涂，今天A与B互斗，明天B与C联手，今天这个人是太子党，明天他又成了团派，莫衷一是。结论就是，全是瞎编。 <text:line-break/><text:line-break/>这次的所谓“政变”传闻，就是法轮功媒体先传出来的。其实我看，他们早就蓄谋已久。前一阵子有个女的往习近平头像上泼漆被抓，然后海外twitter上疯狂转发。中共内部作出一定反应，要地方上减少个人崇拜，以免被国内的异议分子做大话题。然后法轮功媒体就再将次渲染成中共的内斗。这种把戏熟知墙外媒体的中国人司空见惯，不以为意。 <text:line-break/><text:line-break/>中共搞内斗，国内是会有声响的。2012年王立军事件事发两个月之后，国内媒体的口径开始统一，集中火力炮轰薄熙来集团。北京各大报章总编辑也被叫去开会。这样大规模的宣传战，是89年以来首次。如果习近平真的大位不保，动静只会更大，我们姑且等待两个月，看看到底中共有没有在内斗。 <text:line-break/><text:line-break/>至于中国这次有没有在贸易战上放软，答案是有。因为中国一直就没有非常强硬，因为中国一直没有想真的同归于尽。然而有一点非常值得注意，美国其实也没有很硬。 <text:line-break/><text:line-break/>USTR sets 90-day deadline for China tariff exclusion requests <text:line-break/>https://www.reuters.com/article/us-usa-trade-china-exclusions/ustr-sets-90-day-deadline-for-china-tariff-exclusion-requests-idUSKBN1JW2UJ <text:line-break/><text:line-break/>美国在华公司是可以申请关税豁免的。所以美国喊得很大声，私底下，留了活口。最后的加税货品金额，是达不到他们对外宣传的数目的。美国人用数字做欺骗早已是惯犯，首先贸易逆差金额就已被夸大，然后关税金额又注了水。近期，双普会引来国内极大争议，通俄门再度发酵，12名俄国官员遭到起诉。2015年中国股灾，中共面临的困境大得多；我想，贸易战打到目前为止，中共没有道理惊慌失措。 </text:p>
      <text:p text:style-name="P1">陳真   |  2018.07.17 09:50   |   <text:a xlink:type="simple" xlink:href="http://palinfo.habago.org/Entry?Command=Information_PrintForum&amp;iPage=65#FORUM36847"><text:span text:style-name="T1">#</text:span></text:a></text:p>
      <text:p text:style-name="P3">同學，這些新聞是西方媒體傳出，例如法國國家廣播電台。 <text:line-break/><text:line-break/>再說，這不叫 "新" 聞，而是幾年來不斷被質疑與流傳的事。習近平斷了那麼多人的財路，抓了許多貪官污吏，不會有人想取而代之或加以報復嗎？特別是西方勢力，不會積極培植人馬推動政變與暗殺嗎？幾年來，類似的內部緊張狀態之 "傳聞" 發生過多少次了？恐怕上百次都有。 <text:line-break/><text:line-break/>卡斯楚是美國敵人，一生被暗殺了638次，2011年正式列入金氏記錄，成為 "全世界被暗殺最多次的人"。古巴只是一個對於西方或美國來說根本不具威脅性的小國，尚且如此，更何況是很有可能挑戰美國霸主地位的中國，西方會輕輕放過嗎？各方自然很容易會有各種有關企圖政變或暗殺的傳聞或事件發生。 <text:line-break/><text:line-break/>也許你會說那些大多是傳聞與猜測，但是，不管哪一種政體，所謂民主也好，集權統治也罷，政治鬥爭幾時會公開透明地進行？突然哪個人就這樣那樣死了或出局了，或是突然就來了個什麼民主運動什麼大腸花運動雨傘運動或碗糕野百合之類的，難道這一切只是偶然？只是一種什麼人民力量的展現？ <text:line-break/><text:line-break/>一些念過一點書的外行人看政治，往往很喜歡從道理上做分析或推測，這其實有點傻，但許多時候似乎也只能如此，因為政治是密不通風伸手不見五指的一項事業，不管哪一種政體都一樣。就比方說，川普若不是給了內部敵人某種巨大的好處，他還能活到現在嗎？ <text:line-break/><text:line-break/>也許你會說證據呢？我跟你說，在政治上講證據恰恰就是一種腦殘思維。比方說，美麗島事件就是國民黨幹的，林宅血案就是國民黨殺的，911就是美國政府自導自演的一齣戲，至於台灣或香港的一切什麼碗糕學運，什麼野百合，什麼大腸花、爛草莓、撐雨傘等等等，全是綠營及其它美國走狗的政治動員...這一切都是明明白白的事實。只要對某個社會的政治運作略知一二，你就會知道，現實與真相簡直就是完全兩回事。 <text:line-break/><text:line-break/>再說，打從貿易戰開始蘊釀以來，大陸當局的一連串舉措實在相當不尋常，比方說自我批判自大誇大文風，比方說習近平及林毅夫等人之所謂 "以牙還牙" 的貿易戰報復宣告，很明顯是違心之論，吹口哨壯膽以穩住民心，於是，講的是一套，做的又是另一套，相當不一致，而這樣一種不一致就習近平或整個中共當局而言，並不常見。另外比方說突然擺低姿態，懇請台灣人民也要 "尊重" 大陸的社會經濟發展模式....等等等。這一切似乎意味著一種同時來自內部與外敵的巨大壓力，自然很多人會懷疑，大陸到底還挺不挺得住？習近平究竟還行不行？或者是有一批豺狼虎豹正虎視眈眈準備取而代之？ <text:line-break/><text:line-break/>我並沒有要猜測或暗示什麼，而只是想說，大陸內外都不平靜，而且這很可能只是艱難時刻的開場而已，主戲還沒上場。大家皮要繃緊一點。</text:p>
      <text:p text:style-name="P1">locust   |  2018.07.17 06:32   |   <text:a xlink:type="simple" xlink:href="http://palinfo.habago.org/Entry?Command=Information_PrintForum&amp;iPage=65#FORUM36846"><text:span text:style-name="T1">#</text:span></text:a></text:p>
      <text:p text:style-name="P2">世界日报是轮子的报纸，里头经常登载中共的各种权斗，跟自由时报类似，几乎没什么信誉可言。</text:p>
      <text:p text:style-name="P1">陳真   |  2018.07.17 01:32   |   <text:a xlink:type="simple" xlink:href="http://palinfo.habago.org/Entry?Command=Information_PrintForum&amp;iPage=65#FORUM36845"><text:span text:style-name="T1">#</text:span></text:a></text:p>
      <text:p text:style-name="P3">貿易戰當頭 習近平或陷入內外交困？ <text:line-break/><text:line-break/>世界日報 <text:line-break/><text:line-break/>2018年7月11日 <text:line-break/><text:line-break/>美中貿易戰開打之際，兩艘美軍導彈驅逐艦繞航台灣四周，美台都高調透露消息。當中國輿論反思貿易戰時，北京匿名外交官透過媒體訪談，強調習近平從沒有放棄「韜光養晦」、對美外交不存在誤判，而是習的戰略意圖被部分官員和黨媒曲解。對照黨媒日前反思浮誇自大宣傳文風，習近平肖像被潑墨污損，社群平台更傳聞，中央通令各省機關不得擅掛習近平肖像。這些不尋常訊息顯示北京有不安，幕後似有變化在醞釀迴盪。 <text:line-break/><text:line-break/>中國面臨崛起走入興盛，卻遇美國全面遏制的關頭。以中共嚴密控制，每年維穩經費超過軍費，想動搖習近平統治基礎幾乎不可想像。弔詭的是，眼前中國情勢卻也相當難測。外有美國挑戰，內部不平靜，江蘇、河南、四川相繼發生數百至數千名退伍軍人微信串連上街示威維權，警方強力鎮壓，官方壓制消息，外弛內張。 <text:line-break/><text:line-break/>中美貿易戰開打，使高度集權、所有政經大權一把抓的「習核心」，也成為須對所有大小事件負責任的領導人。中美關係急變，甚至進入「黑暗期」，黨內或民眾怪罪都可延燒至習近平，是習近平集權成強人，今春修憲延任時始料未及。 <text:line-break/><text:line-break/>不少分析認為，中國對外鋒芒畢露，是當局拋棄鄧小平「韜光養晦」，改走「主動出擊，有所作為」所致；對內搞個人崇拜，習近平思想入憲、習近平新時代中國特色社會主義到處可見，有如「文革風」重現。近期官民企業響應習的「紅色基因」說法，馬雲、劉強東、馬化騰等企業名人爭相穿紅軍制服亮相，企業推延安「長征之旅」；尤其習近平當知青下鄉的延安梁家河村，更成「朝聖」勝地，集體唱紅歌、舉拳宣誓作「感恩秀」。習近平讚馬克思是千年第一思想家，推崇毛澤東，整個國家向左轉，彷彿時光倒流，有如在扼殺中國出路，引起反感。 <text:line-break/><text:line-break/>自川普政府發動貿易戰，制裁中興，中國科技真正實力曝光後，輿論譁然，學者和官員「敢言」批評中國體質者越來越多，「中國新四大發明」自欺欺人、「外人一斷貨，中國就休克」等說法，都指向政策不當。官媒出現矯正浮誇風文章，讓外界感覺，無論是否被迫，當局似想扭轉宣傳口徑和大眾思路。 <text:line-break/><text:line-break/>然而，時機可能晚了。北京近年的「有所作為」和高調張揚，譬如批評者指五年來「一帶一路」對外撒錢至少5000億美元；中國常和美國對嗆，習近平承諾南海島礁不軍事化，如今都成空話。而「太平洋夠大，可容得下中美兩國」，解放軍再三繞台灣航經東太平洋下南海，都是樹大招風、挑戰美國，遙指中美形成G2共治世界，引來美國全面反撲。 <text:line-break/><text:line-break/>中美都希望避開修昔底德陷阱，避免軍事衝突。但貿易戰是無硝煙戰爭，即使反川普政策者指這是川普的「阿富汗戰爭」，但美國朝野對強硬遏制中國卻有高度共識。北京對川普也存在誤判，「環球時報」指貿易戰是美國對中國從「接觸融合」到「遏制戰略」的轉變，已不可逆轉，將對中國崛起構成前所未有挑戰，承認了事實。美軍艦不理中國警告進入台海水域巡弋，傳達了弦外之音；而美中根本還不是同量級的對手，北韓去核進展也出現新變數。 <text:line-break/><text:line-break/>外交官用匿名訪談為習近平緩頰，指習未拋棄韜光養晦，而是被曲解了，卻很難說服眾人。如反面解讀，意味中美貿易戰火可能已延燒到習近平周邊；官媒批浮誇風，也在為習脫責，或為遲早須向美國低頭妥協鋪墊。這時北京釋放劉曉波的妻子劉霞，明顯向西方示軟，但不直接到美國而送德國，迂迴想保住當局面子，都不難推敲。 <text:line-break/><text:line-break/>金融學者賀江兵指出，中國正面臨「明斯基時刻」(Minsky Moment)，經濟長期穩定發展，出現金融投機主義，國有債務增加，公司負債比率上升，可能引爆金融危機。中國內債、樓市泡沫、人民幣三大泡沫成了定時炸彈，都存在高風險。中國內債前年底已達244萬億元，是GDP的350%，而超過200%就達警戒線。房價泡沫正破裂，今年3月人民幣供應量達174萬億元，比美元和歐元供應量總和還高。中國如想和美國硬碰硬，將是「泡沫碰鋼針」。 <text:line-break/><text:line-break/>內外夾攻下，貿易戰是「完美風暴」或打醒中國、浴火重生？物極必反，權盛極而衰。檢討浮誇風和個人崇拜，內斂鋒芒，再拾韜光養晦，時機雖稍嫌遲，卻還不算太晚。</text:p>
      <text:p text:style-name="P1">葉小慧   |  2018.07.14 10:29   |   <text:a xlink:type="simple" xlink:href="http://palinfo.habago.org/Entry?Command=Information_PrintForum&amp;iPage=65#FORUM36844"><text:span text:style-name="T1">#</text:span></text:a></text:p>
      <text:p text:style-name="P2">時間未及調整，今日回南部，會缺席站椿。 <text:line-break/><text:line-break/>台北天氣炎熱，注意備妥防曬用品與飲水。 <text:line-break/><text:line-break/>電子信箱不知為何無法寄出訊息，故在此留言，抱歉。 <text:line-break/><text:line-break/><text:line-break/>小慧</text:p>
      <text:p text:style-name="P1">陳真   |  2018.07.14 01:55   |   <text:a xlink:type="simple" xlink:href="http://palinfo.habago.org/Entry?Command=Information_PrintForum&amp;iPage=65#FORUM36843"><text:span text:style-name="T1">#</text:span></text:a></text:p>
      <text:p text:style-name="P3">首頁有新文章，講的就是假新聞。自從有了網路之後，造謠更是輕而易舉；隨著資訊的迅速產生與流傳，真相卻離一般人越來越遠。你看，腦殘的新一代，幾乎整天掛在網上，垃圾進，垃圾出，所謂 "Your are what you eat",確實如此。 <text:line-break/><text:line-break/>我很推崇阿桑吉，因為我依然還相信著真相的力量，相信人心厭惡不義。我們沒有科技能力，沒法當駭客，但是至少能夠努力說真相，傳福音。 <text:line-break/><text:line-break/>兩個人打架，乃至一個巨人打小孩，拳頭大的不一定會贏，因為人心終究會有所取捨。外在力量如果那麼偉大，世界理應會更血腥，更殘酷。 <text:line-break/><text:line-break/><text:line-break/></text:p>
      <text:p text:style-name="P1">Ethan   |  2018.07.13 09:30   |   <text:a xlink:type="simple" xlink:href="http://palinfo.habago.org/Entry?Command=Information_PrintForum&amp;iPage=65#FORUM36842"><text:span text:style-name="T1">#</text:span></text:a></text:p>
      <text:p text:style-name="P2">吵吵鬧鬧的西方也許在做一體化的準備 <text:line-break/>https://www.google.com.tw/amp/s/kknews.cc/world/4orzabg.amp </text:p>
      <text:p text:style-name="P1">陳真   |  2018.07.12 10:34   |   <text:a xlink:type="simple" xlink:href="http://palinfo.habago.org/Entry?Command=Information_PrintForum&amp;iPage=65#FORUM36839"><text:span text:style-name="T1">#</text:span></text:a></text:p>
      <text:p text:style-name="P3">快讯：以色列军队对叙利亚阵地发起进攻 <text:line-break/><text:line-break/>2018-7-11 多維新聞網 <text:line-break/><text:line-break/>https://goo.gl/fLE4Ld</text:p>
      <text:p text:style-name="P4"/>
      <text:p text:style-name="P1">陳真   |  2018.07.12 10:08   |   <text:a xlink:type="simple" xlink:href="http://palinfo.habago.org/Entry?Command=Information_PrintForum&amp;iPage=66#FORUM36838"><text:span text:style-name="T1">#</text:span></text:a></text:p>
      <text:p text:style-name="P3">我覺得這講稿應該保留下來，所以貼上。講得很好，很動人。 <text:line-break/><text:line-break/>大陸跟台灣方方面面真的很不一樣，在台灣學界，就是一堆低能敗德不學無術綠油油的鳥人，每天講些鳥話，教出一些品格低劣的腦殘學生。 <text:line-break/><text:line-break/>講到川普，他是個天才。如果他都能打敗美國，殺出重圍，贏得選舉，憑什麼打不敗中國？我們原本以為，只要按照既定的步伐，只要時間一到，自然就能走到目的地，成為武林盟主。但是，現在看起來，這只是一種願望，而非既成事實。 <text:line-break/><text:line-break/>老大老二兩強相爭，一旦拉開序幕，很難打兩下就結束，總得分出個勝負。貿易戰也好，貨幣戰也罷，當其中一方(特別是老大那一方)趨於落敗時，我沒法想像他會說 "好吧，我輸了，很高興跟你進行比賽"。至少在中美之間，我比較能想像的發展就是軍事對決，全面的或局部的。 <text:line-break/><text:line-break/>即便是老二落敗，他也不太可能就此做罷，因為事實上在奉行帝國作風的老大的遊戲規則裏，只有絕對的一，沒有二，沒有老二的容身之處，所有人都必須臣服，任其為所欲為。我不相信祖國人民會接受這樣一種結局。 <text:line-break/><text:line-break/>簡單說，我對世界的未來仍是悲觀的，並非預見誰勝誰負，而是預見世界共榮發展的太平日子依然遙遠，而且勢必一路坎坷。目前只是第一局，第一里路。 <text:line-break/><text:line-break/>基本上，我仍然押祖國勝出(因為我相信人心厭惡不義，相信文化，相信價值，相信美，相信善，相信人性，相信那些無法定量肉眼不可見的東西遠多於相信數據和武力)，但我同時也明白，信心和自大往往只是一線之隔。 <text:line-break/><text:line-break/>陳真 2018. 07. 12. <text:line-break/><text:line-break/>================ <text:line-break/><text:line-break/>https://www.upmedia.mg/news_info.php?SerialNo=43911 <text:line-break/><text:line-break/>中國的國家命運與個人命運－吉林大學經濟學院院長李曉畢業講詞 <text:line-break/><text:line-break/>吉林大學微信公眾號 2018年07月07日 <text:line-break/><text:line-break/>中美貿易戰真的要打響了，但主動權不在中國手裡。（湯森路透） <text:line-break/><text:line-break/>本文為吉林大學經濟學院、金融學院院長李曉教授在2018年畢業典禮上的講話，原標題為《國家命運與個人命運》，摘自吉林大學微信公眾號。 <text:line-break/><text:line-break/>親愛的經濟學院、金融學院的全體畢業生同學，尊敬的畢業生家長，經濟學院的各位領導和老師，大家下午好！ <text:line-break/><text:line-break/>大家可能注意到，與以往不同，今天我準備了個講話提綱，因為我認真地做了一些準備，權當是我給各位同學們上的最後一堂課，也包含著對各位同學的囑託。 <text:line-break/><text:line-break/>今天我想講三個方面的問題：第一是中美貿易戰對我們意味著什麼？第二是我們應當從中吸取什麼樣的教訓？第三是想借此機會談幾點對同學們未來工作、生活的囑託和希望。 <text:line-break/><text:line-break/>第一個問題：中美貿易戰對我們意味著什麼？ <text:line-break/><text:line-break/>從今年三月份一直到今天，世界上最為吸引眼球的事件不再是敘利亞，不再是北朝鮮，不再是俄羅斯世界盃，而是中美關係。具體說，就是中美貿易戰真的要打響了。這是我們最不情願看到的，也是力圖避免的事情。但問題是主動權不在我們手裡。對於這場貿易戰，我的關注點不在貿易領域，它使我有著更為深重的憂慮和危機感。 <text:line-break/><text:line-break/>首先，從貿易角度來看，既然是美國發動的貿易戰，那麼權且按照美國方面的統計來看下面一組資料。去年，中國從美國的進口額為1300億美元。前不久中國自衛性地反擊了美國，徵收美國500億美元商品的25%的關稅以後，特朗普又下令加征了我們2000億美元，然後再準備如果中國反擊，會再加增2000億美元。 <text:line-break/><text:line-break/>這是個簡單的算術問題。去年中國向美國出口約5000億美元，現在兩個2000億加上一個500億，他動用了4500億，還剩下500億美元左右的額度。而我們已經動用了500還剩800億，美國追加的這2000億，我們跟不上了。如果我們也同額度回擊，不僅是將從美國的進口商品清零，而是負進口了，理論、實踐上都是不現實的。這是美國對中國做出最具羞辱性的行為，但是沒有辦法，因為我們對美國市場依賴太深。 <text:line-break/><text:line-break/>我們知道，由於全球價值鏈的形成與發展，國家間的分工已經從產業內部分工發展到產品內部的分工。我們稱之為生產工序的專業化。因此，一個國家在貿易中實際獲得的收益與其實際貿易收支狀況未必呈正向關係。再加上在此過程中，中美雙方的統計方式不同，如是否將經香港的轉口貿易統計在內，以及是按商品的離岸價格還是到岸價格統計等方面雙方存在分歧，所以美方統計的中國對美貿易順差比我方統計多出1000億美元左右。 <text:line-break/><text:line-break/>按照美國商務部統計，美國對華貿易逆差從1985年開始的6億美元增加到2017年的3752億美元，創歷史新高。這期間美國對華貿易逆差總額達到4.7萬億美元。而去年，美國對華貿易逆差占到了整個美國對外貿易逆差的將近一半。再從中國來看，我們對美國的順差從2010年以來的八年時間裡，平均超過78%，有四年超過80%，一年超過130%。 <text:line-break/><text:line-break/>這些資料意味這什麼？說明對美貿易順差成為中國經常專案順差的最重要部分，沒有了對美貿易順差，我們的經常項目順差將會大大縮小。 <text:line-break/><text:line-break/>另一方面，我們對美國製造業及其核心技術的依賴更為嚴重。「中興事件」雖然尚未結束，但僅就目前的後果來看，不只是十幾億美元罰金的問題，美國國會已經否決了特朗普總統暫緩中止中興業務的提案，即便最終通過該項提案，恐怕也要按照美國人的規則來改組中興的管理層及企業管理機制和運行規則，美國甚至要派出一個監督官到這家中國企業。這起事件足以讓我們清醒地看到自己同美國之間巨大的技術差距以及對美國核心技術的嚴重依賴。 <text:line-break/><text:line-break/>同時，我們對美國農產品的依賴也同樣比較嚴重。去年，中國自產大豆1400萬噸，總進口是9554萬噸。大豆生產是非常耗費土地的，平均每生產一噸大豆需要八畝土地。這些進口大豆若是換成中國自種，要消耗7.6億畝的土地。而中國的農業耕地紅線是21億畝，拿出三分之一的土地種大豆可能嗎？答案很明顯。不進口可以嗎？很難。因為人民對高品質生活的嚮往和需求，使得植物蛋白是不可或缺的。而且這些蛋白加工以後的殘渣可以用來喂豬喂牛，保障畜牧業發展。如果不進口，大豆及其附屬品的價格都要提高，意味著要出現某些生活必需品的物價上漲。有人說，我們轉向巴西進口吧！問題是，全球大豆生產的相當大部分被幾家美國公司控制著。巴西大豆從生產、運營到銷售幾乎都是美國公司控制的。 <text:line-break/><text:line-break/>全球大豆生產的相當大部分被幾家美國公司控制著。巴西大豆從生產、運營到銷售幾乎都是美國公司控制的。（湯森路透） <text:line-break/><text:line-break/>更為本質性的，是我們對「美元體系」的依賴。聽過我課的同學們，一定清楚這個原理。 <text:line-break/><text:line-break/>總體來看，現今的「美元體系」主要靠三個機制來運行： <text:line-break/><text:line-break/>一個是商品美元還流機制。中國、日本、德國等「貿易國家」向美國出口賺取美元以後，還要將其中相當大部分借給美國。美元是世界清算貨幣、結算貨幣和主要的資本市場交易貨幣，如果不借給它，美國需要自己滿足基礎貨幣發行的話，它就會印鈔，有可能引發美元貶值。 <text:line-break/><text:line-break/>這意味一方面，我們本身擁有的美元儲備縮水，這是我們不願意看到的，另一方面美元貶值意味著我們本幣升值，對出口非常不利。所以，作為「貿易國家」的悲劇就在於，我們需要被動地維持美元匯率的穩定，儘量不讓美元貶值。也就是說，世界上最大的債權國要維持世界上最大的債務國的貨幣穩定，這是商品美元還流機制迫使我們承擔的被動責任，也是我們大量購買美國國債、公司債的原因。 <text:line-break/><text:line-break/>第二個機制是石油交易的美元計價機制。1971年尼克森關閉「黃金視窗」、美元與黃金脫鉤之後，美元面臨的最大問題是如何確保自身的儲備貨幣地位。為此，美國迅速找到了石油這種工業血液，聯合沙特等國建立了石油交易的美元計價機制。這就意味著其他國家若要進口石油必須用美元支付，因而就必須儲備美元。這樣，美元在與黃金脫鉤之後依然牢固地保持著全球儲備貨幣的地位。 <text:line-break/><text:line-break/>第三個是美國對外債務的本幣計價機制。美國80%以上的對外債務是以自己可以印刷的美元計價的。就此大家不難想像，美國霸權或者說美元霸權達到一種什麼樣的程度！也就是說，在理論上和實踐上講，針對自己的對外負債美國是可以通過印刷美元解決的。當然，正是由於美元是美國控制世界的最主要工具，現實中美聯儲、財政部還是格外慎重的，輕易不會亂來。 <text:line-break/><text:line-break/>但事實上，美國在2008年危機之後已經搞了四次量化寬鬆，釋放出大量流動性。我曾在課堂上說過，學習經濟學或研究經濟學的人不要輕言「美國衰落」。在我看來，「美國衰落」有一個重要標誌，即當美國對外發債的大部分不用美元標價而是用歐元、英鎊、日元或者人民幣標價的時候，這個國家真的是衰落了。如果你看不到這一天，請不要輕言「美國衰落」。 <text:line-break/><text:line-break/>正是由於中國處在「美元體系」當中，不僅使得我們擁有大量的美國國債，而且基礎貨幣發行也對其產生嚴重依賴。 <text:line-break/><text:line-break/>坦率地說，近十年來，中國M2的發行量幾乎是世界第一。我們的M2對GDP之比為2.1：1，而美國為0.9：1。發了這麼多貨幣，為什麼大家感覺不到呢？有很多原因，但有兩個原因最為重要。一是我們的基礎貨幣發行很大程度是用外匯占款來實現的。也就是央行收購企業和公司個人手中的美元，按照市場匯率再釋放出人民幣，通過這種方式把流動性釋放出來。外匯占款占到央行釋放流動性的比例最高時達到80%以上，目前也在60%到左右。也就是說，美元儲備是人民幣發行的重要的信用基礎，這在很大程度上確保了人民幣匯率的穩定。當然還有一個重要原因就是房地產擴張，使得央行釋放出來的相當大一部分流動性被房地產套住了。 <text:line-break/><text:line-break/>所以，貿易戰果真打下去，接下來的影響就會涉及到貨幣金融領域。美國人非常清楚，如果我們的美元儲備大幅度減少，那麼人民幣發行的信用基礎就會出問題。還有一點，就是我們賺取外匯的能力也將受到影響。由於中國是典型的「貿易國家」，本幣不是世界貨幣，不得不將貨幣信用寄託在其他貨幣比如美元身上，而且國內的經濟發展、軍隊的現代化軍隊建設，包括大國外交、「一帶一路」都需要大量資金，因而外匯儲備規模對中國而言格外重要。 <text:line-break/><text:line-break/>就近幾年外匯增長狀況來看，2016年我們在投資領域的外匯淨收益出現了440多億美元的負值。2017年我們加強了外匯管制，勉強恢復到近130億美元的正值。但是今年1—5月，我們在投資領域中的外匯收入不足50億美元。在貿易領域的資料就更難看了。去年上半年全口徑貿易順差尚有540億美元左右，但截止到今年五月全口徑的貿易逆差將近250億美元。六月份的統計還沒出來，但一個月扭轉不了大局。也就是說，今年上半年中國對外貿易的淨逆差格局已定。 <text:line-break/><text:line-break/>更為重要的是，我們的外匯儲備狀況也不容樂觀。有學者測算過，截止到今年五月份，我國的淨外匯儲備也就是外匯儲備減去外幣負債，約為1.9萬億美元，比2013年2.96萬億美元的峰值減少了近30%。關鍵問題是，這1.9萬億美元並不都是歸我們所有。 <text:line-break/><text:line-break/>根據國家統計局的資料，到今年四月底，規模以上的外資企業（含港澳臺）總資產為21.68萬億人民幣，按照6.45的匯率計算，折合成美元資產的話約為1.55萬億美元。也就是說，在1.9萬億外匯儲備淨值中有80%以上是外資企業擁有的。 <text:line-break/><text:line-break/>我在授課時曾說過，由外資企業投資所形成的外匯儲備相當於賭場的籌碼。什麼概念呢？賭客進賭場後會將各種貨幣換成籌碼，無論在賭場中玩輸了還是贏了，他所擁有的籌碼可以再換成自己需要的貨幣拿走。也就是說，這些投資的所有權歸外資企業，外資企業可以隨時撤資或者在投資期限到期後撤資。雖然現階段中美貿易戰的爆發不會導致外資全部撤走，假如只撤資三成，也就是5000億美元左右，1.9萬億再減去5000億，我們還剩多少？我們還有那麼多要做的事情需要錢。 <text:line-break/><text:line-break/>所以，特朗普發動貿易戰的目的究竟是什麼？我想恐怕不只在貿易領域，還在「中國製造2025」，更可能是通過貿易戰的方式迫使我國做出更大讓步，而且很可能是迫使中國在貨幣金融領域更大開放。 <text:line-break/><text:line-break/>我們知道，美國是一個地地道道的「金融國家」，我十幾年來一直研究這個問題。表面上看，特朗普發動貿易戰是在兌現自己的競選承諾，為「鐵銹地帶」那幾個州的藍領工人爭取更大利益，迄今為止他在這方面做得很不錯。但由於美國經濟結構的變化即日益高度金融化，華爾街金融資本的利益是其必須予以重視的。金融資本的目標是要賺取全球金融市場的收益，其前提條件就是世界各國貨幣金融市場的開放，但迄今為止中國這塊骨頭美國始終沒有啃下來。我們的資本項目沒有完全放開。特朗普的發動對華貿易戰的核心目標有許多，我想在他的謀劃中，不會沒有迫使中國更大幅度開放貨幣金融市場的目標。 <text:line-break/><text:line-break/>中國處在「美元體系」當中，不僅使得我們擁有大量的美國國債，而且基礎貨幣發行也對其產生嚴重依賴。（湯森路透） <text:line-break/><text:line-break/>當然，美國更為重大的國家戰略利益就是遏制中國的崛起。對此我們不要抱有絲毫幻想，不要以為這是特朗普個人意願。在最近的一次研討會上，一位著名學者講述了他的一位剛從美國回來的華人朋友在美國「美中關係委員會」的經歷。這個委員會的宗旨是促進美中友好關係，在他此前的多次訪問中，委員會工作人員都是熱情接待，笑臉相迎，但這次卻像躲瘟神一樣回避他，他說自己感到了「麥卡錫主義的回潮。」現在，美國對中國的恐懼與敵視達到了我們難以想像的程度。所以，在特朗普對華採取強硬的貿易制裁措施之後，他的支持力不降反升，目前達到40%以上，而且美國共和黨、民主黨在這一問題上的政治共識高度一致。 <text:line-break/><text:line-break/>自特朗普上臺以來，兩黨之爭非常多，但唯獨在「中國問題」上高度一致。今天，有很多學者試圖把中美之間的衝突局限在貿易戰範圍，認定它只是場貿易衝突，主張不要把它擴大到其他領域中去；還有一些學者認定這場貿易戰打下去美國必輸，中國必贏。不論他們是怎麼測算的，我認為這是一廂情願或不符合常識的。 <text:line-break/><text:line-break/>對一般國家而言，貿易戰在經濟學上一定是雙輸的。但是對於大國而言，關鍵在於誰輸得起。歷史經驗證明，大國之間特別是「老大」和「老二」之間的較量，更多的不是經濟行為，不是以經濟利益為目的，而是一種國際政治行為，是以國家利益為目標的。國際政治競爭不是「正和遊戲」，而是「零和遊戲」。經濟學與政治學的邏輯有很多不同，一個主要的區別在於，經濟學研究的是殺敵一萬自損八千還是自損六千的問題，它的邏輯是如何讓己方避免自損八千，儘量實現自損六千，即實現資源約束條件下以最小的成本達成最大績效；與經濟行為不同，政治的邏輯是只要我贏，戰勝對手，犧牲多少無所謂，在所不惜。 <text:line-break/><text:line-break/>因此，兩者的邏輯與行為規則是不一樣的。剛才，大家合唱的國歌裡有一句話：「中華民族到了最危險的時候」。現在，我不敢說是最危險的時候，但可以說，中華民族到了新的危險的時候。對於今天的中國而言，最大的危機不是貿易衝突，而是世界上最強大的霸權國家已經公開把中國當成了最主要的對手，在和平時期利用經濟戰的手段發起了對中國的全面遏制和攻擊，同時還利用其超強的全球軍事實力對中國進行越來越多的威懾，製造周邊衝突乃至危機來干擾我們的和平發展進程。 <text:line-break/><text:line-break/>前不久，美國國務卿蓬佩奧有一個發言，赤裸裸地攻擊中國是一個掠奪性的國家，是一個偷取智慧財產權、盜取別人技術、強迫轉移技術、強迫地獵取別人資源的國家。這種攻擊值得我們高度重視，他是在把美中衝突上升到一種新的意識形態高度。 <text:line-break/><text:line-break/>最近，美國通訊委員會發表公告，於今年6月11日廢止了2015年奧巴馬政府時期制定的網路中立法案。我們知道，互聯網思維、原創技術與技術服務，所有這一切都以美國為核心。當年，美國為了促進國內網路運營商之間的公平競爭，同時也是為了讓世界各國放心使用美國技術、拓展全球市場，搞了一個網路中立法案。但是現在這個網路中立法則沒有了，意味著互聯網服務提供者可以在提前告知消費者的情況下，遮罩這些網站或者降低這些網站的存取速度，也就是斷網。如果一旦對中國採取這種措施，我們銀行、交通、商業、郵電等系統可能會癱瘓。 <text:line-break/><text:line-break/>最近有一則報導，美國網路軍已經得到國會授權，可以對網路攻擊和盜取美國智慧財產權行為作出攻擊，鎖定位址後利用美國的網路特權，即根伺服器關閉攻擊者網站。現在全球的根伺服器有十三個，其中一個主根伺服器和九個輔根伺服器在美國，其餘的三個分別在瑞典、荷蘭和日本。所以，我們必須認識到，美國在正在做更多、更充分的準備。 <text:line-break/><text:line-break/>最近，大家都看到一張G7首腦會議上的照片，場面類似「最後的晚餐」，特朗普與德國總理默克爾等其他國家首腦冷峻對視，似乎不共戴天。但是要知道，正是在這次會議上特朗普提出了一個計畫，叫G7國家經濟一體化，主張七個發達國家相互之間實現零關稅、零補貼、零壁壘，據說已經得到德國的同意。也許德國的這種首肯是表面的，由於涉及市場份額等複雜的因素，其他發達國家的立場很可能與美國不一致，因為美國市場份額太大，競爭力太強，所以七國間的經濟一體化肯定不會順利。但美國的這種行為意味著一個嚴峻趨勢，即它已經下定決心廢除WTO的全球多邊貿易規則，也就是我們堅持宣導的全球多邊貿易規則。 <text:line-break/><text:line-break/>這個規則曾經是美國人創立並堅持實施的。今天他們不想再按此規則再做下去了，要搞一套新的、更高標準的規則。在這方面，我們千萬不要以為特朗普對歐盟、日本和其他發達國家的貿易保護主義行為將會促使這些國家同中國堅定地站在一起，抵制美國的逆全球化行動。事實上，這些國家在智慧財產權問題、強制性技術轉讓、企業並購等方面對中國的指責、攻擊同美國並無二致，立場完全一致。 <text:line-break/><text:line-break/>所以，我們不能把中美貿易戰僅僅局限於貿易領域，這本質上是一場國運之戰。我們更不能將這一場爭端視為短期內可以解決的。僅就貿易爭端而言，從1960年代一直到1980年代末，美國和日本曾經發生過一場漫長的貿易爭端，這場爭端打了30年，結果是日本泡沫經濟崩潰，陷入「失去的二十年」。中美之間的衝突作為一場大國博弈，恐怕需要至少50年甚至更長時間。今天的一切，不過是一場歷史大戲的開幕。 <text:line-break/><text:line-break/>第二個問題，就迄今為止的中美貿易爭端而言，我們需要吸取哪些教訓？ <text:line-break/><text:line-break/>我想從兩個方面來談。 <text:line-break/><text:line-break/>首先，就眼前的教訓看，主要有兩點：一是盲目自大的情緒。一百多年來我們被西方侵略、壓迫的太久，心中的大國情懷不僅強烈也更為迫切。必須承認，改革開放40年來中國經濟發展取得了非凡的成就，令世界矚目，在某些領域的進步與發展甚至走到了世界前列。但也正因為如此，我們產生了一種舉國的自豪感，同時也伴隨著一些自大情結。 <text:line-break/><text:line-break/>中美貿易戰，尤其是「中興事件」不啻為一劑強烈的清醒劑，讓我們意識到自己與美國之間存在的巨大技術差距。事實上，我們在許多核心技術領域與國外的差距十分巨大。馬航370事件出現後，很多人才知道羅爾斯羅伊斯公司對自己生產的飛機發動機的運轉狀況，包括在什麼地方運轉、在哪個高度運轉、在什麼時間運轉，是完全可以掌握的。 <text:line-break/><text:line-break/>前不久，一家汽車零配件公司的總經理跟我講，世界上有兩三家公司的汽車噴油技術做的最好，但是我們軍車的噴油嘴一定不能用外國的，即便國產噴油嘴品質不高也要用自產的，因為國外廠家都可以進行噴油嘴控制，關鍵時刻可以進行停止發動機噴油的操縱。 <text:line-break/><text:line-break/>我們知道，網路技術有三個層次，最核心的是原發性的技術創新，其次是原發性的技術進步及其產業化，如晶片，再次才是利用互聯網思維和互聯網技術進行的規模經濟的市場開發。我們經常搞「光棍節」購物狂歡，無論是阿裡巴巴還是京東等都是利用中國巨大的市場經濟規模實現的快速擴張，跟原發性的技術創新思維、原發性的技術進步及其產業化毫無關係，只不過是運用別人的技術思維、產業化的技術，利用中國的巨大市場規模迅速推廣而成。 <text:line-break/><text:line-break/>二是這場爭端使我們更加清醒地意識到，迄今為止中國的經濟增長模式已經難以為繼，必須在經濟結構、經濟運行機制等方面進行更為深刻的改革。以往，我們通過以市場換技術、以資金買技術、以挖人才造技術等方式取得了一些技術進步，但今後這些途徑恐怕都難以行得通了。今後中國經濟發展的核心動力唯有自主創新，既有技術領域的創新，更有體制和制度上的創新。 <text:line-break/><text:line-break/>其次，再來談談更深層次的教訓，此次中美貿易戰爆發值得我們深思的問題主要有三個。 <text:line-break/><text:line-break/>第一，中國忽視對美國整體性、綜合性、系統性的深入研究。自2016年美國大選開始一直到今年三月份貿易爭端，再到今天，我們對美國的判斷屢屢失誤。更為重要的是，面對著這樣一場大國間的博弈，除了一些貿易專業、經濟領域的專家紛紛出來發聲以外，那些研究美國政治、社會、文化的專家少有聲音。這是極不正常的。說明作為世界上第二大經濟體，我們對自己必須直面的霸權國家的系統、深入研究是非常不夠的，因而很少可以對美國做出可持續性的、理性的研判。 <text:line-break/><text:line-break/>這是非常危險的，不僅容易出現誤判，甚至出現錯判。其後果主要有兩個：一是情感勝於理性，整體性的非理性思維經常占上風，本質上講這是中國人典型的農耕民族根性。農民與商人的最大區別是什麼？農民經常是情感強於理性，而商人則經常是理性勝於情感。 <text:line-break/><text:line-break/>中國從1992年鄧小平「南巡講話」和1993年社會主義市場經濟是正式確立走到今天，不過二十幾年的時間。這意味著我們中華民族從農耕民族走向商業民族的歷程僅有二十幾年，因而傳統根性自然是很強烈的，使得我們很少能夠理性地認識世界，更習慣基於情感來判斷世界。 <text:line-break/><text:line-break/>當年，駱家輝被美國派駐中國大使，很多人歡欣鼓舞，甚至認為美國終於派了個「中國人」，中美關係因此將走得更好。駱家輝是華裔美國人。正因為如此，他更需要要證明自己更美國，所以對中國的態度、立場也更加強硬。在現階段和今後的中美關係中，我們必須努力克服這種民族根性，更加理性地認知美國，處理好同美國的關係。 <text:line-break/><text:line-break/>二是相應地，我們出現了當年戴季陶先生所說的「智識上的義和團」的傾向。在目前的中美貿易戰中，有些學者和專家提出我們「要不惜一切代價」！這種提法令人匪夷所思。在當今的經濟全球化時代，在一個經濟發展、改革不斷深化的時代，何謂「要不惜一切代價」？難道要回到改革開放之前的時代？ <text:line-break/><text:line-break/>「智識上的義和團」的另一個表現，是我們很少認真地研究特朗普本人。特朗普自傳的中文版早在2016年4月就在上海出版發行了。那本小冊子很薄，中文標題叫《永不放棄》。我看了三遍，感受是特朗普這個人非同一般。迄今為止，我們對這位美國總統的認知主要有兩個特點：一是我們經常小看他，當然全世界都小看了他，二是認為他「善變」，但事實上是因為我們自己看不懂，沒有認真研究他。他是一個搞建築出身的人，這類人的思維方式是，首先要基礎夯實，其次是思維、設計縝密，邏輯清晰，否則大樓一定要蓋歪的，賣不出去的。 <text:line-break/><text:line-break/>作為一個商人，他的特點是：當對手信心十足的時候，他特別善於抓住對方的漏洞並戳破對方的底線，為對手帶來巨大威懾，進而達到目的；而當對手全力進攻的時候，他又突然能夠化干戈為玉帛，實現自己利益最大化。在自己的書中，他曾提及自己鹹魚翻身的輝煌經歷，其中也多次談及他與不同對手之間的博弈經歷。我建議在座各位同學看一看這本書。大致就會知曉，所謂的「特朗普善變」很大程度上是因為我們沒有把他研究明白。 <text:line-break/><text:line-break/>以市場換技術、以資金買技術、以挖人才造技術等方式讓中國取得了一些技術進步，但今後這些途徑恐怕都難以行得通了。（湯森路透） <text:line-break/><text:line-break/>我現在經常思考一個問題，這場衝突會給中國帶來什麼？理論上的挑戰、實踐上的挑戰無疑是非常巨大的，甚至迄今為止致使我們獲得成功的好多理論都需要做認真的反思。同時，我們的好多對策也需要認真反省。過去40年中國經濟發展的輝煌成就，根本上講是鄧小平領導的改革開放實現的。開放的本質是什麼？是我們對美國主導的全球市場經濟體系開放，或者說是我們主動地加入到美國主導的全球政治、經濟體系中去，並因此成為該體系的最大獲益者。 <text:line-break/><text:line-break/>但是發展到今天，美國人認為這個體系讓中國人占盡了便宜，自己卻吃了很大的虧，不再願意同我們玩下去了。因此，當今時代不存在什麼「逆全球化」，全球化是不可逆的，所有問題的根源在於全球化進程出現了大分裂。全球化分裂的本質是什麼？是世界主要大國之間關於全球化的共識破裂或沒有了，這是當今世界最危險的一件事情，意味著今後美國不再願意同我們分享他所主導的全球規則和制度安排，這必然對我們今後所有的經濟理論及其研究帶來巨大挑戰。 <text:line-break/><text:line-break/>但是我認為，更為重要的挑戰恐怕是思想上的，即在這場爭端很可能演變成為曠日持久的大國衝突的過程中，我們是繼續冷靜地認識我們與美國的巨大差距，堅持虛心地向美國學習，還是由此堅定地走向民粹主義的反美道路甚至以一種「玉碎精神」抵制美國的一切。我們曾幹過這種事情，所以我很擔心。這些政治、經濟、思想等領域的嚴峻挑戰，關乎今後中國改革開放的進程、方向，是個大問題。 <text:line-break/><text:line-break/>第二，忽視對美國經濟結構變化的研究，進而對美國社會結構的變化及其主流意識形態的變化研究很少，進而缺乏對美國國內政治結構變化的深入理解。特朗普為什麼拿中國開刀？對華貿易逆差問題只是個藉口。事實上，不是特朗普上臺造成了美國分裂，而是美國社會分裂導致了特朗普上臺。美國社會由於經濟結構金融化被嚴重撕裂了，富人越來越富、窮人越來越多，中產階級在破產。所以，美國「鐵銹地帶」主要的三個州過去全是支持民主黨，支持希拉蕊的，但這次它們的反轉是促使特朗普獲勝的關鍵因素。特朗普上臺後，必定要兌現競選承諾。 <text:line-break/><text:line-break/>但事情並非僅僅如此，他上臺後面臨的一個重要挑戰，就是如何利用自己的政治行為儘快彌合分裂的美國社會。迄今為止，他做得比較成功。因為他非常聰明地捕捉到了一個目標，這就是中國。「中國威脅」是美國近些年來的焦點話題，而且實際上也成為西方發達國家的共識。特朗普巧妙地利用了這樣一個契機，「中國問題」或「中國威脅」成為特朗普手中的一張牌。 <text:line-break/><text:line-break/>所以，如果深入地研究美國經濟結構、社會結構到政治結構的變化，我們可能不會出現很多誤判。我認為，馬克思在一百多年前的一些關於資本主義發展的具體結論有些時空的局限性，但馬克思主義的基本原理是正確的，那就是生產力決定生產關係、經濟基礎決定上層建築。美國經濟結構的變化決定社會結構變化，也一定決定著美國政治利益、國家核心利益的變化。從這個意義上講，即便特朗普兩年或者六年後下臺，美國也不會因為更換總統而在戰略上改變對中國的基本立場。這是我的一個基本看法。 <text:line-break/><text:line-break/>第三，忽視對美國控制世界的手段也就是霸權方式、機制等問題的研究。這導致我們經常以工業化國家的視角去認識後工業化的美國，以「貿易國家」的立場去對待「金融國家」的美國；相應地，在此過程中又出現了以發展中國家製造業的成就來定義自身國際地位的一種幻想。 <text:line-break/><text:line-break/>我自己的多年研究得出一個結論：中國崛起的性質是「美元體系內的地位提升」。我認為這是很冷靜、理性的一個結論。一些人認為人民幣國際化的目標是為了取代美元，我反對這種觀點。我的研究結論是，人民幣國際化的目標不是取代美元，「美元體系」在短期內是無法被替代的，人民幣國際化的目標是減少我們在「美元體系」中的風險和成本。 <text:line-break/><text:line-break/>說到這裡，必須指出的是，我們的某些媒體是極其不負責任、不專業的，經常用一種狹隘的民族主義情緒來忽悠民眾情感。40年來，正是因為我們加入到「美元體系」當中，我們成為該體系的主要獲益者，自然成為該體系的最主要的支撐者（如購買大量的美國國債等），也自然會成為該體系風險、成本的主要承擔者。這是一個正常的邏輯。正所謂福兮禍所伏，這可能是未來我們的問題所在。 <text:line-break/><text:line-break/>也就是說，特朗普的殺手鐧正在這裡，其實他早已露出了獠牙，如對伊朗、俄羅斯的金融制裁，包括前不久美國部分官員提出的對中國購買美國國債的凍結等，雖然是傳聞，但這種信號意味著當兩國紛爭激化的時候難免不會出現這種狀況。無論怎樣，貨幣金融一定是美國最後的殺手鐧、制勝的法寶，這是它的絕對優勢所在。 <text:line-break/><text:line-break/>那麼，我們的主動權在哪裡呢？在國內。改革開放40年來，中國認清了斯密經濟學原理指導下的市場經濟的重要性，知曉了交易分工的作用，構建了中國特色社會主義市場經濟體系；40年後的今天，我們終於開始意識到熊彼特式的創新對於經濟、社會發展的重要性。習近平總書記在十九大報告中提出了構建創新性國家的宏偉藍圖，意義格外重大。 <text:line-break/><text:line-break/>圍繞創新問題我們需要做些什麼？我想從國家和個人兩個層面談談自己的看法。在國家層面，我們必須改革、破除一切不利於創新的體制和制度安排。今天，倘若依舊沉迷于炫耀祖先的四大發明，一定是我們這些子孫的恥辱。我們應該更多地思考「李約瑟之謎」，這對我們意義更為重大。 <text:line-break/><text:line-break/>經濟全球化時代國家間競爭的本質是什麼？二十幾年前我就提出是制度競爭，即看誰的制度安排更有利於經濟增長和發展。因此，改革那些阻礙創新的制度安排，創建更加包容、可以自主經營、自主選擇和自主流動的現代市場經濟體系是至關重要的。這個問題過於宏大，在此暫且打住。 <text:line-break/><text:line-break/>第三個問題，就個人而言，圍繞創新我們可以做些什麼？我想借此機會對在座每一位畢業生同學談談對你們的希望，權當對你們的臨行囑託。 <text:line-break/><text:line-break/>這裡，我主要談六個方面。 <text:line-break/><text:line-break/>第一、養成並保持學習的能力。我在每一次開學典禮上都要談一個話題：上大學是為了什麼？我認為兩件事情最為重要：一是掌握學習的能力，二是養成合作的習慣。掌握了學習的能力和擁有合作的習慣，才能事業順利，缺一不成。在我看來，學習的能力不是指掌握知識和技能，而是指認知世界、理解世界的能力。 <text:line-break/><text:line-break/>我們已經知道「知識越多越反動」這句話是錯誤的，我還要說培根的「知識就力量」這句話也是有時代局限的。在今天資訊爆炸的時代，資訊和技能永遠在過時的道路上。人的一生只有不斷掌握並增強自身的學習能力才能不落後於時代。這也是真正的大學教育的宗旨。 <text:line-break/><text:line-break/>耶魯大學的前校長理查.萊文曾經說過一句話：如果一個學生從耶魯大學畢業之後居然掌握了某種很專業的知識和技能，那是耶魯教育的失敗。學習的能力不僅僅來自閱讀，更多的還有走出去看世界、觀察世界、思考世界、品味世界，只有這樣才能夠擁有開闊的視野，體會、瞭解人類的諸多不同，這會使人更加寬容。寬容是人類最高的智慧之一，它會使人類增進幸福。 <text:line-break/><text:line-break/>第二、獨立思考的能力。沒有獨立思考的個人，不會產生創新性社會。我們都看過電影《阿凡達》，導演卡梅隆70多歲時拍了這部電影，我看後曾說過一句話：這是基於人類的想像達到了人類想像的邊界。為什麼他可以拍出這部片子？是由於他幼年時代的幻想、對世界的好奇心到了70多歲依然如故，沒有被泯滅。好奇心、想像力在今天的中國，在座各位還剩下多少？我真的不敢恭維。 <text:line-break/><text:line-break/>大家從幼稚園走到今天，基本上是做著標準答案走過來的。在畢業典禮上，本應對大家說些鼓勵的話，但是我還是想嚴肅地跟大家說，在各位今後的生活當中，如果沒有好奇心和想像力的話，將是人生的悲劇。好奇心和想像力塑造著一個人的偏好和喜好，沒有自身喜好的人生或者說有自己的喜好卻被父母和其他人強行改變的人生是非常恐怖的。這樣的人多了，這樣的人組成的社會也一定是恐怖的。所以，學習能力加上獨立思考，是形成創新性社會的基本條件。 <text:line-break/><text:line-break/>第三，自主選擇的能力。經濟學是一門研究資源稀缺條件下行為主體如何選擇的學問。在計劃經濟條件下，我們基本上是不需要選擇的。我上小學、中學的時候，感到自己沒有什麼選擇，因為組織上已經替我選好了，不是上山下鄉，就是到工廠接班。其實那時也沒有什麼痛苦，想起來很快樂。今天，同學們的選擇非常多。早晨起來你會選擇是到A食堂還是B食堂或C食堂吃早餐，要選擇上李老師的課、趙老師的課還是張老師的課。選擇是有成本的，起碼有機會成本，但不論怎樣，市場經濟條件下自主選擇的成本再多也是必要的，市場經濟就是由無數的選擇組成的。 <text:line-break/><text:line-break/>今天，在應試教育體制下大家還有多少自主選擇能力？近幾年經常遇到大學同學、朋友打來電話，說我孩子或者親屬今年要高考了，請你跟我說說哪個專業更好？我問他們孩子自己喜歡什麼？經常的回答是「不知道」。在座的各位家長，你們可能更清楚是不是這樣。這是很悲哀的一件事情。 <text:line-break/><text:line-break/>在我上課提問時，很多同學不敢正視我的眼睛，目光所到之處他們基本上都是放下眼簾，好像他不看我我就看不到他一樣。沒有問題意識，提不出問題，也自然缺乏自主選擇能力，這是個惡性循環。具有學習能力的人，能夠獨立思考的人，也一定是擁有自主選擇能力的人，自然是創新能力很強的人。 <text:line-break/><text:line-break/>談及自主選擇能力，我想談一點個人體會。現在大家都已基本上選擇好了職業，未來還可能有許多新的選擇，今天談這些體會還不晚，也許對你們有參考。經濟學強調發揮比較優勢，但在做出人生選擇的時候，應該注重自己的比較劣勢。就是說，你要知道自己的缺點和不足。什麼是理性？理性就是知道自己是無知的，或者說知道自己的不足。 <text:line-break/><text:line-break/>當你深入瞭解這些之後，比如在選擇職業的時候，就要盡力回避因自身缺陷或不足難以勝任的領域。這樣做，不僅避開了自己的不足，實際上也是選擇了你的比較優勢，而且會使自己更加快樂、寬容。你不會見到某同學去金融機構做的很好，便產生憑啥我不能去金融機構、大學時我金融學成績比他好之類的不正常心態。冷靜地瞭解自己的比較劣勢會讓你有一個健康心態，你會認為那個同學成功是因為他確實很優秀，而在他很優秀的那個方面，我卻是不足的。所以，瞭解自己的不足卻不回避，一味地同他人比較，盲目跟風，無異于人生的鋌而走險。 <text:line-break/><text:line-break/>今天的中國已經不是國土淪喪、家破人亡的民族危亡狀態。（湯森路透） <text:line-break/><text:line-break/>第四、審美能力。如果展開一幅世界經濟地圖，你會發現每個國家都有自己的比較優勢，如美國出口的是金融服務，日本出口的是製造業技術，中國人出口的是勞動力，歐洲人出口的是古老的貴族文明積澱下來的審美，幾乎所有的奢侈品都來自歐洲。審美是一種歷史積澱，前提是一個國家歷史、文化的連續性。這個話題其實是很沉重的，在此我只想談談自己的體會。 <text:line-break/><text:line-break/>對個人而言，審美是一種品質和修養。一個審美能力低下的民族不僅素養、品格不高，道德水準也會有問題。迄今為止，大家的審美能力基本上都是從父母那裡薰陶出來的，問題是在座的各位父母都是「文革」後的一代，這在很大程度上是問題所在。 <text:line-break/><text:line-break/>我非常高興地看到，在今天的畢業典禮上，大家都穿著皮鞋，穿著帶領子的正裝，我跟趙勇書記提出過畢業典禮上同學們的著裝要求。為什麼？看看我們的校園裡，許多男同學穿著一條大短褲，露著帶毛的雙腿，穿一雙拖鞋，身披莊嚴的畢業禮服滿校園逛。你們覺得美嗎？ <text:line-break/><text:line-break/>今天，走在世界上任何地方，判斷一個人是否是中國人的標準，基本上就是服飾與行為。針對個體，主要看服飾，相對于其他亞洲人，中國人的服裝搭配比如衣褲、鞋帽、鞋襪等的搭配基本是不合體的，遠遠一看便知道是中國人，在亞洲人裡韓國人喜歡穿著鮮豔，穿的素雅且搭配合理的多半是日本人。如果是團體，看到一個人在說，幾乎所有人在聽是日本人；一個人在講，一半人在聽，一半人亂亂哄哄的是韓國人；一個人在說，少數人在聽，多數人各幹各的，大多是中國人。 <text:line-break/><text:line-break/>審美是一種尊嚴意識，是一種自我尊重也是對別人的尊重。在莊重的場合，一個沒有儀式感的人、著裝隨意的人既是對自己的貶低，也是對他人的極大不敬。在更大意義上講，審美可以讓人知曉世界上的美好與醜惡，它告訴每一個人，人類的行為應當是有底線的，知道有些事情是絕對不可以去碰的、不可以去做的，而不是為達目的不擇手段。這樣，我們社會的道德水準才會有所提升。 <text:line-break/><text:line-break/>第五，戰勝困難的能力。人生中困難是常態，幸福是短暫的，海明威說「勇氣就是優雅地面對壓力」，人的一生中能成為優雅的人太難了，這也是我自己經常苦惱的問題。有時候，我跟同事說話時會忘乎所以，事後會反思自己的不優雅。但是優雅地面對壓力真的是很難的一件事情，一個人在壓力面前如果能做到優雅的話，這本身就說明你真的能夠把困境作為常態。這一點對大家未來的人生、工作非常重要，會增進你的幸福感。 <text:line-break/><text:line-break/>最後一點，要做一個具有使命感的人。我不想在這裡空談使命感，不要把它看作離我們很遙遠的神聖之物。一個人做好自己每一個人生階段中應該做好的事情，把自己喜歡做的事情盡可能地做到極致甚至像清教徒那樣對待自己喜歡的職業並願意為此努力一生，你就是一個具有使命感的人。所謂工匠精神，本質上與這種對職業的敬畏和使命感的理解與堅守密不可分。工匠精神與功利主義無緣。 <text:line-break/><text:line-break/>在此我還想強調的是，今天的中國已經不是國土淪喪、家破人亡的民族危亡狀態，而是處在快速崛起的進程當中，過去的「為中華崛起而讀書」不應當是現在大家讀書、學習的目標。今天的中國面對著前所未有的經濟全球化的大環境、面對著如何成為創新性國家的重任，只有我們每一個人、在座的每一位畢業生同學成為真正的人，即成為具有學習能力、獨立思考能力、自主選擇能力、審美能力、戰勝困難能力和有使命感的人，你自己的一生才會幸福，我們這個社會才能不斷進步，中華民族才真的有希望。 <text:line-break/><text:line-break/>最後，我祝願大家健康、幸福、事業有成！但是我更想說的是，健康和幸福更為重要！ <text:line-break/><text:line-break/>謝謝各位！ </text:p>
      <text:p text:style-name="P1">鄭豐遠   |  2018.07.12 08:19   |   <text:a xlink:type="simple" xlink:href="http://palinfo.habago.org/Entry?Command=Information_PrintForum&amp;iPage=66#FORUM36837"><text:span text:style-name="T1">#</text:span></text:a></text:p>
      <text:p text:style-name="P2">懷軒貼的這篇李曉教授和之前的王孟源先生的文章，我覺得只要是華人，黑頭髮黑眼睛黃皮膚的應該都要好好讀一下，專業內容方面我無法評論，因為是徹底外行，除此之外我覺得我可以有一些認同和疑慮的空間，特別是李曉教授這一篇 (王孟源先生的文章我完全認同)。原因是他提到一些中美之間社會和學生教育及素養問題。講到中美，如果把範圍再稍微調整和凝聚一下，我覺得可以把華人社會和西方人社會在這方面比一比。有句話說我們的未來掌握在年輕人手裡，這話應該是不假。作為一個生命週期前半、整整四十年在台灣這樣一個封閉反智、價值與道德完全混亂的小島長大的人，我其實不敢說一個年輕生命該如何如何，因為為了生存，我和絕大多數人一樣，只能接受一種夾著尾巴看世界的生活觀，直到兩年前出了國，真正見了世界，才對許多事有了真正比較清晰的見解，特別是關於年輕一代。 <text:line-break/><text:line-break/>我在澳洲工作的地方，是一個所謂的硬體創新孵化器 (hardware incubator)，這種機構是針對本地的硬體新創公司開辦，一個輔佐角色，類似台灣的"育成中心"或"創客空間"，多半有政府支持，提供辦公空間和各種軟硬體設施，形成一種社群，推動整體社會的硬體製造發展。這類機構的設計源自西方，但現在中國也有很多，特別是深圳和廣州一帶，去年去了趟中國，兩個禮拜內參訪了二十幾個相關的機構，印象深刻。當我們談到製造或所謂”中國製造2025”的宏願，那我們的想像可能落在各種高深的研究機構或製造工廠，但真正的關鍵卻還是在這些硬體研發的社群，因為這些就是未來的種子，就是年輕人發揮他們智力和精力的真正競爭戰場。 <text:line-break/><text:line-break/>我工作的地方，出沒的幾乎全是二十多歲的年輕人，大多是機械、電機、工業設計相關科系畢業的學生，最常見的是昆士蘭科技大學 (簡稱QUT) 和昆士蘭大學 (簡稱UQ)，前者大概相當於台灣的台科大，後者大概相當於台大，不過兩個學校的水平都比台灣好上一些。除了本地人，也有一些是其他國家的團隊，再加上澳洲本來就民族眾多，因此在這裡工作經常會有種聯合國的感覺，不時會聽到三四種不同的語言此起彼落。我有一個幸運的地方是一開始就身兼要職，是參與空間創立的核心人員之一，而且要負責對所有會員進行教育訓練，因此除了英文進步之外，還有機會親身接觸和觀察這些年輕一代的個性和想法，再加上我另一方面對中國版本的理解和觀察，在心中比較一番後，慢慢便形成了自己的想法。 <text:line-break/><text:line-break/>華人年輕人和西方年輕人，在許多地方差距非常巨大，簡直是大到不可思議。西方年輕人在各種知識與行事能力作風，包括工作細節與時間管理上，相當糟糕，完全沒辦法恭唯。當然那是和華人相比。別說別的，就說基本的數學能力，我的數學夠差了，大學聯考時數學只考了 13 分 (那一年全台平均好像是 70 分)，以為自己夠低了，相不到一山還有一山低，和澳洲名校的學生一比，我可能還好上一截，原因未知。這是題外話，我要說的是許多西方年輕人所謂的新創團隊，在我看根本就是註定失敗的，因為他們想要研發的東西可能在淘寶上早就已經是氾濫成災的玩具，但出於一種自大及文化/語言隔閡，他們可能完全不知道自己的斤兩，很敢說而且很敢做，明明一個很落後的想法或設計，也能理直氣壯地四處吹噓推廣，非常好笑。另外西方年輕一代相當狂妄，完全不懂得敬老尊賢，我說的不僅是道德上的，而且是知識和專業上的，西方孩子傾向鬥爭推倒既有的積累，自己學自己幹，而不懂得怎麼虛心向長輩學習和請益，對年紀超過四十歲的人基本上沒有敬意，他們認為你老了過氣了，該把發言權讓位給我了，不管你說什麼做什麼，他基本上不放在眼裡的。這個心態在社會裡四處可見，不只這個圈子。還好我看起來娃娃臉，而且身居要職，要不然整個公司其實就我一個華人，若非地位重要，這些傻 B 恐怕根本懶得理我。 <text:line-break/><text:line-break/>我在澳洲學到的第一個真正的英文單字叫作 dodgy，意思是很不靠譜，隨時會出狀況的意思，英國人美國人不常用這字，但澳洲人經常掛口邊，因為他們自己也知道自己很 dodgy。 <text:line-break/><text:line-break/>我上面這些批評聽起很刺耳，但其實也正是一種誇獎。我慢慢發現，這樣一種所謂自信和獨立的精神 (先不論它們到底配不配得上這兩個詞)，在西方人身上比比皆是，講起話來大言不慚、理直氣壯。反觀華人同胞，李曉教授的文章裡說道: <text:line-break/><text:line-break/>“不論在我上課提問時，很多同學不敢正視我的眼睛，目光所到之處他們基本上都是放下眼簾，好像他不看我我就看不到他一樣。沒有問題意識，提不出問題，也自然缺乏自主選擇能力，這是個惡性循環。具有學習能力的人，能夠獨立思考的人，也一定是擁有自主選擇能力的人，自然是創新能力很強的人。” <text:line-break/><text:line-break/>這一點，我是非常有感覺的。華人的這一性格在澳洲社會似乎有被放大的感覺，不管是中國人或台灣人，不管是留學生或土生土長的第二代，我經常有種相同的感覺。最近來了一男一女兩個中國的實習生，很安靜，我常看著他們，想問他們對各種事物有什麼想法或見解，可是我發現很難對話，因為他們不會像西方人那樣主動，甚至帶點侵略性地去詢問和討論，只會被動等你丟球給他接，而且不敢直視你，經常冷場。這性格講好聽是謙遜和低調，算是優點，但如果你到了戰場還要內向和謙遜和低調，那恐怕會十分不利。 <text:line-break/><text:line-break/>相比台灣同胞，中國同胞私下講話有時底氣很夠，大概因為科技和經濟提升了，動不動就一副厲害了我的國。民族自信是很好的，可是民族病識感卻也很重要，你在這世界上究竟處於什麼位置，你不應該不瞭解。 <text:line-break/><text:line-break/>情感和理性也許確實不應錯置，我當初決定移民澳洲，本以為這裡比較輕鬆悠閒，可以舒舒服服地整理一下殘破不堪的前半生，哪知道一腳踏入了戰場。進入澳洲職場後我很快就發現，我的各種優良的中華文化素養比如內向和謙遜和低調得擺在一邊，因為這是個叢林，你要生存就得掠奪，除非你想被人踩在腳底下。這一點上我覺得我想的做的比多數台灣同胞來得透徹一些。昨天去看了恐龍電影，有隻恐龍知恩圖報，救了把她從小養大的男主角，算是恐龍界少有的優良美德，不過你不要以為她是條狗可以隨便摸，會咬人的。 <text:line-break/><text:line-break/>上天給了中國一個機會，中華民族有機會站起來，正如文章所說: “今天的中國已經不是國土淪喪、家破人亡的民族危亡狀態。” 但理性認識國際關係，知道這是什麼樣的一個世界還是很重要的，如此才能真正知道自己的定位，知道自己是誰，該如何立足於天地間。</text:p>
      <text:p text:style-name="P1">QJ   |  2018.07.12 06:58   |   <text:a xlink:type="simple" xlink:href="http://palinfo.habago.org/Entry?Command=Information_PrintForum&amp;iPage=66#FORUM36836"><text:span text:style-name="T1">#</text:span></text:a></text:p>
      <text:p text:style-name="P3">懷軒 <text:line-break/><text:line-break/>关于李晓教授的演讲，确实引起国内讨论，但是在知乎上很多网友指出他的论证问题很多，举例有错误。 <text:line-break/>https://www.zhihu.com/question/283465673 <text:line-break/><text:line-break/>我觉得现在舆论上似乎又要从"厉害了我的国"向另一个极端走。那就是，我们该低调，太高调美国会来打。现在只要继续回到邓小平的韬光养晦，就没事了。这是很幼稚的想法。美国人开始对中国下手完全是战略层面的，并不是通过观察中文文化圈而做的决定。 <text:line-break/><text:line-break/>我认为大的层面还是金灿荣教授把握得比较宏观。当然，他一向是客乐观派，有些地方我也不太认同。 <text:line-break/>http://talk.dwnews.com/news/2018-07-04/60068654.html <text:line-break/><text:line-break/>引述金灿荣教授的一段话 <text:line-break/><text:line-break/>"美国打掉“中国制造2025”最重要的原因，是美国的战略考虑。其实美国很早就认为原来的对华政策失败了，要调整。 <text:line-break/><text:line-break/>到去年年底、今年年初，美国方面的结论出来了，就反映在5份报告里面，3个军方的，2个政界的。 军方的报告包括去年12月18日发布的《国家安全报告》，今年1月19日的《国防报告》，2月4日的《核态势评估报告》。然后就是政界的，1月30日特朗普本人提交给国会的《国情咨文》，还有2月下旬国土安全部搞的《世界危险评估报告》。 这五份报告都是很正式的官方文件，结论就是恐怖主义不再是美国的主要威胁，大国竞争是主要威胁，与美国竞争的目前是中、俄两家，但是长期来看，美国认为俄罗斯已经掉到了资源陷阱里面了，俄罗斯经济没有前途，所以长期来看俄罗斯微不足道，美国只有一个对手，就是中国。 美国是个“土豪国家”，年纪轻，来钱来的快，一下富起来了，所以能够考虑的不是那么远，一旦决定要整谁，马上就出来了。美国对中国打出来的第一张牌就是贸易战，同时还出了一张牌“中国威胁论”，而且跟以前的说法不一样，以前说中国威胁都是找一个单一的理由，比如说中国军事威胁，或者中国的粮食威胁、环境威胁，或者中国盗版猖獗这样的事情。 <text:line-break/><text:line-break/>现在不是，现在是综合的谈，上升到很高的高度，说中国威胁欧洲、美国乃至整个西方的价值观和生活方式。 <text:line-break/><text:line-break/>美国现在骂中国的话都是20年前中国骂美国的话。美国说中国在国际秩序上是修正主义者，然后具体下来在亚洲搞霸权主义，在非洲搞新殖民主义，在拉美搞新帝国主义，在西方搞文化渗透。这个相当于什么？相当于你们单位的领导对你有意见，然后经济上找个理由扣你奖金，开会的时候经常点你的名，破坏你的人迹关系，孤立你。 这就是美国的两张牌，用“中国威胁论”败坏你的形象，孤立你；发动贸易战在经济上整你。 <text:line-break/><text:line-break/>那么美国对中国的这种定位和现在应对中国的措施，意味着什么？意味着中美关系进入到很复杂、很困难的阶段，所以过去30年中国学界、舆论界老用原中国副总理、已故外交家钱其琛的话，说“中美关系好不到哪里去，也坏不到哪里去”，现在必须改了。现在这个话要这么说：中美关系好不到哪里去，那是肯定的；中美关系坏不到哪里去，那是未见得的。 所以现在中美关系要比以前更难以维护，要更精心的来维护，所以大家要做好准备。"</text:p>
      <text:p text:style-name="P1">懷軒   |  2018.07.12 03:40   |   <text:a xlink:type="simple" xlink:href="http://palinfo.habago.org/Entry?Command=Information_PrintForum&amp;iPage=66#FORUM36835"><text:span text:style-name="T1">#</text:span></text:a></text:p>
      <text:p text:style-name="P2">今天偶然在網路上看到吉林大學經濟學院院長李曉教授的演講，我覺得他對中美貿易戰的見解非常正確且說得淺顯易懂，以下是全文： <text:line-break/><text:line-break/>繁體，上報：https://www.upmedia.mg/news_info.php?SerialNo=43911 <text:line-break/>簡體，鳳凰網：http://news.ifeng.com/a/20180702/58967059_0.shtml <text:line-break/><text:line-break/>懷軒 <text:line-break/></text:p>
      <text:p text:style-name="P1">陳真   |  2018.07.11 16:17   |   <text:a xlink:type="simple" xlink:href="http://palinfo.habago.org/Entry?Command=Information_PrintForum&amp;iPage=66#FORUM36834"><text:span text:style-name="T1">#</text:span></text:a></text:p>
      <text:p text:style-name="P3">美拟公布2000亿美元加征税清单 <text:line-break/>商务部：感到震惊 完全不可接受 <text:line-break/><text:line-break/>新京报财讯 <text:line-break/><text:line-break/>2018-07-11 <text:line-break/><text:line-break/>新京报快讯(记者 任娇)周二(7月10日)，特朗普政府推进再向中国2,000亿美元商品加征关税的计划，并公布了拟征税目标产品清单。7月11日12时，商务部新闻发言人就美方公布拟对我2000亿美元输美产品加征关税清单发表谈话表示，美方以加速升级的方式公布征税清单，是完全不可接受的，我们对此表示严正抗议。美方的行为正在伤害中国，伤害全世界，也正在伤害其自身，这种失去理性的行为是不得人心的。 <text:line-break/><text:line-break/>商务部新闻发言人表示，中方对美方的行为感到震惊，为了维护国家核心利益和人民根本利益，中国政府将一如既往，不得不作出必要反制。与此同时，我们呼吁国际社会共同努力，共同维护自由贸易规则和多边贸易体制，共同反对贸易霸凌主义。与此同时，我们将立即就美方的单边主义行为向世界贸易组织追加起诉。</text:p>
      <text:p text:style-name="P1">陳真   |  2018.07.11 16:08   |   <text:a xlink:type="simple" xlink:href="http://palinfo.habago.org/Entry?Command=Information_PrintForum&amp;iPage=66#FORUM36833"><text:span text:style-name="T1">#</text:span></text:a></text:p>
      <text:p text:style-name="P2">我覺得這文章有一定的參考價值，至於講得對不對就很難說了。 <text:line-break/><text:line-break/>我沒貼原文是因為文章中有很多表格 (例如外資准入負面清單)，這版面沒法貼表格。 <text:line-break/><text:line-break/>陳真 2018. 07. 11. <text:line-break/><text:line-break/><text:line-break/>================ <text:line-break/>宋鸿兵：中美贸易战即将进入终局，我们要警惕三股势力趁火打劫 <text:line-break/><text:line-break/>2018-07-10 <text:line-break/><text:line-break/>贸易战/特朗普/关税 <text:line-break/><text:line-break/>■ 文 &amp;;#124; 宋鸿兵 <text:line-break/><text:line-break/>來源： <text:line-break/><text:line-break/>http://www.sohu.com/a/240249958_636860</text:p>
      <text:p text:style-name="P1">QJ   |  2018.07.08 01:39   |   <text:a xlink:type="simple" xlink:href="http://palinfo.habago.org/Entry?Command=Information_PrintForum&amp;iPage=66#FORUM36832"><text:span text:style-name="T1">#</text:span></text:a></text:p>
      <text:p text:style-name="P3">我期待的美国，是左回来。 <text:line-break/><text:line-break/>这里面最重要的一点在于，美国联邦政府自从罗斯福死后，权力一直在被削弱。除了国防，联邦政府已经没有干涉其他领域的能力。华尔街，媒体已经一发不可收拾地掌握在利益集团手里，美国工会已经没有任何存在感。高等教育，富人税，医疗保险，基础设施建设，联邦政府没一样推得动的。底层的人民，其实本应该是联邦政府最强有力的支持者。然而，他们读不到书，沉迷于各种千奇百怪的阴谋论，反过来把罪怪在联邦政府上。结果选出了一个更加不利于改善他们生活的总统。 <text:line-break/><text:line-break/>这里博大家一乐。 <text:line-break/>https://www.youtube.com/watch?v=LYQX-BPUqN4 <text:line-break/>In Trump’s Universe, Everyone Loves “Space Force” &amp;;#124; The Daily Show <text:line-break/><text:line-break/>这些川普的选民，在rally上，无论川普说什么，哪怕是很没内容的话，他们也要欢呼。而街头采访他们，很多人对川普的政策说不出个所以然来。蔚为奇观。 <text:line-break/><text:line-break/>当然，从另一个角度来讲，民主党媒体这种逢川必黑也很讨厌。川普与金正恩的和解，其实是有利于全人类的好事，各国都乐见，结果民主党们又在那儿什么川普与独裁者妥协等等，聒躁起来。 <text:line-break/><text:line-break/>总的来说，我对这种infotainment的形式也有很多怀疑。幽默，不假；但是误导也很多。 </text:p>
      <text:p text:style-name="P1">QJ   |  2018.07.08 01:21   |   <text:a xlink:type="simple" xlink:href="http://palinfo.habago.org/Entry?Command=Information_PrintForum&amp;iPage=66#FORUM36831"><text:span text:style-name="T1">#</text:span></text:a></text:p>
      <text:p text:style-name="P2">感觉现在大家在组织一场反美元霸权经济学家大集会。我也凑个热闹，贴一个视频 <text:line-break/><text:line-break/>https://www.youtube.com/watch?v=9_Ree4Dtg2g <text:line-break/>Reform Contradictions Facing China's New Leadership, Yukon Huang <text:line-break/><text:line-break/>黄育川与王孟源，温铁军不同之处在于，他还是以美国视角。但是他分析中国经济，看得比那些白人经济学家要客观得多。比如，中国的负债贪腐等问题，产生的后果为什么跟美国等资本主义国家不一样，等等。还有，他预言，中国窃取知识产权会停止，而且是自发的停止，日本韩国台湾都经历过这样的过程。 <text:line-break/><text:line-break/>他这次演讲提到了很多关于中美贸易的问题。他指出，美国的逆差根本不是中国带来的，只是美国的最大逆差对象一直在变而已，以前是日本为主，现在是中国为主。其本质原因是，其他国家对美元有需求，而获得美元的方法就是对美顺差。而美国是服务业为主的国家，如果想平衡贸易，带动就业，最好的办法就是出口服务业，然而美国之前在这一块，做的并不好。所以，为了拉动GDP增长，只好不断提高国内的医疗费用和学费，结果反而增大了贫富差距，激化了社会矛盾。 <text:line-break/><text:line-break/>不过，这个地方表述方法就有趣了。美国民众一直在喊，我们逆差，亏了，我们养活了其他国家，Stop，Stop，Stop！说得好像，贸易逆差是十恶不赦的大恶魔。可是明明这种逆差是美国用纸片换商品，在占其他国家便宜，是美国主动造成的；其他国家对这种剥削叫苦连天，结果美国人反咬一口。所以黄教授这样的经济学家，还要反过来解释，说逆差是美元导致的，而不说，就是为了逆差才要保持美元地位。 <text:line-break/><text:line-break/>只可惜，美国白人社会已经一发不可收拾地右下去了。黄教授这样的亚裔经济学家讲的话，在教育程度低的白人中根本没有市场。（更准确地说，这群人本身不学无术，根本没有机会接触到黄的观点。）最有市场的经济学家就是Peter Navarro这种炒作种族主义的疯子。 <text:line-break/><text:line-break/>可叹。 </text:p>
      <text:p text:style-name="P1">陳真   |  2018.07.08 00:41   |   <text:a xlink:type="simple" xlink:href="http://palinfo.habago.org/Entry?Command=Information_PrintForum&amp;iPage=66#FORUM36830"><text:span text:style-name="T1">#</text:span></text:a></text:p>
      <text:p text:style-name="P3">王孟源先生顯然是真正行家，寫得非常好！！ <text:line-break/><text:line-break/>美元這類醜事，如此昭彰而顯著，但一般人卻根本無從知曉。這樣一種普遍的無知，當然不是一種偶然，而是100%人為操控使然。所謂媒體，從來不會想要讓我們知道真相。 <text:line-break/><text:line-break/>可憐人持刀拿槍拼了一條小命搶銀行，但人渣們卻根本不需要這麼麻煩，他輕易就能用各種優雅的、冠冕堂皇的手段，從我們的口袋中，把我們辛苦賺來的血汗錢拿走。我們全是美國人的人肉提款機。 <text:line-break/><text:line-break/>上個月靜站，一位中年人連同他的家屬走到我面前，問我是統或獨？我說統。他要我用一兩句話說明為何支持統一，還要我用一兩句話讓他當場 "感動"。我頓時啞口無言。</text:p>
      <text:p text:style-name="P1">David   |  2018.07.07 23:59   |   <text:a xlink:type="simple" xlink:href="http://palinfo.habago.org/Entry?Command=Information_PrintForum&amp;iPage=66#FORUM36829"><text:span text:style-name="T1">#</text:span></text:a></text:p>
      <text:p text:style-name="P2">我對貿易這件事情是不了解, 但中美貿易戰是個七傷拳, 我在美商工作, 去年公司高層就下令必須配合美國法令制裁中興, 即使台灣屬於分公司依然受到美國和當地政府法令所管制, 因為是美商的緣故, 制裁就是禁售令, 禁止銷售的範圍除了原物料之外, 有一件事情萬萬沒想到的就是智權, 譬如晶片內有用到美國半導體商所持有的專利, 禁止授權銷售給中興, 即使是台灣設計的晶片, 因此這範圍遠比預期來的廣泛, 目前貿易戰剛開打, 只是提高關稅而已, 除非中國全部都是使用本地設計的, 就連智慧專利這部分也是中國自己持有, 那另當別論, 否則就算你採用英國或日本設計的晶片, 怎麼難保裡面的專利沒有美方的專利呢? 因此這影響範圍絕對比預期中的影響深遠, 但美國也有不少產品來自於中國, 個人認為台灣會是這裡面受傷最重的, 原因是台灣技術許多來自美方, 但多半製造卻在中國, 如果只是賣給中國價格變貴就算了, 萬一打到火熱, 禁止銷售給中國, 那台灣會屍橫遍野, 畢竟原物料許多台商的採購權早給了當地採購人員了, 甚至於外包出去~~</text:p>
      <text:p text:style-name="P1">甄力民   |  2018.07.07 15:02   |   <text:a xlink:type="simple" xlink:href="http://palinfo.habago.org/Entry?Command=Information_PrintForum&amp;iPage=66#FORUM36828"><text:span text:style-name="T1">#</text:span></text:a></text:p>
      <text:p text:style-name="P3">關於美元霸權這件事情，王孟源先生有做了更詳細的解說，想法大致與溫鐵軍一致，但是有更多的細節，內容很龐大，分了五篇文章來寫在他的blog，我就不貼文字上來，提供連結給大家參考。 <text:line-break/>http://newsblog.chinatimes.com/duduong/archive/13537</text:p>
      <text:p text:style-name="P4"/>
      <text:p text:style-name="P1">葉小慧   |  2018.07.07 10:06   |   <text:a xlink:type="simple" xlink:href="http://palinfo.habago.org/Entry?Command=Information_PrintForum&amp;iPage=67#FORUM36827"><text:span text:style-name="T1">#</text:span></text:a></text:p>
      <text:p text:style-name="P3">早上看到BBC這篇報導，文中圖表做得很不錯，可參考。 <text:line-break/><text:line-break/>過去貿易戰實例是七八十年代的紡織品配額「多重纖維協定」，看起來配額啟動時似乎壓制了出口到美國的各國紡織業，起到一些保護作用，但一二十年當中，循著「配額」門票的規定，各紡織出口國從廉價紡織品升級以中高價位作為突破口，壹週刊創辦人黎智英也寫過這麼一段故事，造就了他個人的事業，結果讓美國紡織業面臨更大的壓力。 <text:line-break/>目前看起來對農業州似乎影響還不大的新貿易戰內容，最後會出現什麼結果，值得觀察與等待。 <text:line-break/><text:line-break/>http://www.bbc.com/zhongwen/simp/world-44737822?SThisFB</text:p>
      <text:p text:style-name="P1">鄭豐遠   |  2018.07.07 08:20   |   <text:a xlink:type="simple" xlink:href="http://palinfo.habago.org/Entry?Command=Information_PrintForum&amp;iPage=67#FORUM36826"><text:span text:style-name="T1">#</text:span></text:a></text:p>
      <text:p text:style-name="P2">我看了小慧貼的溫鐵軍教授的文章，這文章特別是前半部，算是一種自二戰以來，美國這個國家乃至其對外政策及戰爭的一種真正面貌的解讀。我對經濟學或貨幣是完完全全外行的，所以文章的細節我沒辦法評論，但文章前半段大致能理解，我也覺得寫的很正確。這樣一種以貨幣為本質進行戰爭 (這其實已經是一種可恨的戰犯行為了) 的想法，也差不多是這幾年來我對美國、對世界的一個基本認識。不過從中文裡最早聽到這樣說法的倒還是董事長陳真。溫教授這文章是兩年前，陳真和我說這些是 2013 年七月，已經是五年前了。 <text:line-break/><text:line-break/>這文章一般人不妨好好讀一下，特別是中國人，有助充實一下基本常識。前車之鑑就在那兒，重蹈覆轍的下場就是亡國。</text:p>
      <text:p text:style-name="P1">陳真   |  2018.07.07 01:45   |   <text:a xlink:type="simple" xlink:href="http://palinfo.habago.org/Entry?Command=Information_PrintForum&amp;iPage=67#FORUM36825"><text:span text:style-name="T1">#</text:span></text:a></text:p>
      <text:p text:style-name="P3">李想，我並沒有反對你說的，當然也沒有贊成，而是說你信口胡謅，不知所云。 <text:line-break/><text:line-break/>我們要反對一種想法，首先是那想法本身必須具有一定的認知意義或命題價值，但你講的內容卻像台灣南部盛行的地下電台那樣一種言論水平：憑感覺，憑某種奇怪的自信，隨口說說，不知所云。這時候，旁人如何可能反對或贊成？ <text:line-break/><text:line-break/>比方你說貿易戰開打，對大部份中國人民無感且無害。這若不是信口雌黃，什麼是信口雌黃？然後又說什麼這個要忍那個要忍，但又說必須應戰反擊美國。那到底是要忍還是不要忍？如果對大部份人根本無害，有什麼好忍？又有什麼好應戰？ <text:line-break/><text:line-break/>然後你又一直強調股市，說貿易戰頂多只是影響股市。我很不解，怎麼會有人思考世界貿易大戰卻只一直強調股市的影響，這不會太幼稚了點嗎？(若真要講股市，依我看，不管美股或陸股，將會隨著貿易戰的開打而開始一路大漲。) <text:line-break/><text:line-break/>當然，胡說八道畢竟也是一種自由，但是，指出胡說八道自然也是版主應盡的義務之一，畢竟這裏不是聊天室供人胡扯瞎掰尋開心。 <text:line-break/><text:line-break/>我說你一方面胡扯瞎掰，一方面卻又 "講得意氣風發自信十足"，只是很中肯的一種描述。</text:p>
      <text:p text:style-name="P1">葉小慧   |  2018.07.06 22:00   |   <text:a xlink:type="simple" xlink:href="http://palinfo.habago.org/Entry?Command=Information_PrintForum&amp;iPage=67#FORUM36824"><text:span text:style-name="T1">#</text:span></text:a></text:p>
      <text:p text:style-name="P2">謝謝蔡亦鸣介紹了溫鐵軍，稍做了點評價功課和閱讀，覺得溫鐵君教授的核心論述：成本轉嫁，確實有其見地。但農業相關論述就可能殊途了。 <text:line-break/><text:line-break/>---- <text:line-break/>美國為什麼一定要搞垮中國、俄羅斯、甚至歐洲？ <text:line-break/>http://m.cwzg.cn/theory/201609/31208.html?page=full <text:line-break/><text:line-break/>溫鐵軍 2016-09-25 <text:line-break/><text:line-break/>中國正好20世紀90年代初期進入到了高速度貨幣化，儘管後來我們遭遇到了更為嚴重的債務危機，為什麼過得去？就是因為在高速度貨幣化的過程中產生了巨量的所謂貨幣化制度收益。這個制度收益又因為我們的貨幣市場不開放，使得中國幾乎全額占有了自主貨幣化的制度收益，這就是人民幣在20世紀90年代的歷史貢獻。 <text:line-break/><text:line-break/><text:line-break/>美元依靠什麼稱霸世界？ <text:line-break/><text:line-break/>在金本位時代，黃金本身就具有貨幣信用。 <text:line-break/><text:line-break/>那“去金本位”以後呢？ <text:line-break/><text:line-break/>我們都知道，世界在1944年去金本位了。取而代之的是布雷頓森林體系，而所謂的布雷頓森林體系不外乎是美國承諾用黃金作為儲備，其他國家可以隨時用美元兌換黃金，於是，其他國家就都放棄金本位了。 <text:line-break/><text:line-break/>為什麼那麼多國家就乖乖地去金本位轉而推崇美元呢？ <text:line-break/><text:line-break/>戰爭打的。 <text:line-break/><text:line-break/>二戰期間，每一個國家都要用自己的貴金屬去換軍火，換來換去還有貴金屬儲備嗎？都沒了怎麼辦？只有那個大軍火生產商，向整個戰爭提供軍事裝備的美國才賺的盆滿缽滿的，全世界70%的黃金儲備在美國人手裡。因此，美國向西方世界承諾可以隨時兌換。1944年就意味著全世界放棄黃金儲備唯美國一家承諾。 <text:line-break/><text:line-break/>但是，1971年美國也撕毀布雷頓體系協定，於是，世界徹底告別了金本位時代。 <text:line-break/><text:line-break/>那請問貨幣的信用來源是什麼？ <text:line-break/><text:line-break/>政治強權。 <text:line-break/><text:line-break/>美聯儲大家都知道是個私人銀行的聯合部門，它並不是政府部門。而中國人民銀行是國家確立的發行貨幣單位，是政府的一個部委。不管是什麼，總之是背後一定有一個強大的政治強權，發行的貨幣才有信用。 <text:line-break/><text:line-break/>全世界都知道美元幣值被嚴重高估，然而為什麼世界60%以上的外匯儲備卻都是美元？當然，一般的政治家、經濟家都會告訴你，因為大家對美元有信心。是嗎？如果是，為什麼？因為世界上所有的政治家都相信美國擁有強大的軍事實力，軍事開支占全球軍事開支的一半左右，所以不能垮。 <text:line-break/><text:line-break/>我們不妨拿歐元做個對比。 <text:line-break/><text:line-break/>現在很多人說歐元要解體，為什麼?是因為歐元區沒有強大的軍事實力。眾所周知，北約(NATO)是美國控制的。歐洲人曾經想搞歐洲軍團，遭到美國人反對，就沒搞起來。 <text:line-break/><text:line-break/>由此，美國的貨幣無論怎麼濫發到泡沫化的地步，也能維持，所以大家相信美元不會垮，還是存美元保險。 <text:line-break/><text:line-break/>為啥現在人民幣這麼硬?因為大家嚷嚷了半天，無論是中國崩潰論還是中國威脅論，中國仍然屹立不倒，只要中國維持現有的這套體制，它的幣值就是堅挺的，不斷升值。因此中國才能順暢的跟周邊國家，甚至是歐洲、非洲、拉丁美洲國家都開始簽訂貿易協定，和中國的貿易用人民幣結算，他們當然願意，因為人民幣的幣值在上升啊。 <text:line-break/><text:line-break/>客觀來說，現在世界上這套政治強權就是今天各國貨幣信用的基礎，貨幣信用的大小多少，其背後是政治強權的大小作為基礎。 <text:line-break/><text:line-break/>一旦這個關係說清楚了，我們就知道貨幣的信用基礎乃是一個國家的政治強權。不同國家叫什麼幣不重要，這個幣值的變化，除了經濟決定之外，還有很強的政治因素，在於國家的政權是否穩定，國家的政治強權是否足夠大。 <text:line-break/><text:line-break/>你再去看看其他國家的貨幣，哪個不是？英國人不是得把女王的頭像印上？隨便換一首相行嗎？因為首相是走馬燈一樣地換，女王不換，她是一個長期穩定的政權像征。 <text:line-break/><text:line-break/>印度換了多少總理，哪怕不同政黨都輪流上來，對不起，還得用甘地的頭像來當印度盧比的大頭像，印度人都認他是開國元勛。歷屆政府領導人不斷換，但大家公認只有一個開國元勛，他是政治權威啊。 <text:line-break/><text:line-break/>這樣看就明白了，美國每年軍費開支占全球差不多一半，美元就值錢，就有全球儲備硬通貨的信用，誰也不敢說美元明天就垮。所以，過去人民幣就緊盯美元，沒有辦法，因為美國的政治強權，龐大的軍事開支維持什麼呢？不就是美元幣權嘛。 <text:line-break/><text:line-break/>美國式經濟奇跡 <text:line-break/><text:line-break/>從1997年東亞金融風暴發生以後，世界上接連發生拉丁美洲金融災難、俄羅斯金融災難，一個接一個的，最後終於發生了華爾街金融災難，發生在西班牙、希腊及歐洲各國銀行的災難等。 <text:line-break/><text:line-break/>這些金融危機爆發的症結在哪兒? <text:line-break/><text:line-break/>在於金融化要求以一國政治強權賦權於金融體系所形成的貨幣信用，來貨幣化他國的資源性資產，這叫做金融全球化。 <text:line-break/><text:line-break/>而美國正是利用了金融全球化來向全球轉嫁危機，獲取收益的。以我們中國來說，我們是世界上最大的發展中國家，我們在自由貿易理念之下向發達國家輸出一般商品，比我們落後的國家就在輸出原材料，在80年代以前的時候我們也是原材料、農產品等輸出國，甚至到1993年以前我們還大量出口過石油，當時是典型的原材料輸出國。 <text:line-break/><text:line-break/>現在進步到了一般商品輸出國家，輸出一般商品了。好了，我們大量的向發達國家輸出，就導致了以前很長一段時間內歐洲、美國強調中國是在傾銷，因為他們出現了嚴重的經常項目逆差，他們大量進口嘛，我們萬噸輪萬噸輪的往美國輸送貨物，回來都是空空的，他們就逆差，我們就順差了。 <text:line-break/><text:line-break/>同時，在歐美主導的金融服務理念之下呢，我們把賺到的順差用外匯再投資，現在已經有1萬多億美元的外匯投到了美國，於是推高了美國的資本市場，中國現在已經是美國最大的投資國之一，我們相當於是幫助美國發展了資本經濟，這樣它的資本市場發展到什麼程度了呢? <text:line-break/><text:line-break/>美國以金融為中心的服務貿易可以占到GDP的85%以上，世界上只有一個國家和一個地區可以達到這種程度，一個國家就是美國，一個地區就是香港，香港的金融服務業可以占到GDP的82%。 <text:line-break/><text:line-break/>美國可以靠樓市、股市、期市、債市......可以靠所有這些虛擬經濟來維持高增長，你的所有的成集裝箱的鞋子、衣服、帽子、皮帶等等給他送去了，他給你什麼呢? <text:line-break/><text:line-break/>一張紙。 <text:line-break/><text:line-break/>這張紙的真實成本是多少呢? <text:line-break/><text:line-break/>一百美元的一張紙，真實成本只有4美分，99.96美元都可以作為實質收益。 <text:line-break/><text:line-break/>這樣我們就明白了全球化為什麼是美國最積極，一定要求其他國家跟它一起全球化。因為資本全球化是全球化的一個方面，資本特別是金融資本就可以生錢，造錢就得讓錢得到收益，怎麼得到收益呢?這樣就是你們生產產品，我造錢，你們生產食品、電視、洗衣機、衣服等等，用你們的資源、污染你們的環境，把你們勞動力的健康給損壞了，都轉嫁到我的收益上。 <text:line-break/><text:line-break/>於是發展中國家之間就產生了低價勞動力和競爭條件下的失業，就是過度競爭的結果最後降到底，甚至打破底，然後導致發展中國家動亂頻繁。大家都知道全世界有60多億人口，勞動力是絕對過剩的，只有發達國家能消費，發展中國家消費水平很低，不是60多億都能消費，只有20%能消費的情況下，生產是過剩的，過剩就得競爭，競爭就會壓低工價，工價壓低了勞動者就會鬧事，社會動亂就會發生，所以發展中國家的動亂根源在於這種不平等的交換關係。 <text:line-break/><text:line-break/>好了，發展中國家接著就把自己的資源、環境都給破壞了，無論生產什麼，你得用水吧，得用煤吧，蓋工廠得占地吧，過分使用水、礦物質等資源不可再生，資源環境破壞，不可持續，生態災害等等就都來了。 <text:line-break/><text:line-break/>所以為什麼今天發展中國家有這麼嚴重的問題，又是人權問題，又是生態問題，又是這個那個的，為什麼？是因為世界是“二八開”——20%的人享受80%人的生產，當然是用“買”的方式。所以客觀上就是這樣一種交換，今天的全球化在帶來發展和便利的同時，其實也隱含著這種深層次的矛盾，發展中國家如果不加入資本全球化你就要喪失競爭力，這個框架不被打破，就是這樣一種結果。 <text:line-break/><text:line-break/>現在歐美發達國家享受著低物價，購買最便宜的東西，我是跑過美國十多趟的人，幾乎每年都去，美國的超市裡連拿低保的窮人都可以用購物車不斷的往外推毛巾、被單、鞋子、衣服等等，現在一個美國人一年平均可以消費7件中國產的襯衣、12件中國產的鞋子，不要以為這是中國特有的問題，其實現在世界上所有的發展中國家，只要人口超過1個億，都有資源短缺、環境污染等等問題。 <text:line-break/><text:line-break/>這樣美國就通過美元把發展中的成本轉嫁到了發展中國家，創造了美國的經濟奇跡，美國的貿易赤字與經濟增長率成正比。 <text:line-break/><text:line-break/>那美元大量增發流到哪裡去了呢? <text:line-break/><text:line-break/>除了我們持有的美元儲備，其他60%以上流到了世界原材料、能源、食品、糧食市場。 <text:line-break/><text:line-break/>於是糧食價格大起大落，原材料價格大起大落，石油價格大起大落，每一個“起”都意味著有大量貨幣進去，每一個“落”就如同它變成了一個貨幣垃圾消納場。 <text:line-break/><text:line-break/>一“落”，消納掉了幾千億、上萬億美元的貨幣符號，因為它本來就不是實質性財富，只是一個被政府強權創造出來的信用，只是個符號，這個符號可高可低，可多可少。每一次大規模的下滑，就替政府消納掉了一部分大規模創造出來的增量的信用。 <text:line-break/><text:line-break/>這個虛擬的資本此消彼長的游戲，美國人玩得非常之精妙，根本不用派兵打你，只要你們大規模進口能源，那我制造一次能源高通脹，你就出現嚴重的國內高通脹。隨之，一般低利率的製造業就垮掉，就大量失業，就上街，你的政權就不穩定，連帶貨幣體系不穩定，弄不好甚至把你玩完。然後我的貨幣進來了，把你剩下的資源性資產、生產性資產，一股腦的給貨幣化了。其中，貨幣化收益我拿走了。你怎麼在災難之中痛苦掙扎，那是你的事。 <text:line-break/><text:line-break/>因此美國就成功轉嫁了成本，於是就出現了像中國這樣的製造業國家，因為要大量進口原材料，PPI價格就會上漲，然後是CPI上漲。所以中國現在的一個大問題，就是進口通脹。 <text:line-break/><text:line-break/>我們自己作為經濟研究的學者進行測算，發現中國現在的CPI指數中，有超過一半以上的因素來自於進口。今天世界上很多人在進行討論，但如果沒有對這個基本關係的了解，很難將其認識清楚。 <text:line-break/>背後捅了美元一刀的“非民主國家”們 <text:line-break/><text:line-break/>在今天這個世界，被美國這種貨幣遊戲玩掉的國家比比皆是，北非就是這麼被玩掉的。 <text:line-break/><text:line-break/>那什麼樣的國家敢於站出來說，不行，這個貨幣遊戲我不玩了，我得把自己的資源變成我的貨幣化來源了。都有誰呢？ <text:line-break/><text:line-break/>俄羅斯。 <text:line-break/><text:line-break/>俄羅斯原來的幾任領導都信了那套說法，把自己給搞垮了——政權解體、貨幣垮台，大量的財富被別人貨幣化占有了。好在普京上台後，幹的最大一件事就是把原來的資源，比如它最大的是石油天然氣資源，收歸國有了。 <text:line-break/>一旦收歸國有，你這兒增發信用製造漲價，我就水漲船高，能源市場價格上漲所產生的溢價收益，被俄羅斯拿走了，拿回來以後給國民發福利，老百姓擁護，這就是俄羅斯遊戲。 <text:line-break/><text:line-break/>所謂今天的俄羅斯魔方並不複雜，美國人創造垃圾信用導致通貨膨脹，俄羅斯占便宜，也叫“搭便車”，這一“搭便車”就把美國搭火了，美俄之間的關係就高度緊張了。 <text:line-break/><text:line-break/>敢說不的國家還有哪呢? <text:line-break/><text:line-break/>委內瑞拉。 <text:line-break/><text:line-break/>原本委內瑞拉的石油由外國公司控制，3/4的石油資源被美國為首的跨國公司控制，這是20世紀六七十年代通過CIA、軍事手段幹出來的，那時沒有民主可言，但查韋斯通過軍事政變、發動民眾收回了石油資產的控制權，就出問題了。 <text:line-break/><text:line-break/>因為擁有石油主權的國家，擁有了對衝關係，這個對衝關係非常重要。意思是：你增發貨幣導致石油價格上漲，如果這個石油是你控制的，那就意味著你把增發貨幣導致的石油收益上漲也拿走了，成了兩頭掙錢。這是美國對大多數國家占有收益的手段，成就了自己世界一哥的地位。但現在委內瑞拉把這個對衝關係收到自己手裡了，所以就成了美國的敵人。 <text:line-break/><text:line-break/>同理，儘管普京是通過選舉上台的，依然是美國的敵人，因為普京也是用各種手段把石油收歸國有。 <text:line-break/><text:line-break/>由於美國失業率依然很高，美國的貧困人口不得溫飽，貧困率從9%上升到19%，因此奧巴馬現在的政策是有增長、無就業，他並不能解決大眾的問題，解決的是少數大資本通過金融控制、能源控制、糧食控制來占有收益的國家想像，這對美國來說沒有問題，麻煩在於他同時製造出了自己的勁敵。 <text:line-break/><text:line-break/>普京、查韋斯為什麼會是美國的敵人？因為他們把原來美國大公司控制的石油收益收回了。因此俄羅斯人可以通過普京政權大幅度提高收益和福利，委內瑞拉連80%的貧困人口都得到了政府因石油收益增加而發展福利、辦教育的好處，所以貧民窟的老百姓站出來擁護查韋斯，而知識分子則是反查韋斯。 <text:line-break/><text:line-break/>所以委內瑞拉當時一方面是貧民喜聞樂見的革命：跳著桑巴舞，穿著紅衣服，舉著紅旗去擁護他；另一方面，90%以上的知識分子、大學教師、媒體反查韋斯。 <text:line-break/><text:line-break/>你如果去接觸委內瑞拉大學教師、知識分子，他們會說查韋斯是反民主、獨裁者，這套話語誰給他們的？美國。美國用它的軟實力影響委內瑞拉和俄羅斯，俄羅斯的自由主義政黨也是這樣的，高呼自由主義口號，但是60%的俄羅斯大眾擁護的是把石油主權收歸國有、向大眾增加福利的普京。 <text:line-break/><text:line-break/>普京和查韋斯還是用美元結算的，還不是美國最徹底的敵人;最徹底的敵人是曾經的薩達姆.侯賽因和金正恩。 <text:line-break/><text:line-break/>為什麼呢？因為他們都拒絕用美元做出口結算。 <text:line-break/><text:line-break/>歐元發行後薩達姆一看歐元的幣值比美元高，就不用美元用歐元來結算石油出口，於是美國人出兵打伊拉克。朝鮮為什麼沒被打呢？因為朝鮮當時對外貿易總量才30多億美元，很小，這伊拉克可是個石油輸出大國，它一年的貿易量是300多億。 <text:line-break/><text:line-break/>世界資本市場上有誰敢拋200億美元立馬就會出現多米諾骨牌效應，你拋了，我就擔心了，你一拋200億美元，我就覺得美元可能會掉一兩個點，我趕快拋，我不拋就虧了，因為大家手裡都有過剩美元。 <text:line-break/><text:line-break/>所以如果當時伊拉克真實現300多億的外匯用歐元結算，不用美元了，就意味著拋了300多億美元，那這個世界資本市場上會出現什麼現象呢？美元就會如多米諾骨牌一樣應聲倒塌，我們有的人當時說是石油戰爭，石油戰爭其實還是低層次的，其實打的是保美元的戰爭。 <text:line-break/><text:line-break/>這次還是美元的勝利，你看當時的報導，美軍坦克開到伊拉克大街上的時候沒有遇到抵抗，美國用特有的方式，把伊拉克最高級別的指揮官用3800萬美元買下來了，所以軍隊指揮官命令軍隊不抵抗，美軍就進去了，而邊邊緣緣沒有接到指揮官命令的軍隊還打一打，接到命令的首都軍隊主力就徹底靠邊了。 <text:line-break/><text:line-break/>其實很簡單，只是告訴你，你在瑞士的銀行裡有3800萬美元，你可以永遠避免受到任何起訴，你的家人全部都可以平安，都上美國吧，便宜不便宜啊？便宜，就給你一個數，現在都叫電子貨幣嘛，都不用印出來，不用裝成箱子提著一箱子錢，那是演電影，真正買你不用演電影，就告訴你在瑞士銀行裡有一數就夠了，你聽話這數就是你的，你不聽話這數就沒了，所以不就是這樣嘛。 <text:line-break/><text:line-break/>若從這個角度看，利比亞的卡扎菲更過分，連歐元都不用了，要用黃金，於是歐洲人出兵把他端掉了。你連對衝貨幣增發都拒絕，就意味著當我作為歐元區國家增發歐元支撐歐洲共同基金來解救我的財政困難時，你連我的這個能力都要毀掉，你卡扎菲一定是惡魔，於是就只能死。歐洲人出兵，美國人樂得說這是你們歐洲人的事，我就不出兵，所以幹掉卡扎菲的是歐洲人。 <text:line-break/><text:line-break/>國內媒體很少介紹的是，卡扎菲通過軍事政變上台，強力把利比亞的石油資源都收歸國有，用石油收益來支付社會開支，因此國民高福利，全利比亞沒有一個街頭流浪漢，教育、醫療、養老全部免費，福利程度比歐洲各國還要高。 <text:line-break/><text:line-break/>如果拿社會發展指數來衡量，它有全世界最高的社會發展指數。幹掉卡扎菲有其他借口，但這是最主要的原因。只要石油收歸國有，你就有對衝能力了，國家不再是個想像，因為經濟主權中的石油主權在你這兒。 <text:line-break/><text:line-break/>伊朗也是其中之一，因為宗教革命使伊朗的世俗政權把石油收歸國有。 <text:line-break/><text:line-break/>幹掉伊拉克薩達姆的是美國軍隊，它的石油主權被美國人占有，幹掉卡扎菲的是歐洲軍隊，先開始動手的是法國，所以法國占有利比亞34%的石油主權，剩下的2/3歸了其他的戰勝國。 <text:line-break/><text:line-break/>這就是再殖民化，根本不意味著什麼正義，只是重新控制別國的石油資源。所以西方人高呼著，這根本就是石油戰爭，而不是什麼人道主義。我不會去爭辯，只是提供一點信息有助於豐富你的理解，我並不堅持，因為這些信息在媒體上根本看不到。不會有人告訴你，這個世界上發生的經濟關係是這種對衝關係。 <text:line-break/><text:line-break/>歐美雖然有時候出於共同的利益聯手打壓一些國家，但是歐美之間也會因為幣權戰略而相互鬥爭，別的不說，1999年出了一大麻煩——歐元問世。 <text:line-break/><text:line-break/>歐洲人聰明啊，因為美國人就是歐洲人生出來的。眼看著美國人靠印出點綠紙就能過好日子，歐洲人覺得甭兒子這麼干，我早就會啊，大家都知道玩金融玩得最早的就是16世紀的荷蘭，接著是17世紀的英國，連蘇格蘭，過去比較窮都會玩金融，蘇格蘭至今還是以金融為主，所以要說玩金融，歐洲人早就會，怎麼辦呢？ <text:line-break/><text:line-break/>這時候“歐元之父”蒙代爾就出了一個主意，你們可以建一歐盟，發行歐元，所以當時借著美國搞垮蘇聯的大好形勢，歐盟那些主要國家的貨幣像德國馬克，意大利里拉，法國法郎等等紛紛湧入東歐，去把它的經濟和資源都貨幣化了，就賺了一大筆，賺完了以後，大家說我們富了，於是就發行歐元，發行了以後由於歐洲的區內貿易大於區外貿易。 <text:line-break/><text:line-break/>歐元是健康貨幣，其幣值剛開始比美元高百分之十幾，這就打擊了美元，歐洲又派代表團到處遊說其他國家調整幣種，你們的外匯儲備不能光是美元啊，你們得有歐元啊，你看我的歐元多強勁啊，所以大家就開始調整了。 <text:line-break/><text:line-break/>買進歐元意味著什麼呢？拋出美元啊，你一拋美元，幣值就會掉下來，美國人還能維持這種經濟奇跡嗎？不能，所以怎麼著呢，發生了1999年的巴爾幹戰爭。一打就把歐元打下去了，你們以為打的是巴爾幹嗎？其實打的是歐元。<text:line-break/><text:line-break/>現在中國成為美國敵人的條件上升了，因為中國開始越來越多的與周邊國家簽訂雙邊協定，咱們不用美元了，我進口你的，你用我的貨幣。這個變化很大，也是在美國虛漲的龐大泡沫上捅了一下。 <text:line-break/><text:line-break/>今天大家為什麼知道美元明明是幣值高估，甚至有人說高估了70%還願意儲存美元呢？原因就在這裡，這才是美國經濟奇跡的真諦。 <text:line-break/><text:line-break/>至於是不是他說的民主等等那一套，大家願意信就信，反正那是你的事，我並不想干預，很多年輕朋友跟我辯論，我說咱不辯論，你一夜美國人都沒當過，夜夜做美國夢，連白天都夢，你說跟我辯論啥啊？我不辯論。你先去那些國家多跑幾趟，跑夠了咱再坐下來聊。 <text:line-break/><text:line-break/>來自20世紀90年代的經驗與教訓 <text:line-break/><text:line-break/>這個格局能改變嗎？目前來說還不能。 <text:line-break/><text:line-break/>中國現在怎麼做呢？ <text:line-break/><text:line-break/>先別著急聽別人來忽悠你，別盲信這個理論，那個理論。 <text:line-break/><text:line-break/>其實，如今中國已經有了條件作壁上觀，中國人完全沒必要自我矮化，先別著急把本幣開放、銀行開放、資本市場開放。中國人現在的實質性資產，高達百萬億規模，我們如果保持現在的狀態，可以用本國政治體制維持的貨幣信用體系來不斷的增發貨幣，我們叫Continue -monetization，繼續我們自己的貨幣化。我剛才其實把這個道理講清楚了，你們知道，貨幣是什麼？貨幣早就不是一般商品等價物了，靠交換來決定價值，早就不是了。 <text:line-break/><text:line-break/>所以應該怎麼做？ <text:line-break/><text:line-break/>中國人的社會責任就是不要做“鴉噪狀”，別瞎吵吵，中國人應該做出的選擇是用自己的政權體系支撐著自己的貨幣信用來貨幣化自己的資產和資源。這樣，我們很快會經濟總量迅速擴張。 <text:line-break/><text:line-break/>現在如果計算實質性資產，中國已經不是世界第四了(注：2005年數據)，第幾我不好說，說早了沒意思，你如果計算金融資產把泡沫那一塊加進來，中國第四，如果不加這一塊，就是開印刷機印紙啊，或者電腦裡存一個數這一塊，只計算發展中國家的實質經濟，中國第幾？所以別說，去做，幹你的活。唯一的要求就是，不要著急開放我上面說的那一塊，這一開，人家那個過剩的貨幣就進來了，過剩的貨幣你又相信不會垮，所以就會用他的，用他的你自己的就完了，為什麼這麼說呢？我給你舉一個例子，親身經歷的。 <text:line-break/><text:line-break/>1991年蘇東解體，我當時在美國哥倫比亞大學，我講課的時候人家就挑戰，說我們已經把“鐵幕”搞垮了，剩下的就是你們中國，因為你們中國不過是個“竹幕”，意思是竹竿編的籬笆，我能把“鐵幕”搞垮，搞垮你們還不容易嗎?下一個就是你們中國，“Next must be China!”。 <text:line-break/><text:line-break/>我非常憤怒，怎麼回答呢，北京話叫“沒門”，翻譯成英文叫“No way!”，但是沒有用啊，我沒弄明白，得去弄明白，於是就一個人去了歐洲，去了蘇東國家，一個人背著一個包走了7個蘇東國家，做了40天的蘇東考察，回來還挨了一處分。 <text:line-break/><text:line-break/>我們黨組書記說，誰允許你擅自改變出國地點？那時候出國挺嚴的，需要審查什麼的，我到期沒回來，機關炸了鍋了，說這小子叛逃了，結果過了40天回來了，我當時寫了一篇像模像樣的考察報告交給黨組，這個文章叫《蘇東7國私有化的觀察與思考》，黨組開會說，看來真的考察去了，就逃過了處分。 <text:line-break/><text:line-break/>當時去蘇東的一個重要感覺就是，覺得你自己是百萬富翁，拿著一百美元換來一堆票子，那票子上面很多“0”都數不過來，我們中國那時候票子還是1毛錢、5毛錢等等，那時候有10塊錢就覺得挺踏實，上街沒問題，所以當時在蘇東都不認識票子上面的一大堆零，坐汽車、住旅館都會拿出來問人家，你看收幾張。 <text:line-break/><text:line-break/>其實深入了解就會明白，任何一個國家的貨幣信用源於什麼？源於政權的權威性。蘇東國家紛紛從政治體制改革入手，上了美國人的當，先是政權解體，隨後貨幣體系應聲倒塌，今天宣布易幟解體，明天貨幣一錢不值。 <text:line-break/><text:line-break/>最後去俄羅斯，去的時候換的錢，回的時候換不回來，沒人跟你換，換成盧布還想換回美元？蘇聯沒解體之前，1個盧布換2.38個美元，解體後1個美元換4800個盧布，老百姓辛辛苦苦幹了一輩子，以為快要退休了可以安安穩穩生活，沒想到一夜之間還剩4、5個美元了。 <text:line-break/><text:line-break/>好在後來俄羅斯全部國有化了以後，每個職工只要你在國有企事業單位工作滿5年以上可以得到國家無償給你提供的半公頃的園地，在城市郊區，孬好我還有塊地，那一家人能夠活得下來啊，再加上它後來的改革是把所有國有資產都折成了券分給老百姓，實在不行，老百姓賣一點國有資產券也能生活下來啊。 <text:line-break/><text:line-break/>所以蘇東解體的時候我為什麼感覺很強烈，就是貨幣並不是什麼真實財富，它是一個虛擬的東西，從哪來的貨幣的價值呢？從政府的權力來的，政府倒台，你的銀行體系就應聲倒台，誰是硬通貨，誰就大占便宜。 <text:line-break/><text:line-break/>為啥蘇聯老百姓後來那麼恨那個政府，一定要改朝換代，就是因為他們輸得太慘。整個國家的資源經濟、產業經濟、實體性財富被國外貨幣的湧入所“貨幣化”，外國金融資本占有了大量的托賓稅，就是被貨幣化的收益，這個巨大的制度收益被國外金融資本占有，本國在經濟上缺輸的一塌糊塗。 <text:line-break/><text:line-break/>所以提醒一些激進的朋友，這事幹得幹不得，前車之鑒啊，包括我跟一些同齡的比較激進的朋友聊起來的時候，他們會說，既然轉軌有成本，那晚點來不如早點來，我說，轉軌成本不用你承擔，你一拍屁股走人了，承擔代價的可是老百姓。 <text:line-break/><text:line-break/>至少前蘇聯整個經濟不進入貨幣化階段的歷史教訓，我們算是避免了。儘管蘇東國家的實體經濟產生的製造業產量是全世界第一，按工農業總產值來計算它肯定是第一的，但是對不起，如果按貨幣量計算交易過程的增加值，就是按GDP法計算，當然就不如西方。於是西方輿論這個軟實力就說蘇東的體制不行，但其實質性的問題只是沒有進入貨幣化。 <text:line-break/><text:line-break/>中國恰恰是從1992年進入到了高速度貨幣化，GDP陡然大幅度增長，西方輿論也突然就從中國崩潰論變成中國威脅論了。 <text:line-break/><text:line-break/>我們得益於什麼？恰恰得益於無形之中推進的是貨幣化加快，恰恰又配合了市場經濟改革。如果中國沒有規模化的貨幣投資這個所謂的龍頭要素來撬動其他要素進入所謂的市場經濟，光靠放開市場這個看不見的手，很難發揮作用。 <text:line-break/><text:line-break/>中國在20世紀90年代的最重要教訓是，自主的貨幣化創造了高增長。 <text:line-break/><text:line-break/>因為貨幣化如此短期加快，中國出現了一個重大的利益結構改變，崛起了與中央政府利益相關的金融資本集團。今天很多人批判國有經濟，反壟斷，包括批評國有銀行，其實無外乎是批評金融壟斷資本。 <text:line-break/><text:line-break/>中國跟其他世界上的大國一樣，因為人口眾多，國家經濟總量大，對貨幣的需求也大，於是產生了幾大國有銀行占絕對比重的金融資本系統。這個大銀行系統占有了全國資金總量或信貸總量的70%，於是它變成了一個在中國乃至於在全世界都排在前列的大企業。這是客觀上造成的結果，不是主觀的，是客觀上中國進入了一個高速貨幣化進程而由原來的國有金融部門來運作大規模增發的貨幣。 <text:line-break/><text:line-break/>當然，這個運作的過程，開始因為政府短期內就把全國各種各樣的資源性的要素和資產性的要素大都貨幣化了，這些資源和資產在哪兒呢？大多在地方。所以，早期的中國貨幣化是地方政府主導的。如果看整個20世紀90年代的地方政府，那真是“八仙過海，各顯神通”，每個地方政府都拼命地加快本地GDP的增長。 <text:line-break/><text:line-break/>那個年代，我們叫做“中央承擔全部金融風險條件下的地方政府公司化競爭”。這個競爭過程中就有一批沿海的先富起來的地區，在此之前並不特別突出，但是在貨幣化的過程中，沿海的優勢就凸顯出來了。因為從20世紀50年代，特別是20世紀70年代以來，整個國家的工業布局大部分在沿海，就是實質性資產的主要聚集地。 <text:line-break/><text:line-break/>當沿海地方政府把國家工業化形成的這部分實質資產貨幣化的時候，資本增量顯然比內地大得多。於是沿海按GDP統計就發展起來了，內地就跌下去了，出現了非常大的區域差別，同期，農民收入的低下尤為凸顯出來，因為農業屬於自然經濟，貨幣化程度很低。所以在20世紀90年代農民貨幣化低的時候，城鄉差別也就拉大了。 <text:line-break/><text:line-break/>那好了，中國正好20世紀90年代初期進入到了高速度貨幣化，儘管後來我們遭遇到了更為嚴重的債務危機，為什麼過得去？就是因為在高速度貨幣化的過程中產生了巨量的所謂貨幣化制度收益。這個制度收益又因為我們的貨幣市場不開放，使得中國幾乎全額占有了自主貨幣化的制度收益，這就是人民幣在20世紀90年代的歷史貢獻。 </text:p>
      <text:p text:style-name="P1">欧阳阳   |  2018.07.06 20:33   |   <text:a xlink:type="simple" xlink:href="http://palinfo.habago.org/Entry?Command=Information_PrintForum&amp;iPage=67#FORUM36823"><text:span text:style-name="T1">#</text:span></text:a></text:p>
      <text:p text:style-name="P3">给前面的李想： <text:line-break/><text:line-break/>贸易这种东西，你情我愿，别人不买你们更多东西，这算不得打仗，最多你也可以不买他的。 <text:line-break/>只是，这样下去，世界的经济贸易规则可能得改改了。 <text:line-break/><text:line-break/>至于中国股市最近的大跌，在我看来，和中美贸易战关系不大，大概主要是由政府主导的“去杠杆”引发的，然后投机性资金跟风，就这样吧，金融投机本来就有很大风险，也怪不得别人，泡沫不可能永远吹下去。 <text:line-break/><text:line-break/>中国的效率提升了，再加上很勤劳，可以做很多东西，但也没有必要把全世界的活都拉过来全部包了。 <text:line-break/><text:line-break/>所以所谓的贸易战，到目前为止，影响还没有那么严重。</text:p>
      <text:p text:style-name="P1">李想   |  2018.07.06 13:32   |   <text:a xlink:type="simple" xlink:href="http://palinfo.habago.org/Entry?Command=Information_PrintForum&amp;iPage=67#FORUM36822"><text:span text:style-name="T1">#</text:span></text:a></text:p>
      <text:p text:style-name="P2">陈真，你反对我是天经地义，就算骂我都半点问题没有，但请别先给我扣个帽子再带出你的话，直接来就行。 <text:line-break/><text:line-break/>我说了我是第一批受害者，因为我股市亏了钱。既然我一普通人都受影响，自然成千上万的人受影响，但这些人对于全中国十几亿人，以及对于实体经济的影响，却是小数的小数。我的经济学也许不如您，但在中国，股市崩盘确实影响面不广，这是中国特色，和中国股市设立初衷已及以及政府角色有关。中国的股市崩盘和美国的股市崩盘，是两码事。你要对中国股市感兴趣，可以自行研究。 <text:line-break/><text:line-break/>我没有要讨论输赢的意思，我只是说这场仗必须打。至于那些每天喊来啊谁怕谁啊的人，我很讨厌，但不至于骂他们。因为每天喊中国不行的人，我也很讨厌，但我也没骂他们。这么多年平均来看，喊中国不行的声音更大，所以我还真不担心中国人盲目自大，中国政府盲目自大。 <text:line-break/><text:line-break/>关于忍，对我来说很简单，没什么智慧。对于国家来说，涉及生死存亡的，不能忍。不涉及的，就要权衡取舍，受伤害的面积多大，弥补措施多少，对以后影响多大，坏事能不能变好事，诸如此类。这只是我的看法而已。 <text:line-break/><text:line-break/>你说我信口胡謅不經大腦，我半点意见没有。但你说我意气风发信心十足，就有点泼脏水了。 <text:line-break/><text:line-break/>说到贸易战，我是同意应战的。注意我说的是应战，我可没说中国打死丫的美帝哦。既然同意，上面的留言也就提及想看看大家怎么看中美各自损失，各自能承受损失的时间，波及到国家地区等等。 </text:p>
      <text:p text:style-name="P1">lbboy   |  2018.07.06 11:08   |   <text:a xlink:type="simple" xlink:href="http://palinfo.habago.org/Entry?Command=Information_PrintForum&amp;iPage=67#FORUM36821"><text:span text:style-name="T1">#</text:span></text:a></text:p>
      <text:p text:style-name="P3">https://sl.g.58.com/glhouston-sl/glslqita1/34530874456834.html <text:line-break/>這一篇裡面有提到一些川普政府看似反覆的政策操作， 一般新聞或讀者都會把川普行為當笑話看過去， 這篇文章提出了一個觀點是， 這是一種經過計算的預期管理的操作模式。 美國在現在的體質下要發動進攻，又要穩定國內的金融波動在一定可控範圍之內的一種手法。 我個人覺得這是一種合理的觀察。 <text:line-break/>戰爭，不論是哪一種形式，都是人力物力財力的極大消耗與對抗， 檯面下的決策與準備動員絕不可能是一時一地的事件所決定的,而是更長時間，更大的趨勢決定的。 </text:p>
      <text:p text:style-name="P1">lbboy   |  2018.07.06 10:52   |   <text:a xlink:type="simple" xlink:href="http://palinfo.habago.org/Entry?Command=Information_PrintForum&amp;iPage=67#FORUM36820"><text:span text:style-name="T1">#</text:span></text:a></text:p>
      <text:p text:style-name="P2">這是這個作者對中美貿易戰的大概的分析，作者也是從一些客觀數據做出的分析，還可以看一看。 中美衝突有其客觀條件的成熟所推進，而並非只是誰主觀願不願意，怕不怕所造成。</text:p>
      <text:p text:style-name="P1">欧阳阳   |  2018.07.06 10:17   |   <text:a xlink:type="simple" xlink:href="http://palinfo.habago.org/Entry?Command=Information_PrintForum&amp;iPage=67#FORUM36819"><text:span text:style-name="T1">#</text:span></text:a></text:p>
      <text:p text:style-name="P3">至于所谓贸易战，我认为这对于中国乃至全世界来说，未必不可以转换为一件好事，从所谓的经济全球一体化，发展为一种适当间隔与壁垒的交流。 <text:line-break/><text:line-break/>就中美贸易现状来说，中国对美国出口了大量廉价物品，赚取了大量贸易顺差，然后美国不满意，问题是中国人为什么非要给美国生产大量廉价物品？ <text:line-break/><text:line-break/>实在产品过剩，你可以放假休息啊！！这个问题是可以通过制度和发展方式调整来解决。 <text:line-break/><text:line-break/>贸易战不是你死我活的战斗，而是一种国际经济交流方式的转变。 </text:p>
      <text:p text:style-name="P1">欧阳阳   |  2018.07.06 09:30   |   <text:a xlink:type="simple" xlink:href="http://palinfo.habago.org/Entry?Command=Information_PrintForum&amp;iPage=67#FORUM36818"><text:span text:style-name="T1">#</text:span></text:a></text:p>
      <text:p text:style-name="P2">我是经济学的门外汉，社会学也是。 <text:line-break/>但也读过一些经济或者社会学名家的文章，包括张五常。 <text:line-break/>总的来说，我对所谓的经济学家，社会学家缺乏信心，因为从我事后诸葛亮的角度来看，大部分所谓的经济学家，社会学家对应经济大势，社会大势的判断都不精准，甚至完全错误，都说美国人才济济，大概也没有几个人能够判断出2008年的经融危机，没有几个人能够判断出如今的中东乱局。也行经济与社会的发展过于复杂，复杂到超出了人类所能理解的极限。 <text:line-break/><text:line-break/>对于经济，我个人认为无非就是提升效率，解放人性，人不能只是为工作而活。 <text:line-break/>所以我对张五常的新劳动法的判断，还有“關門大吉就行了”，“全球一体化”这些论调是不太认同的，我也不认为中国非要搞什么“一带一路”。 <text:line-break/><text:line-break/>我赞同保持与发展开放政策，但是没有必要把手过多地深入别人的地盘，每个地区有每个地区的特点，还是保留一定的间隙比较好，经济援助只能出入人道或者利益交换，但不会收获所谓友谊。 <text:line-break/></text:p>
      <text:p text:style-name="P1">蔡亦鸣   |  2018.07.06 02:25   |   <text:a xlink:type="simple" xlink:href="http://palinfo.habago.org/Entry?Command=Information_PrintForum&amp;iPage=67#FORUM36817"><text:span text:style-name="T1">#</text:span></text:a></text:p>
      <text:p text:style-name="P3">贸易战是双输，而美国的手段和牌远比中国更多，一但开打中国只会更痛，而且根据温教授的成本转嫁论，我严重怀疑美国会通过金融将自身受到的伤害转嫁给中国，苦果难咽。 <text:line-break/>现在国内网络上不知何来的信心，光是今天股市基金纠纷跳水，身边的朋友都在骂娘。 <text:line-break/>大陆的媒体自大成风同时自卑到极点很久了，在各大视频网上各种外国人吹捧中国的视频多不胜数，令人摇头。至于环球时报，大陆盛传一句话，只有叫错的名字没有叫错的外号，人送外号叼盘时报，基本就是嘲讽这家报纸非常狗腿。官媒说实话，一惯如此，很多浮夸吹嘘不知是为了愚民还是为了增强民族自信，自习上台之后这种浮夸倾向就更明显了，只能摇头。 <text:line-break/>………………………………………………………………………………………… <text:line-break/>今天youtube的推送让我发现了漏看的15年温教授演讲，看完深受感动，因此忍不住将第一部分演讲的内容手打了出来。 <text:line-break/>而最令我感动的其实是第二部分的问答，只是时间有限，把第一部分打完已经耗光了精力。 <text:line-break/>………………………………………………………………………………………… <text:line-break/><text:line-break/>https://www.youtube.com/watch?v=8rcMqwqlNBw <text:line-break/>https://www.youtube.com/watch?v=pcKdUT90g3U <text:line-break/><text:line-break/>鄉村建設中的中國道路 <text:line-break/><text:line-break/>特別是主流的朋友，對我們這3、40年的改革開放，持意識形態化的評價。我，沒有意見，我說那是您的工作，我的研究呢，只不過是把客觀的情況多多少少做點解釋。說的不對呢，多包涵，多批判。 <text:line-break/><text:line-break/>我相信可能是接受了，特別是主流的朋友接受了，大家願意表示個什麼……但問題是在下一步，在這個生產過剩，在西方表現為因大危機而最終走向戰爭，而戰爭導致二戰最後把所有的生產過剩國家，在歐洲這個小小的半島型大陸上所形成的生產能力摧毀，二戰的勝利者是誰呢？恰恰是具有大陸的幅員遼闊優勢的國家，那就是美國和蘇聯。因為它可以把大生產形成的生產能力轉向內陸建設。 <text:line-break/><text:line-break/>這兩個它行了，就變成二戰以後的雙寡頭地緣政治壟斷，這個地緣政治壟斷，導致所謂“冷戰”秩序。 <text:line-break/><text:line-break/>這一系列的東西，今天仍然被我們的整個思想理論界延續著，並且作為一種“框框”，它很難脫的過去，於是乎從“冷戰”進入“后冷戰”，那就是91年蘇聯解體之後進入“后冷戰”，我們在“后冷戰”又有了20多年的經驗過程，那我們的知識分子們在幹什麼？當你們在強調知識生產的時候，有誰對這樣一個歷史的所謂“宏大變遷”做一個基本的解釋？以使我們的年輕人多多少少有點常識。麻煩就在於大多數人“以為”的那個知識生產，其實是反智的。 <text:line-break/><text:line-break/>抱歉啊，我又……說過了，又得……請大家原諒。 <text:line-break/><text:line-break/>那麻煩在於什麼呢，就這個即使你把這段時間用“冷戰”意識形態和“后冷戰”的意識形態做了一些似是而非的解釋，那往後呢？我們還能摸着石頭過河嗎？不能。 <text:line-break/><text:line-break/>因為前面是什麽呢？是金融化的汪洋大海，金融化是虛擬資本，虛擬資本只有泡沫化，而泡沫化的虛擬資本是以“三性”為生存的特質的。它的基本東西是什麼呢，流動性，金融資本可以在0.6秒之間，完成結算。它的每筆金融虛擬資本的網上交易，可以以毫秒計算，因此它的流動性的那個快速的特點，導致任何實體經濟——資源經濟、自然經濟，無論你們怎麼叫，都在它面前敗下陣來，因為你太長，再短的實體經濟，也是漫長的。那因此，因為它可以流動性，所以它可以短時間內集中性，就造成了，派生出來的，就是流動性所派生的集中性和短期性，這就跟當年的資本主義批判者們所提出的老“三性”，寄生性而導致腐朽性和垂死性，和那個東西呢其實是一致的。傳統政治經濟學到今天的新政治經濟學的無知，是無法理解什麼叫做虛擬金融資本在今天這個社會上的“三性”。那好了，它變成了一個因虛擬資本的快速擴張，而形成了一個像汪洋大海一樣的，你的這麼一個，所謂“前方”，你還能摸石頭嗎？沒有石頭了。 <text:line-break/><text:line-break/>如果說前面，就我們走向生產過剩的這個階段，你最後摸到的那塊石頭還是“羅斯福新政”。那在這之後呢？人家二戰之後，因二戰把所有的西方資本主義國家都打殘了，大家把黃金白銀都送給美國，於是乎美國佔有了全世界60%以上的黃金，它可以發行全球70%的貨幣。至今，它仍然是以70%的儲備貨幣，成為金融資本第一國家。你往前走，你走他那個路，中國要走金融化嗎？嗯？還是要金融化主導的全球化？我們跟得上嗎？看看我們的鄰國，無論是韓國還是日本，還是我們的兄弟台灣，哪個能走的進去？ <text:line-break/><text:line-break/>在這些問題上，我說我們看看我們21世紀的方向。所以我說，如何去激進化的看待我們的現代化，這仍然是一個大的話題。因此我希望在座的各位，承擔知識生產責任的知識分子們，跟我們一起來思考一下這些重大問題。特別是亞洲，我們是一個原住民的地區，或者叫原住民大陸。為什麼？因為太遠。人家推進殖民化的時候，雖然到這兒來了，但只殖民化了一些小經濟體、小國，比如說亞洲，完全被殖民化的只有菲律賓一家，它被殖民化了400年。日本呢，是打到了，但是日本至今仍然是100%的原住民，韓國100%，整個朝鮮半島100%的單一民族。中國大陸儘管50多個民族，但它是一個原住民的大陸，它並沒有像經歷了殖民化的老俄羅斯，它把各種各樣的少數民族，它遷移。我們是原少數民族仍然在原來的聚居地，我們是原住民的大陸。整個亞洲大陸，包括印度南亞次大陸全部在內都是原住民，你沒有經歷過殖民化，你怎麼可以參照殖民化國家的那些經驗，來改造你自己？！有本事你先把你的人口95%送到太平洋，你再學美國、加拿大、澳大利亞，人家是原住民人口不到5%，包括巴西、阿根廷等等，這些殖民化大陸的這些國家，原住民人口基本上，消滅完了。它才有現在的這些，所謂制度，你再激進，你能把你的原住民都送到太平洋裡去嗎？不僅不能，我們未來還得是15點幾億人的原住民人口，到了那個頂點才能緩慢下降，但就是再下降，你也降不到10億以下。所以各位年輕的朋友，我們這一代人做夢，好不容易算是到了夢醒時分。你們，不要沿著我們的夢魘之路，繼續做下去了。 <text:line-break/><text:line-break/>如果我們真的想像西方那樣，你們今天腦子裡都裝的那些普世話語，先得說，是不是打算先從自己做起，先自裁，我們先把我們的人口減少，到剩下5%，然後你就可以按照那個路走了，前邊這個所謂摸著石頭過河，摸到現在，全球化怎麼全球化？金融化怎麼金融化？少數精英朋友們已經兜里裝著綠卡或者乾脆老婆孩子全送出，他們是裸商裸官裸教授。你們當然也可以裸一把，對吧？這些裸奔出去，這也可以；但是，不太容易。 <text:line-break/><text:line-break/>而因此，我們才說在這百年的激進化的，所謂過程中，有些不那麼激進的人試圖走一條另類的路。那，上一代人走了，我們這一代人呢，試圖有所繼承，有所揚棄，也有所發展吧。 <text:line-break/><text:line-break/>這樣，我歸納一下，我說如何看，我剛才講的那些觀點，我說，1950年代以前，它只不過是一個完全沒有治理能力的被破壞的傳統大陸國家。1950年以後呢，它其實是一個通過所謂“civil war”，我們叫做三次土地革命戰爭，同時也叫做三次獨立戰爭，或者叫國內革命戰爭，哈，你用革命意識形態解釋，它就是革命，你用一般的意識形態解釋，它就是主權獨立的過程。那這三場戰爭打出的結果呢，是一個相對而言，沒-有-嚴-重-外-部-性的主權國家。 <text:line-break/><text:line-break/>我最近在可能會……人老了嘛，你就要出點東西了嘛，所以我最近會出一個，關於發展中國家為何深陷發展陷阱不能自拔，誰也跳不出來，是因為，大多數發展中國家，形成國家政權的過程，形成這個主權的時候呢，它是交易形成的，你們今天大家都相信的“市場經濟解決一切”。 <text:line-break/><text:line-break/>那，當交易形成主權的時候，就交易出了主權外部性，是負外部性；這個負外部性，就往往導致維持主權的經濟資源，被跨國公司佔有，這是大多數發展中國家普遍存在的問題。 <text:line-break/><text:line-break/>於是乎這個所謂“主權負外部性”就使得維持主權的成本仍然是一個交易過程，就是說，當你自己不能支持你的所謂現代財政、現代政體的時候，議會道路啊，總統制啊，然後國防軍制啊，然後這個高等教育西方制啊等等，這些東西這是高成本的。這套高成本不能支持呢，只能拿西方財政，所以大多數，現在被作為“model”的國家，三分之一以上財政，是宗主國給的，不給，就垮；那給的條件就是“聽話”，按我說的做。 <text:line-break/><text:line-break/>因此多數發展中國家之所以爬不起來的原因，就在於它在形成主權的時候，沒有經過慘烈的革命。而中國這個大陸上，它恰恰經過慘烈的革命之後，它形成了一個主權，曾經一度，是去外部性的，現在，當然慢慢在恢復外部性，這個另外再說，這個容易說錯話，所以我們先把它放下。 <text:line-break/><text:line-break/>我們只是告訴大家呢，其實，如果我們看，這個百年的鄉村建設，是伴生著一個非常複雜的，中國形成國家治理主權的這樣一個條件，以及這個條件變化的過程。 <text:line-break/><text:line-break/>那我們把它歸納為三次，我們說呢，早期的，有這個清末民初，也就是說，清朝所形成的傳統國家政權，解體，而民國，試圖照搬西方的國家政體，尚不能成立的這個階段，恰恰是禮崩樂壞，然後鄉村社會，就是一片衰敗。在這種情況下，有以實業救國，或者是以教育救國，或者是以科技救國，但這些救國論基本上是“自上而下”，那主張平民化的鄉村建設恰恰是個“自下而上”。所以它今天被中國這個復興之路國家博物館加了一個展板，叫做“其他救國路線”，指的就是這些打算“自下而上”的，那這部分，我們把它編成了鄉村建設的，這麼一個三次歸納，所以這裡邊做了三次歸納。 <text:line-break/><text:line-break/>第一次是實現它的官民合作，1904年清末起於這個河北的定縣翟城村，遭逢亂世而又鄉村出面維護村級自治，而村自治呢，本身是幾千年的傳統，因此呢，是鄉紳，或者今天我們叫鄉賢了，我們看最近，中宣部部長講，鄉村復興的時候，文化復興，開始講鄉賢治理等等，這些東西呢，（19）04年清末就已經開始，形成了一個起步，那它興于1920年代，其實那個時候20年代什麼呢？民國開始了軍閥混戰，地方割據，在軍閥混戰、地方割據的情況下，都要從農村更多的提取，其實那個時候兵匪一家，過兵如過匪。大量的，所謂“禮崩樂壞”在鄉土社會的發生，是因為良紳，不可能應付兵家的需求，於是乎就“劣紳化”，“劣紳化”就把良民逼成刁民，一旦鄉村治理的鄉賢變成了劣紳，老百姓就變成刁民，這個東西就是鄉村社會的徹底破壞了，那這個時候就有一批人，出來利用當時的地方割據，形成了割據條件下的鄉村建設實驗。這是當年，一直到二戰以後，華西試驗區是最後一個被這些鄉建知識分子所主導的試驗區。它1949結束，這個時候呢，就結束了。而這個早期的鄉村建設的主要骨幹梁漱溟，他沒打成右派，但是，相當于右派吧。晏陽初流亡海外，在菲律賓搞個IIRR。盧作孚自殺，陶行知病逝，黃炎培幸免。因此現在，這個社會上，中華職教社仍然在開展活動，其他的有名無實了。比如像晏陽初研究會，梁漱溟研究會等等，都有，但是，只是勉強維持一些認同這個思想的老同志們，開展一點小活動。 <text:line-break/><text:line-break/>第二次呢我們說，其實是沒有鄉建派的鄉村建設，因爲1950年你實現了跟今天大包干一樣的小農經濟，小農經濟這個分散社會，是無力抗禦任何資本的剝奪的，而我們在1947年就定下來，只要1949建國，你要搞的是民族資本主義。這點呢，當年是清楚的。到1953年呢，大家說社會主義改造，從那兒認爲是進入社會主義，錯了。其實1953年中共中央講的很清楚【我們要搞的是國家資本主義】所以你49年到53年之間是民族資本主義。1953年以後呢，一直到後來叫做國家資本主義。整個，是一個從私人資本的原始積累到國家資本的原始積累，這樣的一個過程。在這個期間，面對高度分散的小農，都有交易費用問題。因此國家主導，形成鄉土社會的組織建設、制度建設，是個必然，如果你懂點傳統政治經濟學用這個東西作爲工具來分析，我們就可以這樣歸納，這段時間的曆史。如果我們另外一個理論也可以歸納出另外一個脈絡，這個無外乎就是，我們借用西方的理論拿來做了點歸納。哪個對哪個錯其實大可不必爭，都不是科學，所以我不堅持什麽，我幹嘛要堅持呢？它不是我們自己的東西，我不過就是借來做了點分析而已，因此我迴避現在所有理論界的鬥爭，誰打我我立刻趴下，告訴你我不值得打，你對了不就完了嗎？我自己不認為我的對啊。當然也出了些書，也發了些文章。你當教授嘛，要不你怎麼能評得上今天的所謂二級對吧？你總得弄，所以這事就是，就這麼弄。對不起。 <text:line-break/><text:line-break/>那我們接著看呢，在這個過程中間，官方主導。從52年毛時代開始，就是在抓農村的組織建設和制度建設，無論是當時的合作社，還是流通體制建設，都跟早期鄉建派們所主張的內容差不多，我甚至應該告訴大家，其實早期鄉建派在40年代做的鄉村建設，重慶也在做，延安也在做，延安是共產黨主導在做，重慶是晏陽初拿了美元在做，做的什麼呢，其實一樣啊。無外乎就是合作社為載體，實現良治，就這些東西，如果你再往前，30年代說，你看無論是宛西的自治還是鄒平的自治，做的也是一樣，基本上都是以合作社為載體，綜合性合作社為載體，實現一個鄉村良治，就這些東西。所以延續下來，到50年代，鄉村是否有可能實現良治，可能啊。因為民眾已經被廣泛動員了，這個世界上幾乎找不出任何一個發展中國家可以全民實現動員的，之後到那個年代，你們注意，中國是婦女就業率全球最高的，接近100%。我們現在的制度遺產導致我們今天婦女的就業率仍然高達84%，全世界第一，哪兒找去？為啥呢？其實無外乎就是當年你們的奶奶們參加了“識字班”。現在大家說起來，你們到老解放區就知道什麼叫識字班，是個識字班，就是解放婦女的。我們把這些東西看起來，你就知道，當一個可以無償得到財產的革命被大多數小資們都接受的時候，那，大家就都被動員起來了。至於這個革命過程中，是否有血腥有暴力，請問這個世界上哪個革命沒有？難道美國的南北戰爭，不是有大量的姦淫擄掠，殘害無辜？不都有嗎？今天我們的很多…嘿嘿…朋友們，當然，我理解你們的於心不忍，想用今天的你我，去重寫昨天的故事。這也算是一種解釋，請你們包容，希望大家以同樣的態度，包容我們。好了，在這個過程中間，我們知道，從50年代形成的組織建設，一直延續，延續到這個國家的工業原始積累完成，什麼時候完成的呢？70年代。當它完成之後，開始進入大生產不再需要從農業提取積累的時候。 <text:line-break/><text:line-break/>農村又恢復了什麼呢，1980年的大包干。大包干的事，和1950年代是一樣的。所以毛和鄧做的事並沒有本質差別，鄧1949年~不是，毛1949年50年給農民分了一回地，鄧1980年又給農民分了一回地。有差別嗎？當然，也可能說有，意識形態可以作不同的解釋。我們說呢，純從財產關係的角度來說，是一樣的。在這個之後呢，又恰恰形成了一次，分散農民，重新做再組織化，再制度化，這兩個東西，又變成了和50年代差不多的東西。只不過，那個年代，資本的力量尚不夠強大。今天，三大資本，力量足夠強大，也因此，我們可以說，當年，你可以有龐大的官方力量推進沒有鄉建派的鄉村建設。今天呢，我們打算自下而上的做，就尤其困難。所以很多人問我說，溫鐵軍你為什麼一天到晚老是微笑著？我說，因為我面對的困難太多，只好微-笑-以-對。你還能怎麼樣呢，你哭？那不是一個男爺們應該的事啊，所以只好笑著。那我們看，我們這個民間為主的，鄉村建設。不僅面對著國內三大資本的崛起，乃至於三大資本過剩，向鄉土社會轉嫁成本的一個歷史過程。 <text:line-break/><text:line-break/>我們也面對著，中國不得不加入全球化，而在全球化條件下，又是全球過剩資本，向資源經濟、實體經濟轉嫁代價，這個代價轉嫁，就被我歸納成了。我到高校工作十年，我就歸納一下這十年，快退休了，歸納一下我的理論到底是什麼。我說叫做，【成本轉嫁論】。它對接的什麼呢，往上對接的是沃倫斯坦的所謂【世界系統論】，或薩米爾·阿明的那個，所謂【依附理論】。這往上加了這兩個東西，它就基本上算是這個半個多世紀的一個思想傳承。當然我不敢這麼太……過，說過了就容易挨批。但總之呢，我們得看到。 <text:line-break/><text:line-break/>其實在金融資本階段，世界金融資本的主導國家已經形成了金融資本的新秩序，形成了一個新的金融資本的核心。這個和沃倫斯坦的理論體系，早期的那個產業資本階段的核心，是有差別的。金融資本階段的核心，已經在2008年華爾街金融海嘯所引發的全球大危機中鍛煉成熟，並且形成了核心。什麼呢？就是1年之前，去年10月份，西方6個主要金融資本經濟體，聯合形成的貨幣互換協定。任何一個國家，這六個體：美國、加拿大、東邊日本、西邊英國、再加歐盟、再加瑞士。這六個，任何一個國家發生所謂，短期的流動性短缺，在沒有其他國家來“背”他，幫他背書的情況下，都會因流動性短時間的短缺，而發生金融危機。但現在，彌平了，為什麼？所有其他國家，你們的流動性，都等於我的流動性。這個協定，非常關鍵。然後是什麼呢？就是以你，沒有流動性短缺的國家的利率，來向我支付。那就意味著，我完全可以隨時燙平金融資本階段，因流動性短缺而發生的金融危機，於是乎，新核心形成，在它之外的，就是所謂“半邊緣”。你認同我的普世價值的意識形態，按我的要求構建你這個國家的制度，那就叫做“金融無邊疆”，我隨時可以來，把你的資源產生的收益，歸我佔有。在這種條件下，你可以作為半邊緣，或者叫做半核心，那取決於你的實際大小。而剩下的，不認同的，像中國這樣的，仍然構築金融高邊疆的，當然現在他也在慢慢的降低，甚至準備……放開。仍然構築的，你用你自己的本幣，來貨幣化你的資源資產；用你自己的資本市場，來資本化你的產業經濟的這些國家，你就叫做，一定得被邊緣化。如果你們成了，這個世界沒秩序了，金融資本的核心就會崩潰。所以，你們看到的所有的大片，其實背後都有一種“危機感”。……它什麼時候崩？只要你撐住了，它一定崩。麻煩就在於，我們現在，撐不住。好了，這些也不多講，這個講起來太複雜。但總之告訴大家，只要你在這樣的一個全球化的代價之下，它的成本會不斷地向你轉嫁，那你的實體經濟和資源經濟就很難維持。除非，你形成了一個自下而上和自上而下的，這兩者之間，能夠良性互動的，叫做善治。 <text:line-break/><text:line-break/>它是否就是今天，西方給定的，這套普世話語？我，說不好，但總之，我們在試。所以，我們看，這個當年知識分子們他們做的事情，這個，大家看現在這張照片，這就是我們05年的這個鄉村建設的會議。當然，現在比當年早期人要多得多啦，我們現在成千上萬的青年學生加入其中，200多所高校，大概已經加入到支農活動中的青年學生已經20多萬。那，這個，歷史上前所未有的這種動員，形成的這樣一種運動，我們繼承的仍然是前輩的思想，晏陽初講：【我們不願安居太師椅上，空作誤民的計劃，才到農民生活里去找問題，去解決問題。我們希望拋下一切東洋眼鏡、西洋眼鏡、都市眼鏡，換上一副農夫眼鏡。】，因為農夫眼鏡現在是最大程度的接受轉嫁代價的那部分群體，就是換一副他們的眼鏡，才能看清楚這個世界，它的成本是怎樣逐級轉嫁的，遞次轉嫁到鄉土社會。那，在這種情況下，我們的知識生產，我們的教育，被當年的陶行知早就批評過了—— <text:line-break/>他說：【中國鄉村教育走錯了路！他教人離開鄉下向城裡跑；他教人吃飯不種稻，穿衣不種棉，做房子不造林；他教人羨慕奢華，看不起務農，他教人分利不生利；他教農夫子弟變成了書呆子，他教富的變窮，窮的變得格外窮；他教強的變弱，弱的變得格外弱。 】 （19）26年，當年陶行知先生的教誨，今天，不知道還適不適用，我們，反正還是記得的好。 <text:line-break/><text:line-break/>那在我們這些人中間，有的已經去世了。這個就是當年，到各個高校去發動青年下鄉的劉相波（1968-2011），他不願意人家叫他老師，所以他就把劉老師改成了“劉老石”，他願意做一塊鋪路石，他說【青年是用來成長的，老師卻是用來犧牲的。】 <text:line-break/><text:line-break/>在座的，我們有梁漱溟鄉建中心的年輕人，他們就是他的傳人。他呢，天津青院的老師，被青院的老師們叫成“劉老講”，因為老下鄉，所以沒有“paper”，所以不能提副教授，長期老講師。最後實在沒辦法，到我這來讀博士，想……想給他改換門庭。結果，讀博士期間去世了。雖然我仍然是微笑的在說他，但其實為失去這樣一個助手呢感到非常沉痛；但是，我相信……他也跟我一樣，其實每天都笑著。我們往下在……再就是對所謂的第一次鄉建的概括。 <text:line-break/><text:line-break/>（19）04年到（19）49年，差不多有小半個世紀的鄉村建設。它其實是當時，這個國家的混亂狀態，那我們所謂，和一般的所謂“救國理論”不同的是我們堅持“救民”，不是今天的，是百年來的它的一個，一向的一個……一個目標。它就是說，只能做平民化自下而上的那種鄉村建設。我們在中國，越來越多的承載全球危機、轉嫁成本，於是乎就越是，就是梁漱溟說的【他毀，遠遠不如自毀】。越多的接受全球化成本轉嫁，就越多的出現自毀。這個辯證關係，其實仍然是這樣的。那這個過程中間，你所做的努力，未必都是成功的。往往可能大家，眼淚多餘歡笑，但那又有什麼？千萬不要庸俗的把井蛙眼裡的成王敗寇，當成是真實的歷史。這點呢，我是，特別提醒一下。 <text:line-break/><text:line-break/>那鄉村建設，當年，民國年間有600多個團體，1000多個試驗區。我們今天還達不到當年的那個規模，但是，也還算是有點，成績了吧。 <text:line-break/><text:line-break/>那我們現在呢，把這個張謇當時在南通所做的南通試驗，歸納入到最早的鄉村建設試驗。它是一個，完全在地化的試驗過程，它把所有產生的收益。其實我們今天做的另外一套理論體系，我們叫做“總租”理論。它無外乎是，把所有，這個地區，形成的，所謂產業收益，全都用於當地的福利建設、教育建設、基本建設等等。因此呢，張謇早年的南通試驗區，相對來講，我們把它叫做“縣治”的成功。同理，盧作孚在重慶北碚鎮，所做的北碚實驗區，叫做鎮治試驗。梁漱溟在鄒平做的，我們叫做村治試驗。無外乎是縣、鄉、村，三級的治理試驗，它為國家治理，提供了基礎。因此我們現在之所以能拿到“國家重大”，就在於我們強調國家安全的治理基礎，是鄉土社會。那當年，這是，這個，早年這個南通試驗區的一些情況。這個張謇就是欽定第一甲第一名的清末狀元，他後來當了部長，然後辭官回鄉，回到南通，建立了南通試驗區。這個，整個大的鄉建，當年的背景，其實有很重要的情況請大家注意，其實“29-33”大危機對中國當時民國正在蓬勃興起的現代化，也就是“工業化+城市化”，是一個非常重大的挑戰，是因為‘黃金經建’這是民國史上非常有名的，這個十年發展過程。 <text:line-break/><text:line-break/>它其實造成兩個東西：第一就是，原始積累從哪來？你不能對外剝奪，你不是西方國家，對吧？那你只能對鄉村剝奪，於是鄉村社會發生了一系列改變，這個我在90年代的文章就介紹過了，它為什麼是工商業資本和金融資本摧毀了鄉土社會，而不是一般的地主。這個道理呢，今天我發現很難被大家接受。但是，它是一個有數據支撐的體系，我們分析到了。就是你主要是從鄉村提取積累，於是乎破壞了鄉土社會的生存基礎。 <text:line-break/><text:line-break/>另外一個，就是“29-33”大危機爆發之後，中國出現了什麼呢？當時叫做deflation，也就是說 哦……今天叫做deflation，當時就是白銀外流。白銀外流導致中國發生白銀危機，白銀危機導致，民國政府當年不得不推行幣制改革，放棄“銀本位”，改行“紙幣制”，法幣。於是乎就從這兒開始，出現了民國的所謂“金融危機”，從原來的deflation，所謂的通貨緊縮，到inflation，通貨膨脹。 <text:line-break/><text:line-break/>通貨膨脹，隨37年，日本和中國的戰爭，導致中國把有限的貴金屬全部交給美國來換軍火，換的軍事援助。於是乎民國年間的開始進入長期通脹，一直通脹到1948年的金圓券改革再次失敗，整個財政金融垮臺，所以“政府意義”的現代化到1948年末，徹底失敗。那軍隊，沒有軍餉，不再打仗。於是乎摧枯拉朽一般的，被游擊隊方式的共產黨，奪取了政權。那共產黨奪取政權，其實也有一個很好的解釋就是：它怎麼化解危機？大多數發展中國家，在獲取政權后，都面臨的是大危機，大危機導致政權不能存在。就是，革命產生的政權是短命的，其原因在於它對於經濟危機，無力化解。中國怎麼化解呢？農民戰爭，要的是什麼？分地。那好了，88%的農業人口接近90%，回家了。新建立的這個1949年的政權不用再管100%的中國人，只管11%到12%的城裡人，就夠了。8~90%的農民回家種地了，有吃有喝不找你（麻煩）。所以小車挑擔，就能把農產品剩餘拿來，養活那10%的城裡人，9個人養活1個人，有什麼不能養的？恰恰不是現代化救了中國，是傳統的鄉土社會回歸小農經濟，救了1949年深陷危機的中國。這觀點恐怕也扯的半徑大了一點，對不起哈，各位有批評。 <text:line-break/><text:line-break/>我們往下看就知道了，民國這場大危機，導致民國的，我們想象的，完全民營化的工業化，城市化，最終走向了失敗。這個現代化的努力，清末當時是洋務運動失敗了，民國，是什麼呢，民營經濟的失敗，最後才轉向四大家族嘛，借戰爭之機，對吧？等等這些被我們批成了另外一個解釋，當然，那個解釋對。大家按教科書來，我沒意見。我們自己看呢，其實應該知道這是個大背景，在這個大背景之下，過量的工業化代價，城市化代價，轉移到鄉土社會，破壞了鄉土社會。才有了這麼多的人，因“不忍”，其實無外乎就是一種“婦人之仁”，就是被你們今天當成“女性主義”的那種思潮，所以早期的中國鄉建知識分子，早就是女性主義了！不用今天。當然大家願意把他們當做你們的前輩，願意……我希望各位女性主義者，有點考慮。 <text:line-break/><text:line-break/>那我們知道，這個翟城村是1904年最早的這個鄉建村，是鄉紳父子，在禮崩樂壞、劣紳遍地的條件下，試圖恢復良紳自治，他有條件就是什麼呢？它的村內幅員，在1904年的是時候，已經2000多口人了，它現在是個5000多人的大村。5000人在西方相當於城市，2000人也相當於城市，所以它實際上實現的是一個2000人範圍的，在地化的自治。我們把這個是，作為它的起步，所以我們說，清末的現代化，太平天國事變中，湘淮兩軍接受“器物說”，其後，地方實力派洋務運動興起。然後在庚子事變前，之前，清廷接受“制度說”。其後，中央政府開始推行全面改制，所以清末，其實已經起了一波現代化高潮，只不過它失敗了。然後接著進入民國早期，然後再這個接著在這個變化階段上，出現的是早期的鄉村建設，接著我們再看，民國早期，其實有一批，政府官員，甚至高官，認識到，必須救民與水火，於是乎他們辭官回鄉，去做試驗。 <text:line-break/><text:line-break/>其中比較著名的是第一個臨時大總統黎元洪，它的秘書姓孫，就到了定縣，發現了翟城村這個村治樣板，於是乎他整個定縣推廣，到1914年，民國之初的第三個年頭，定縣就成了民國的村治模範縣。接著大家看，孫中山的秘書，叫黃展云，他是國民黨的省委書記，福建省黨部書記辭官不做，到福建長樂，現在叫長樂市長樂營前村，去做這個營前模範村。他的做法和張謇一樣，無外乎是把營前村這個村域範圍內，它兼併了周圍兩個村，形成的所有收益，用於本地的社會開支，非常穩定，但他被人構陷，接著，也就把他的權利剝奪了。那第三位是，馮玉祥，他的副官，實在這個河南信陽，創辦的是這個村治試驗區，也相對來講還算是比較成功吧，因為周圍那地方，“三不管”地方，土匪橫行能實現村裡的自治就已經不錯了，但因為他得罪了當地官匪一家、兵匪一家的勢力，於是他被暗殺了，然後那看過他這個地方，幫他搞過的梁漱溟，就當時馮玉祥，中間呢有一部分是韓復榘，韓復榘叛變了馮玉祥，投了蔣介石，被任命為山東省主席。他治理山東省，用的是梁漱溟從宛西拿來的經驗，形成的是鄒平試驗區，我們如果看民國早期這個政府以善治為目的而推行的割據條件下的的制度試驗，都是以鄉村的，在地化治理為主要內容的。那好了，我們看，這是黃展云，在福建長樂，這就是他當年，早期建的這個商業街。就跟我們現在地方政府搞招商引資開發的情況是一樣的，所以他建立的一個營前模範村，只不過它的收益，留在當地了，不是被剝奪，被資本佔有而已。 <text:line-break/><text:line-break/>那宛西試驗區，以及其他的這些試驗區，包括延安，所以下邊加了句話：1940年代，延安和重慶都在農村成功的開展了，減租減息為前提，綜合性合作社為載體的鄉建運動。不論何種意識形態，什麼黨派，到鄉土社會，你要面對的是，傳統鄉土社會，方子，只有一個，意識形態，你們可以規避。那鄉村建設的主要流派，客觀評價，大家可以查書，有大量的各種各樣的解釋。那接著我們看，像鄉建中的一個，非常重要的一個部分。那接著我們看，像鄉建中的一個，非常重要的一個部分，就是梁漱溟當年所做的事情。今天你們看，我們很多地方政府搞得辦公大廳，把多個部門集中到一塊兒。這事，梁漱溟30年代早就干了，這就是他當年的，合室辦公，整個縣的所有部門集中到一間屋子裡邊，就在這辦公，別讓老百姓跑那麼多衙門，這當年就干了。它的所謂村治試驗的成果，他跟毛澤東在延安，有過徹夜長談。到底如何建國，如何維持中國這樣一個“並非西方意義的階級社會”的社會存在，這個當年他們就談過。所以我們很那說，毛澤東完全是按照你們今天所說的意識形態，西方所謂共產主義意識形態來操作，很大程度上，這些交流都是有用的。那我們再看，當時的，其他的，各地的鄉村建設，這個圖片是，也跟我們今天一樣，為了訓練青年人，就是當年盧作孚在北碚辦學校，組織民團中的青年，讓他們去鍛煉體魄，去參與各種公益活動，去勞動。 <text:line-break/><text:line-break/>這些事情呢，在當年都已經是廣泛開展了，那接著我們看，這個，中國工業化，就是，進入新的一輪工業化，是從1950年開始的，因朝鮮戰爭，給中國，天上掉下個林妹妹，蘇聯人把，重工業、裝備工業，轉移到了中國，就中國突然就在不能有工業化條件下，突然有了那就……對不起啊，稍微加快一點[主持人遞了張字條]。就那個年代呢，為了“方便”從農村佔有剩餘，推進了農村的組織化，所以你們看，後來，知道工業化完成，才對農村“去組織化”，就是當代的改革叫做“去組織化”，而50年代的改革叫做“農民的組織化”，直到高度集體化的這種高度組織化。目的，在於服務于國家工業資本，方便的從農業提取剩餘，所以你們怎麼解釋，經濟的過程其實就是這麼簡單。額，意識形態可以解釋成不同，所以溝口熊三先生有一句很著名的分析，解釋當時的，民國年間的鄉建和新中國建立以後的制度建設。他說：【兩條道路雖然在中國是否存在階級這一革命的基本問題上，是相互對立的，毛和梁在這個問題上有對立，但在建立新中國的局面下，卻顯現出猶如兩根稻草被捻成一根繩子般的協調。】這個講的很清楚，所以毛當時讓梁（19）50年到四川去觀摩土改，梁在那兒，一去以後大喜過望【當年我們要做的事情你們都做了。】所以梁當時是擁護毛的土改政策，他在合作社組織化向城市做【過大】的剩餘貢獻上，跟毛發生了衝突。但在此之前，在土改問題上，它是一致的。 <text:line-break/><text:line-break/>那我們看，這兩張圖，其實表達的是民國和新中國這兩個不同的原始積累。最大的不同就在於，1950年以後完成了工業化最難過的那關，就是資本的原始積累，形成了工業化大生產，那就進入了福特主義和凱恩斯主義這個階段，那我們看這個階段，其實也靠了四次外資，但大多數發展中國家外資進入都導致這些國家出現嚴重的外債，要麼就不還，不還就導致國際關係破裂，要麼你還，就陷入深重的經濟危機之中——中國是怎麼過來的？我們每次外資，都導致經濟危機，經濟危機都向農村轉嫁，所以共三次上山下鄉，每一次都是城市危機不能就業，把不能就業的年輕人送到農村去。我是第二批，1968年下鄉的。我們算下來呢，這三次上山下鄉，我們從城市向農村轉移了4000多萬不能就業的勞動力。到1980年以後，這些人得回來，城市又遭遇危機，1980年大危機發生的時候，我們當時叫做待業青年。總數多少？4000萬。 歷史是驚人的相似，毛時代，有4000萬知識青年下鄉，鄧時代一開始，就4000萬待業，其實就是失業。這個世界上，西方國家，任何一個，挑出來，可曾有過4000萬以上的失業？我們有，我們不僅有這次，就是當鄧不能再用上山下鄉解決青年失業的時候，我們4000萬待業。接著，就是8~90年代的4500萬國企職工下崗，也叫待業，其實就是失業，但你就是這個叫法，因此，我高度評價做意識形態工作的同志他們的成就。 <text:line-break/><text:line-break/>那接著我們說，其實，我有本書叫《八次危機》，去年出版的，就把中國，從1950年以來，60年的發展過程，歸納做八次週期性的經濟危機，有關文章，現在已經開始被翻譯成其他的文字，人們開始去理解了，啊，鬧了半天，它並不特殊。它只是一個，因大量引入了外資，而不得不還債，因還債引發赤字，因赤字引發投資不足，投資不足引發不能就業，怎麼解決的問題而已。我們解決就是因為有龐大的農村，承載了危機代價，他是一個“labor庫”，就是一個勞動力蓄水池，城市是一個“capital庫”，資本池，資本池的代價，不由資本自己承擔，而是轉嫁給了其他，這就是中國所謂成功的，秘密。並不奇葩，無他，但轉移了而已。好了，那我們看近當代，50年到80年，難道不也是，在這個你們看，0這條橫線之上下，出現過多次劇烈波動，幾乎每一任領導上台，都會遭遇到一次經濟危機，只不過，被我們，這個意識形態工作的同志把它解釋成了從一個勝利走向另一個勝利。這也對，到處鶯歌燕舞啊，那實際上呢，我其實覺得，你能度過危機，本身就是可貴的世界經驗啊。這才是中國人真正值得拿到世界去自豪的東西，為什麼我們不說？ 這我也覺得奇怪，當然，留給年輕人哈，慢慢你們去說。所以我說，每一次波動，你看都是類似的，那我們把它解釋，這是每一任領導人，他都會遭遇到一次波動，但這個時候因為你已經有工業化了，可以用大生產所形成的的資本投資能力，來解決經濟危機。這些我們就不多說了，但這個過程中間形成的是，中國工業，城市工業如何從農業提取原始積累，這些書上都有，大家有興趣把《八次危機》找來一看，全都有，這不多解釋了。 <text:line-break/><text:line-break/>那我們說呢，講講這個建國以後第二次鄉建的內容。我們說80年，鄧小平恢復了農戶經濟之後，今天你們看到的有關發展組織故事，其實就是當時如何做組織創新、制度創新的。當然大部分人納入主流之後，就不再講這個真實的故事了，變成了一個如何附和我們現在到處鶯歌燕舞的說法。 <text:line-break/><text:line-break/>那這個，其中還有另外一個故事就是，世界銀行介入到中國農村改革，這件事情呢，我是參與者，因為我當時是世界銀行代表團的翻譯，然後兼中國項目組的成員，我負責檢測和評估，最後基本上都糊弄過去了，那就，成功啦。所以中國的世界銀行項目，是，它在發展中國家最成功的，因為我們的數據符合它的要求。所以我後來在做這套玩意兒的時候呢，駕輕就熟。那我們的核心內容就是組織創新、制度創新，跟我們的前輩做的是一樣的。所以88年我們做試驗區的時候，就是把前輩的資料：梁漱溟、晏陽初。他們怎麼做的，從北京圖書館複印過來，放在我們的資料位裡邊。準備當我做不動的時候，我們做個比較。所以那一波的鄉村建設其實講的很清楚的，具體的試驗進程如何如何。今天大家熱議的很多問題，我們都討論過了，也都試驗過了，經驗教訓都是清楚的，是不是大家接受，另外再說吧。所以我這一段就，放過去了。 <text:line-break/><text:line-break/>接著講，新世紀中國加入全球化以後的鄉村建設。你們知道2001年對中國來說是個大年，對我們的同胞台灣來說也是個大年。因為這一年，2001年中國大陸、中國台灣在同一個半天，相隔一個茶歇，加入了WTO，納入了全球化。那就是，共同承載全球化的成本轉嫁的。 <text:line-break/><text:line-break/>那我們開始呢就，從這一年開始，重啟了自下而上，依靠民間力量的鄉村建設。今天這個鄉村建設，今天已經發展成了一個非常廣泛的社會運動 。大家可以看，這些都是些logo，我們這個鄉村建設這些小單位都有logo。大家都認同我們這個“大鄉建”，儘管每個單位都是獨立註冊的。 <text:line-break/><text:line-break/>那我們說呢，我們搭建了一個“四無”平台，沒有領導班子，誰是領導，不知道--我不是哈，我只是一個facilitator；那……沒有上級組織；那……我們沒有人固定去做籌資，我們也沒有紀律約束，進退自如，愛來就來，愛走就走，沒人約束你。所以這個，我剛才為什麼講大眾民主，你要有這些，所有這些東西都有的話，你會自覺不自覺地走向精英專政，都沒有，你才有可能大眾，自由參加，真正的自由在我們這兒。接下來，我們說，我們倡導大眾民主，我們講的什麼呢，多元文化，講究包容不爭。我從來不說誰對誰錯，我很多同事就是，溫老師，就是因為你，不說這個事情對錯，才弄得大家議論紛紛，長期議而不決。我說“那就對了”幹嘛要說對錯？每人都有自己的利益，就算他不那麼光明，又怎麼樣呢？哪個小資不得腌腌臜臜一把。那些人又總有點，燈紅酒綠，難免，對吧。所以我說包容不爭，然後就是進退自由啦，然後就是“道法大同”。因為你總有點向善的理念吧，於是道法大同就是我們的理念了。這樣看呢，它就變成了一個廣泛的社會運動。這些，那我們看這些呢，其實就是大家在各地做的事情，就不多解釋了。 <text:line-break/><text:line-break/>那我們現在呢五個主要內容，第一個，就是，在農村開展生態農業，搞合作社；接著就是城鄉良性互動在城市建立消費者的有機消費合作；接著是打工者融入城市的服務中心；再有呢就是動員成千上萬的青年學生，讓他們下鄉支農；最後一個呢是，如何復興農村文化。這五大系列，構成現在的全國，中國大陸上的大鄉建系統。這就不多講啦，農民工的問題啊等等這些不多講了[主要是演講時間不多了]。 <text:line-break/><text:line-break/>那，具體的呢，這是我們在村裡邊開國際會議，在村裡頭辦學校等等這些。當時，如何，發動農民，其實這個又跟我們前輩做的鄉村建設又一樣了。當年梁漱溟、晏陽初都說，我們下鄉來，要搞農民運動，結果我們發現，農民不動。凡是屬於下過鄉的人都知道，要想讓農民動起來是很難的。尤其是發動合作社，他只要不能馬上見到眼前的好處，一定不跟你幹，你想要他搞有機農業，搞生態化。如果，你不做，讓他自己去做，不可能的。所以我們最開始在村裡邊搞的時候，發動合作社，搞有機農業。一定要靠我們自己的先做起來，那同時呢要從文化活動入手，我們叫做文化建設是最低成本的，最高收效的一種工作。組織了很多，方方面面的，農民所需要的社會組織。像老年協會，婦女協會，而不是上去就搞合作社。那這個合作社和有機農業呢也是靠志願者，先來發動，這個具體故事不講了，講起來就沒時間了。那這是一套生態建築，是台灣的谢英俊建築師幫我們在我們這個村裡的鄉村建設學院建立起來的。因此我們就有一套立體循環農業和生態建築的，全生態的鄉村建設學院。 <text:line-break/><text:line-break/>我們農業呢是六位一體的：生態廁所來轉化排洩物 ，然後我們有生態大棚，大棚底下呢是沼氣池，大棚裡邊養豬種菜，然後我們挖了土、堆成山、山上小坡上種果樹，池塘養魚，周圍有大田有菜地。這就變成六位一體，完全循環的生態農業。那旁邊呢，就是生態建築都是沒有任何現代建材的。它是石料、木料、和夯土所形成的建築，這些生態建築，冬暖夏涼，然後最右邊這個呢，是生態禮堂，它是個半地下的，冬天不用生火，夏天不用空調，把那個塑料布撩起來就通風了，冬天蓋上點稻草就保暖了，這樣的一個生態禮堂能容納400人。我們在農村完成了這樣一個全生態的系統，以形成，對農民和青年知識分子做培訓的教材的那個可視性，那這些東西呢，後來，非常幸運，都變成了中共十七大、十八大的國家戰略了。我們現在講生態文明，講生態化的發展，講兩型農業：資源節約型、環境友好型，才形成有機。所有的大企業們也都以有機、生態，作為自己的logo了。這個我們做了十幾年，慢慢被大家接受了。這當年建的時候，最初的情況，這是當年建生態廁所，沼氣池的；這是生態廁所，最早的第一個生態廁所，比較簡陋，但它是糞尿分離的至於怎麼幫助大家來熟悉這套東西呢，那是一個非常複雜的過程，今天不多講了。這是在河南蘭考的試驗區，如何發動青年學生下鄉，怎麼重新動員農民，農民現在是農民不動的，那在山西永濟的蒲韓社區，這些青年農民怎樣重新回歸鄉里，他們為什麼願意回到綜合性的合作社。如果完全就像我們現在單純經濟觀點，其實農村活不下來，一定要各種各樣……這是農村生態產品進城，怎麼推進公平貿易，推進城鄉互動，這是怎樣在城市郊區，開展多樣化的市民農業，大家知道，今天市民農業已經遍地開花了，但當年開始建的時候，卻是非常困難。這是新興的農夫市集，這是我們在各地開展的農村建設試驗區，這個不多作介紹了。 <text:line-break/><text:line-break/>那現在呢，正好是在2007年以後，這個執政黨開始強調生態文明，也認同組織化，那我們現在呢，應該說鄉村建設走到今天，已經可以做些經驗總結和經驗歸納了，具體的，我就不一一念了，各位有興趣的呢，可以上網搜，我們基本上都已經發表了，謝謝大家。</text:p>
      <text:p text:style-name="P4"/>
      <text:p text:style-name="P1">陳真   |  2018.07.06 00:24   |   <text:a xlink:type="simple" xlink:href="http://palinfo.habago.org/Entry?Command=Information_PrintForum&amp;iPage=68#FORUM36816"><text:span text:style-name="T1">#</text:span></text:a></text:p>
      <text:p text:style-name="P3">我這一兩年不再看環球網，有大小遠近兩個原因。大的、遠的是因為某種同質性太高，管控得有點悶，而且自我滿意度太高，看久了還真有點煩，畢竟未來式的榮耀可別當成現在完成式般不可一世。而且，一個媒體理當好的講，壞的也要講，而不是一味灌水膨風。 <text:line-break/><text:line-break/>至於小的、近的，則是因為我發現，裏頭寫手或一些所謂學者專家，平常說話尚有七、八分可信，但在一些特定議題上，便會突然睜眼說瞎話，例如緬甸與羅興亞人等問題，黨中央顯然是有一套官方說法，這時候，言論內容就走樣了。 <text:line-break/><text:line-break/>中共顯然是很擔心中美貿易戰，因為自知此事非同小可，要不然不會突然批評什麼自大文；問題是，官媒向來好像比誰都還自大。對於台海問題也一樣，每次講起話來就是一副囂張跋扈的姿態與用詞，我真不知道對台灣同胞逞這種口舌威風有何意義可言。</text:p>
      <text:p text:style-name="P1">陳真   |  2018.07.06 00:07   |   <text:a xlink:type="simple" xlink:href="http://palinfo.habago.org/Entry?Command=Information_PrintForum&amp;iPage=68#FORUM36815"><text:span text:style-name="T1">#</text:span></text:a></text:p>
      <text:p text:style-name="P2">權威黨媒批「跪求體」「哭暈體」「嚇尿體」疾呼不要再亂說中國第一了 <text:line-break/><text:line-break/>RFI - 法國國際廣播電台 <text:line-break/><text:line-break/>02-07-2018 <text:line-break/><text:line-break/>中美貿易大戰烏雲翻滾，中國輿論宣傳與官方媒體相關報道充滿愛國主義與民族精神的鼓吹。近日官方開始輿論降溫，繼科技媒體領導人對誇大宣傳批評之後，權威的人民網今天也罕見批評自大文風，要求不要再亂說中國第一了。但該批評歸咎於媒體吸引眼球的噱頭。 <text:line-break/><text:line-break/>據中央社今天報道說，近年中國民族主義情緒高漲，「美國害怕了」等可挑起極端情緒的文章賺到高點閱率。在中美瀕臨貿易戰之際，中共黨媒今天發表系列評論，批評此類文章浮誇自大，「是文章不會寫了嗎？」 <text:line-break/><text:line-break/>人民網觀點頻道從今天開始推出「三評浮誇自大文風」系列評論文章，文章前言批評，近期「跪求體」、「哭暈體」、「嚇尿體」等浮誇自大文風頻現，「消解媒體公信力，污染輿論生態，扭曲國民心態」。 <text:line-break/><text:line-break/>據文章指出，最近在網上，「美國害怕了」、「日本嚇傻了」、「歐洲後悔了」之類的文章，總能賺取不少莫名點擊。 <text:line-break/><text:line-break/>人民網文章批評，然而這些文章，有的一味誇大、以偏概全，高喊「在這些領域，中國創下多個『世界第一』！無人表示不服」；有的任意拔高、貽人口實，鼓吹「別怕，中國科技實力超越美國，居世界第一」；有的一廂情願、照單全收，將國外的隻言片語，放大成「中國在世界舞台上佔據中心位置」、「中國現在是全球第一經濟體」等聲音。 <text:line-break/><text:line-break/>據文章說，這些「雄文」的共性，一無事實骨架，二無內容血肉，三無思想含量，徒有浮躁外殼，經不起一點風吹日晒。挑動極端情緒、肆意傳播偏見的後果，容易造成「公眾走進夜郎自大、自吹自擂狂妄誤區，導致社會陷入信息碎片化、思維程序化的認知閉環」。 <text:line-break/><text:line-break/>文章說，熱衷於耍噱頭、故弄玄虛、嘩眾取寵的路數「可以休矣」。</text:p>
      <text:p text:style-name="P1">陳真   |  2018.07.05 23:31   |   <text:a xlink:type="simple" xlink:href="http://palinfo.habago.org/Entry?Command=Information_PrintForum&amp;iPage=68#FORUM36814"><text:span text:style-name="T1">#</text:span></text:a></text:p>
      <text:p text:style-name="P3">李想，我有點憋不住，所以還是得說幾句。 <text:line-break/><text:line-break/>當人們討論比方說中美貿易戰的影響時，大陸官媒以及恐怕數不清的大陸網民(包括你)的普遍言論居然是："來啊！來啊！有種來啊！誰怕誰！" 我所批評的自信是指這個，當然不是說什麼 "中國人民"，因為誰知道中國十幾億人民的心理狀態？我 (們) 當然不會蠢到以為探究了中國十幾億人民的心理狀態就等於回答了中美貿易戰的影響，那是完全兩回事吧。我不在乎天塌下來對我的影響，就等於天塌下來對我沒有影響？更何況，中國十幾億人民的心理狀態不會是一個 "一致性" 的東西吧。 <text:line-break/><text:line-break/>另外，中美貿易戰怎麼會只是影響到股市和股民而已，與大部份人無關且無害？而股市崩盤，又怎麼會跟大部份老百姓無關？這種 "經濟學"，我聽了真是很無言，但你卻講得意氣風發，自信十足。 <text:line-break/><text:line-break/>還有，一個國家或社會面臨了種種問題，想關心的人自然就會去關心，不想理會者當然也不犯法，但是，這跟忍不忍有啥關係呢？什麼又是 "忍"？為何這樣一種 "忍" 卻能講得好像變成一種智慧似的。你不覺得你的發言信口胡謅不經大腦嗎？</text:p>
      <text:p text:style-name="P1">陳真   |  2018.07.05 23:02   |   <text:a xlink:type="simple" xlink:href="http://palinfo.habago.org/Entry?Command=Information_PrintForum&amp;iPage=68#FORUM36813"><text:span text:style-name="T1">#</text:span></text:a></text:p>
      <text:p text:style-name="P2">張五常寫得不錯！幾乎百分百認同！強烈推薦！他把我想說的各種想法給說出來了。 </text:p>
      <text:p text:style-name="P1">葉小慧   |  2018.07.05 13:41   |   <text:a xlink:type="simple" xlink:href="http://palinfo.habago.org/Entry?Command=Information_PrintForum&amp;iPage=68#FORUM36812"><text:span text:style-name="T1">#</text:span></text:a></text:p>
      <text:p text:style-name="P3">前面貼的張五常原文是簡體，轉成繁體後未及一一編修錯轉字，閱讀上若有干擾還請見諒。 </text:p>
      <text:p text:style-name="P1">李想   |  2018.07.05 13:32   |   <text:a xlink:type="simple" xlink:href="http://palinfo.habago.org/Entry?Command=Information_PrintForum&amp;iPage=68#FORUM36811"><text:span text:style-name="T1">#</text:span></text:a></text:p>
      <text:p text:style-name="P2">自信有什么用？真没用。50年抗美援朝前，全党都没自信，但必须要做的事还得做。62年边境打印度前，毛泽东面对一线部队的乐观还多次表达担忧，问到底我们行不行，但必须要做的事还得做。20年前，我第一次听到301大棒这个词，好吧，你牛逼，我也和国家一起忍了。1999年美国轰炸了中国的大使馆，游行抗议的人群从我身边一波又一波的经过，我甚至都没半点加入到意思，我知道还是要忍。 <text:line-break/><text:line-break/>自信真没用。一件事该做还得做，该忍还得忍。自信，甚至没必要拿来当话题讨论。各位真要讨论，不如讨论中国应战，中美各自的损失，中美各自能够承受损失的时间，已经这些损失会不会转嫁到其他国家和地区，他们又能怎样。 <text:line-break/><text:line-break/>至于中国人民蜜汁自信什么的，我想说，老百姓根本不管这些，套一句香港的话“马照跑，舞照跳”。中美贸易战现在影响到的也就像我这样的股市散户而已，想跳楼，还得排队，天台都是球迷。至于正式开战以后会影响到谁，我只能说，就和股市垮了，只影响炒股的人一样，大部分老百姓是无感的。这也就是中国对美回应，针尖对麦芒的底气--对大部分人无害。 <text:line-break/></text:p>
      <text:p text:style-name="P1">葉小慧   |  2018.07.05 13:28   |   <text:a xlink:type="simple" xlink:href="http://palinfo.habago.org/Entry?Command=Information_PrintForum&amp;iPage=68#FORUM36810"><text:span text:style-name="T1">#</text:span></text:a></text:p>
      <text:p text:style-name="P3">我學的是經濟，出社會後比起在學校更多體會，但說不出什麼學問，倒是欽佩許多人對經濟學所知頗多的自信。分享我一直拜讀的張五常教授演講記錄文章。 <text:line-break/><text:line-break/>---- <text:line-break/>81歲張五常最新演講：看中美大勢 <text:line-break/><text:line-break/>http://www.investbank.com.cn/Information/Detail.aspx… <text:line-break/>2017-2-26 博雅历史 <text:line-break/><text:line-break/>西方的學術有英雄主義這回事 <text:line-break/><text:line-break/>我八十一歲了。年多前，我年屆八十，科斯在美國創辦的學報要為我出版一期專輯，邀請一些行內朋友寫文評論我在學術上的貢獻。當然是恭維的話。西方的學術有英雄主義這回事。只要能活到八十，在學術上的貢獻不太差，朋友們就會給你來一趟英雄式的文賀。 <text:line-break/><text:line-break/>該期學報也邀請我寫一篇關於自己的求學與研究歷程。我於是從年少時的中日之戰與飢荒時日說起，到求學屢試屢敗，到在美國屢遇明師。近二十四歲才進大學讀本科，比同學年長六歲，但升為正教授時卻比一般升為正教授的年輕了八歲。大恩不言謝，當年在美國悉心指導我的大師比我知道的任何人多。 <text:line-break/><text:line-break/>我在這裡要特別提到的，是幸運之神讓我在一九六九年從芝加哥大學轉到西雅圖華盛頓大學時，遇到今天也剛好坐在這裡的巴澤爾。他和我日夕研討了十三年，給我鼓勵無數。巴兄曾經在自己的學術傳記中寫下，當一九六九年到西雅圖時，我已經是經濟學行內的產權及交易費用的第一把手了。是誇張的說法，但今天回顧可沒有誇張得太甚。 <text:line-break/><text:line-break/>去年我對巴兄說，當年的哈佛、芝大等的經濟系雖然名滿天下，但回頭看他們的實力應該比不上當年的西雅圖華大。巴兄的響應，說如果是指產權及交易費用這兩方面的經濟學，我說的應該對。我給巴兄的回郵，說如果不論產權及交易費用，經濟學沒有什麼值得學。 <text:line-break/><text:line-break/>一九九〇年，曾經是華大經濟系主任而後來獲諾獎的諾斯在一本書中提到，有一個與眾不同的華盛頓大學路向，而我是該路向的創始人。這就是今天一些人說是有機會歷久傳世的華盛頓學派。這學派當年的主要搞手只有三個人：諾斯、巴澤爾和我。可惜一九八二年諾斯和我皆離開了西雅圖華大：諾斯轉到另一間華大，而我則轉到香港。 <text:line-break/><text:line-break/>從研究中國說起 <text:line-break/><text:line-break/>我到港大任教職是科斯催促的。那是一九八〇年。他說中國可能真的開放改革，認為我對經濟制度的運作知得比任何人多，又懂中文，而中國要改可能不知道怎樣改才對。我從來不認為自己可以改進社會，但想到在抗戰期間那麼多的小朋友餓死了，而自己的存在或不存在皆無足輕重，為同胞們解釋一下經濟制度的運作是應該的。好些無聊之輩說我放棄了學術，其實在跟進中國的發展學得的，遠比在美國的二十多年為多。這重要的知識增長讓我今天用中文寫成了五卷本的《經濟解釋》，懂中、英二語的經濟學朋友一致認為該作超越了我所有的英語論著加起來。 <text:line-break/><text:line-break/>我是個畢生沒有用過一張名片的人，對名頭的興趣永遠是零。受到老師阿爾欽等人的影響，做學問我要爭取的是思想傳世。是渺茫的事，但今天看好些作品會傳世。一九八二年我到香港任職時，在石油工業與發明專利的研究下了六年苦功，實在累，轉換環境或可松弛一下。當時我可沒有用中文寫過文章，也要多考察中國的發展，所以要到一九八三年十月才用中文動筆。 <text:line-break/><text:line-break/>提到上述，因為這次講話牽涉到國際話題，朋友說可能有點敏感，我因而要略說自己的已往。童年時在廣西過著的飢荒日子讓一位醫生對母親說我不可能活下去，而事實上當年的小朋友沒有一個活下來。後來對中國文化的體會，讓我今天還打算在這話題上出版十多本書。有這樣的經歷，血濃於水的情懷我無從掩飾。另一方面，我的經濟學問傳承了美國多位大師的智慧，我不能違反他們教的一個學者應有的操守。 <text:line-break/><text:line-break/>世界局限的大轉變 <text:line-break/><text:line-break/>這次講話我要從一九九一年十二月說起。當時波斯灣之戰結束，蘇聯解體，世界看來將會有大變。好友科斯剛好獲得諾貝爾經濟學獎。瑞典的朋友邀請我到那裡，在宴會上替代需要休息的科斯講話。那瑞典之行我遇到弗裡德曼夫婦，是深交，幾天的時間大家日夕與共，無所不談。我對弗老說：“蘇聯解體，中國改革開放了，看來整個地球將會增加約二十億的貧困人口參與國際產出競爭，世界將會出現大變，富裕的國家不作出適當的調整，可能會遇到麻煩。” <text:line-break/><text:line-break/>弗老的回應，是經濟學有一個比較優勢定律，廉價勞力大幅增加當然對富裕的國家有好處，用不著經濟學者操心。理論是這樣說，但我指出先進之邦有工會的問題，有最低工資與福利制度的局限，要獲取比較優勢定律帶來的利益，需要的調校不會是那麼容易。弗老當時不相信這調校會是困難的。事實上，在此之後的十多年，弗老的好友格林斯潘幾次提到，中國的廉價物品進口有助於美國壓低通脹，為中國說了不少好話。這跟今天特朗普總統說的是兩回事了。 <text:line-break/><text:line-break/>一九九一年到今天是過了四分之一個世紀。回頭看，雖然越南、印度等地的經濟是有了起色，但整體來說，整個地球的貧困之邦只有中國可以算得上是走出了一個貧困的局面。盡管二〇〇八年中國引進的新勞動合同法對經濟為禍不淺，但炎黃子孫買起先進之邦的樓房之價是事實，而炎黃子孫所到之處，商店的售貨員紛紛學幾句中語也是事實。今天的中國不僅變為上世紀七十年代的日本，而且是七十年代的十個日本。 <text:line-break/><text:line-break/>中國的經濟究竟有多大 <text:line-break/><text:line-break/>近兩年，西方喜歡稱中國為地球上的第二大經濟。怎樣算法我沒有考究，但以金錢量度這方面看，他們的看法可能不對。大略地看，中國的樓房價格比美國的約高出一倍，而且到處的大廈林立遠比美國的多。另一方面，中國的人口約美國的四倍，沒有種族歧視，而生產力不弱。在這些之上還要加上中國的基礎建設——公路、高鐵等設施——已達一等。報導說今天的中國，每年在國際上的發明專利注冊數量冠於地球。 <text:line-break/><text:line-break/>從人均的金錢收入衡量，中國還遠遜於美國。我曾經指出，人均的金錢收入，以消費者平價算，中國要追上美國遙遙無期。不是不可能，小小的新加坡的人均金錢收入逾美元六萬，高於美國。然而，就算中國能跳升到這個水平，恐怕從實質的收入看中國還有好一段路要走。這是因為比起中國，美國是遠為近於《聖經》說的伊甸園。美國地大人少，風景優美，在生活的享受上市民的消費者盈餘比中國的為高。 <text:line-break/><text:line-break/>例如在美國的次級城市，一間擁有無敵海景的花園房子只約美元五十萬，同樣水平的在中國之價要高出十多倍。伊甸園什麼都有，享之不盡，但沒有市值，所以亞當與夏娃沒有一分錢，從我們的世俗看是窮光蛋！這是說，就算以金錢計算的人均收入中國能追上美國，但算進伊甸園那種消費者盈餘中國還輸一大截。 <text:line-break/><text:line-break/>中國自己的伊甸園 <text:line-break/><text:line-break/>從另一個樂觀角度看，中國也有一個美國沒有的伊甸園，只是少人注意罷了。這是中國的古老文化，大可享受。拿著一件出土的古文物在手，我可以自我陶醉一個晚上，不一定比無敵海景差。問題是欣賞無敵海景不需要學過，但要欣賞中國的文化可不是膚淺的學問。 <text:line-break/><text:line-break/>數千年經過無數天才發展而遺留下的中國文化說不得笑。這些年我欣賞北京的朋友重視自己的文化。據說大大小小的博物館今天的中國有幾千間。但我認為他們處理得不好。政府禁止出土文物在內地出售，這使精美的戰國金屬器皿紛紛在外地的拍賣行出現。我因而建議要讓內地的市場挽留這些文物。另一方面，不親自收藏，中國的文物——不管是出土還是不出土——不容易學得懂。不需要多少錢，我自己從地攤貨的真真假假學得很多。沒有疑問，中國的文物是一個龐大無比的伊甸園，只要博物館辦得好，有可靠的專家指導，展品有故事可說，這個文化伊甸園不亞於無敵海景。 <text:line-break/><text:line-break/>這就帶到我要說的一個重要話題。伊甸園的享受無疑是一項重要的收入，但主要是消費者盈余，沒有市場，不能算進以市價量度的財富那邊去。這樣看，美國的地價低，中國的地價高，盡管美國的人均享受遠高於中國，要拿出鈔票在國際上揮灑一下，他們卻又鬥不過炎黃子孫。這是習先生提出一帶一路這個構思的先決條件了。 <text:line-break/><text:line-break/>知識引進是第一關鍵 <text:line-break/><text:line-break/>不管怎樣衡量，今天回顧，自一九九一年在瑞典我跟弗裡德曼暢論世界經濟，距今四分之一個世紀，貧困之邦能殺出重圍的雖然不只一個中國，但說中國先拔頭籌卻無可置疑。我更要指出從一九九三到二〇〇七這十四個年頭，在好些不利的情況下，中國經濟增長的速度之高是人類歷史僅見。朱镕基先生的貢獻我欣賞，但經濟持續地飆升十多年不可能是一個或一小撮人的功勞。朱總理當年主導的市場合約自由與其他政策當然不可或缺，但還是不足以解釋我們見到的現象。 <text:line-break/><text:line-break/>最近我想到兩個解釋中國現像的關鍵，皆源於與弗老之會的內容再想。其一是比較優勢定律這回事，理論無疑對，但引進沙石這定律的運作不同。大概而言，地球上的資源只有三類。其一是土地（包括地下的礦物），其二是勞力，其三是知識。土地不能移動——不動產是也——其增減對經濟當然有影響，而農產品或礦物的進出口，如果沒有政府管制，會影響他邦的經濟。勞動人口可以走動，但國際之間不容易，而通過國際貿易雖然會帶來比較優勢定律所說的效果，但國際上的勞工法例、最低工資、工會運作等沙石可以大幅地削弱比較優勢定律的運作。 <text:line-break/><text:line-break/>只有第三種資源——知識——在國際間是自由流動的：絕大部分的知識沒有專利保護，就是有也只保十多年，而商業秘密會跟著外資的引進而進，一旦外泄基本上無法收回。我認為中國能先拔頭籌的一個主要原因，是開放改革後外間的知識湧進得快，非常快，而中國的青年也吸收得快。外資當年的湧進帶來的商業與管理知識當然重要，而今天看更為重要的是數碼等科技的發達，湧進中國，炎黃子孫學得快，掌握得優越。這裡我們要注意的，是中國本土的市場大，而大市場是數碼商業快速發展的先決條件。 <text:line-break/><text:line-break/>另一方面，在文革期間，中國的大學好些課程不能教。這逼使求學的青年偏於數學與工程這些方面。雖然文革是四十多年前的往事，這傳統還在。後來到了江先生時期，大學的數量急升，到今天每年的大學畢業生七百萬人，懂得處理方程式的中學生所見皆是。也重要的是中國沒有西方那種工會的林立。中國的建築或裝修工人一般是樣樣皆能。是的，在西方，因為工會的左右，水歸水，電歸電，煤氣歸煤氣，泥水歸泥水，木匠歸木匠，不能“撈過界”。 <text:line-break/><text:line-break/>深圳是一個新現象 <text:line-break/><text:line-break/>上述的局限轉變帶來近幾年出現的深圳現像。我歷來認為有朝一日，上海的經濟會超越香港，沒有想到深圳。去年我說兩年後深圳會超越香港，但今天看是已經超越了。再兩年會超越很多！去年我也說再十年深圳會超越硅谷，但今天看不需要十年。華為、騰訊、大疆等有大成的可以不論，但據說搞科技產品的企業深圳有八千家。馬雲也要到深圳來摩拳擦掌！這個城市的人口增長速度遠超昔日香港的難民潮，但我找不到一個可靠的數字。 <text:line-break/><text:line-break/>當然中國還有其他城市的科技產品搞得有看頭，但深圳冠於內地今天沒有疑問。新勞動合同法對科技行業的約束為禍較少，因為這行業的市場工資比較高，在好些方面脫離了該合同法的約束。然而，目前在東莞，因為該法的存在，高與低科技之間出現了一個斷層。 <text:line-break/><text:line-break/>為什麼在科技產出的發展上深圳能捷足先登是個有趣的問題。多個因素無疑存在，而我認為最有趣而又少人注意的，是今天的深圳沒有幾個本地人。全部是外來的，因此完全沒有排外這回事。排外或宗教、種族歧視對經濟發展可以有嚴重的不良影響，而深圳是一個從三十多年前的二十多萬人口升到今天二千多萬的城市。這是非常誇張地重復了百多年前美國西岸因為尋金熱而帶起了舊金山的故事。是的，因為新勞動合同法的引進而變得死氣沉沉的東莞，因為深圳的土地不足而一下子活躍起來了。 <text:line-break/><text:line-break/>深圳今天的遠為不足處，是大學不僅太少，水平也不見得高明。另一項嚴重的缺失是文化事項深圳遠遜於上海等地，而那裡的博物館是沒有什麼可觀的。 <text:line-break/><text:line-break/>基建速度高是第二個關鍵 <text:line-break/><text:line-break/>轉論中國先拔頭籌的第二個關鍵，是在勞動力之價低廉的八、九十年代，中國在基礎建設這方面發展得快。就是到了本世紀初期，一個力壯的勞動工人只五美元一天，往往從天未亮操作到天黑。當年我見到這情況感到心酸，今天回顧炎黃子孫要感謝這些人。中國的基建工程不僅興建得快，而且質量愈來愈高，到今天是世界級水平了。高速公路的興建每年可以橫跨美國兩次，而難度甚高的高鐵，約十年建造了二萬三千公裡，達地球的百分之六十以上。 <text:line-break/><text:line-break/>都是勞苦大眾的血汗換得的成果，而重要的協助，是中國既沒有西方的工會，也沒有西方的民主投票。這些方面，一九八三年我對北京的朋友力陳不要仿效西方。這裡的問題是興建得快而又優質的基礎建設不一定是划算的投資。以高鐵為例，算進利息，歸本還是遙遙無期。問題是這類大興土木的投資不能單從金額的支出與回報看。那些所謂外部性對不同地區的地價影響，對人口在不同地區的變動的價值的正或負，原則上也要算進去。大概的衡量也不易，精確不可能。我只能說，大略地看，中國的基建項目很少見到負值。這樣，不論歷史成本，中國的基建項目對將來的發展會有大助。 <text:line-break/><text:line-break/>天下大勢是新三國演義 <text:line-break/><text:line-break/>轉談目前的天下大勢之前，我要先說兩件事。其一是中國今天的經濟情況不好。去年我在這裡提出了十一項改進的建議，皆如石沉大海，而今天的經濟沒有改進。這只是個人之見。其二是論天下大勢不能不提及國際政治，而我對政治是半點也不懂的人。因此，我只能局部地看世界。 <text:line-break/><text:line-break/>今天的地球出現了一個新局面：有三個性格剛強的國家領導人一起存在：俄羅斯的普京、美國的特朗普。我戲稱世界將會出現的是新三國演義。一位朋友說還有一個菲律賓的杜特爾特，變為四國。我說菲律賓只是一個島，不算。當然是說笑，但一些朋友認為一項大戰可能出現。若如是，我要說的全部作廢。 <text:line-break/><text:line-break/>特朗普的經濟觀有誤 <text:line-break/><text:line-break/>我要先處理一個話題。特朗普總統是一個了不起的商人，他的言論含意著的，是要用做生意的手法來處理國際經濟。這是不對的。做生意在市場競爭，圖利要把對手殺下馬來。但國際貿易呢？要賺對方的錢你要讓對方賺你的錢。特朗普說要抽中國貨百分之四十五的進口稅，但其實這是抽美國消費者的稅。美國會因而有通脹嗎？甚微，因為越南、印度及無數其他落後國家的勞力工資遠比中國低，美國的消費者會轉向質量較低但更為廉價的產品。 <text:line-break/><text:line-break/>美國如果全面大幅提升廉價物品的進口稅，充其量只能讓本土的一小撮現存的出產商人獲利，不會鼓勵新廠的設立。這是因為增加了的進口稅隨時可能撤銷，一個投資者會選擇比較穩定的項目才下注。要是美國真的大抽中國貨的進口稅，中國應該以牙還牙地也大抽美國貨的進口稅嗎？不應該，因為這對中國的消費者與投資者半點好處也沒有。我是主張中國撤銷進口關稅的。在報章上讀到習先生的言論，他的主張也是大放外貿。他是主導一帶一路這個構思的人，當然知道開放外貿是這構思的一個需要條件。 <text:line-break/><text:line-break/>特朗普主張杜絕墨西哥人的非法進入。但美國的農業主要是雇用著這些非法進入的墨西哥人。選擇性地讓一些墨西哥人作為農工有所需要，但美國的最低工資要怎樣處理呢？目前中國是美國農產品的最大買家，提升美國農工的工資中國會轉到其他地區購買。地球逐步一體化是大勢所趨，特朗普總統卻要逆流而上。但他是聰明人，可能改變主意。 <text:line-break/><text:line-break/>兩國演義各取一法 <text:line-break/><text:line-break/>論天下大勢，我要從上文提到的新三國演義簡化為兩國演義——美國與中國——因為我對俄羅斯的情況不了解。不能說我很了解美國與中國，但應該及格。我要從兩個有關鍵性的觀察說起。因為美國與中國的文化很不相同，傳統上這兩個國家的對外邦交的政策有別。 <text:line-break/><text:line-break/>大略而言，美國是以軍事利益的協助來換取他國的友情，而中國則是用經濟利益的協助來換取他國的友情。前者是源於二戰後，美國的軍力與財富皆雄視天下。他們協助了很多國家——尤其是日本——的經濟復蘇。但跟著就是恐怕共產制度的擴散而採用軍力輸送到其他國家作防守。今天回顧，上世紀五、六十年代，美國真的很怕共產思維的擴散。 <text:line-break/><text:line-break/>以軍事利益與經濟利益換取國際友情是有著很不相同的局限，期待的回報很不一樣，而二者的持久穩定性也不同。輸送軍事利益換取友情遠為容易，因為只要打通一小撮執政者的關系。但不穩定，因為這一小撮執政者可能被迫下馬或被投票者替換。最近菲律賓的發展就是例子。輸送經濟利益換取友情是遠為困難的事，因為不是只派錢出去，要有投資的回報，而這樣的邦交要有民眾的支持。辦得成功，經濟利益協助的穩定性可以持續，換了國家的頭頭還會持續下去。 <text:line-break/><text:line-break/>美國由盛轉衰源於戰爭 <text:line-break/><text:line-break/>美國是一個非常優越的國家。只二百多年的歷史，他們在科學與文化上的發展是人類的驕傲。然而，很不幸，二戰後選走軍事輸送的路，嚴重地害了他們。想當年，世界警察這個稱呼出現後不久，六十年代他們糊裡胡塗地參進了越南戰爭。打了好幾年，導致美國經濟不景逾十年，到裡根總統才出現轉機。 <text:line-break/><text:line-break/>越戰後我的兩位朋友——弗里德曼與Walter Oi——成功地說服美國有關當局放棄征兵制，轉用傭兵制。當時大家叫好，但今天看卻不一定是那麼好。這是因為在傭兵制下，反對戰爭的學生不存在，政府容易出兵，不需要先有國會批准，可以先斬後奏。該傭兵制的優越性首見於一九九一年的波斯灣之戰，美軍的先進武器驚世駭俗，害得蘇聯要瓦解。可惜該戰後美國對伊拉克的處理讓弗里德曼失望。 <text:line-break/><text:line-break/>傭兵制是一種軍事費用非常高的制度，大戰困難，但小戰卻容易出兵。是在這樣的局限下美國不幸地參與阿富汗與伊拉克之戰。後者對美國的經濟為害甚巨。而跟著的利比亞、敘利亞以及中東亂局是今天更為頭痛的事了。我曾經在一篇題為《恐怖活動的經濟分析》的文章中指出，當一個人認為自己的機會成本是零，憑一夫之勇他可以害很多人。 <text:line-break/><text:line-break/>美國的“世界警察”之譽，十多年前在香港與內地我聽到一些朋友認同，但伊拉克之戰後再沒有聽到。 <text:line-break/><text:line-break/>一帶一路的發展怎樣看 <text:line-break/><text:line-break/>轉談中國今天採用以經濟利益換取他國的友情，是源於中國的古老文化——二千五百年前的春秋戰國滿是這樣的言論。但上文提到，這策略的施行不易。近二百多年，這策略我們只在進入了新世紀才見得明顯，而推出一帶一路是明顯地這樣處理。經濟上大事協助他國，友情之外當然還要算投資的回報。這應該是堅持經濟不斷開放的原因，因為不開放會是“無帶無路”。 <text:line-break/><text:line-break/>當然，在之前的中國早就以經濟利益換取國際友情。非洲有幾十萬人口住在廣州做生意有不少時日，而習先生大事以經濟利益推廣南美貿易。到浙江的義烏走走，計算一下長住該市的外籍商人，拿得他們的入住時日，應該知道這發展牽涉到的國家的時間表。中國這項重要的以經濟利益換取友情的行為，在新世紀開始後不久就來得明顯了。這是因為中國的地價在二〇〇一年開始急速上升，國家的金錢財富增加，讓一個非伊甸園的經濟有足夠的金錢花出去。 <text:line-break/><text:line-break/>這幾年推出的一帶一路需要的金錢更多，夠不夠支持這巨大工程我無法判斷，而收來的回報為何我更沒有資料猜測了。是有意思的思維，但難度高。換取他國的友情不易，因為這裡討好了甲那裡可能開罪了乙。一個馬來西亞的項目，看來是上佳思維，但新加坡因而受損，當然不高興了。地球上只有三塊可以步行而過的大地：澳洲、南北美洲，與歐、亞、非這三洲加起來那塊最龐大的。一帶一路是要把歐、亞、非三洲以經濟合作搞起來，牽涉到的大國小國無數，其難度可想而知。 <text:line-break/><text:line-break/>人民幣推出國際必遇競爭對手 <text:line-break/><text:line-break/>目前我最擔心的，是人民幣的幣值問題。以經濟利益換友情，人民幣能推出國際會有大助。把人民幣推出去不需要有強勢，但一定要幣值穩定。人民幣推出國際本來大有可為，因為有點錢的炎黃子孫滿布天下，給祖宗一個面子是人之常情。 <text:line-break/><text:line-break/>然而，人民幣推出國際一定侵犯了其他的國際貨幣——主要是美元——的國家的利益，人家要把人民幣殺下馬來在道德上沒有問題，正如商店之間的同行如敵國，要把對手殺下馬來是合情合理的。 <text:line-break/><text:line-break/>人民幣推出國際的成本近於零，一本萬利，但被替代了的他國貨幣卻是被替代多少輸多少。他們怎會視若無睹呢？上世紀七、八十年代，日本嘗試大手把日圓推出國際，不僅不成功，連整個經濟也倒下去，到今天還是一蹶不振。 <text:line-break/><text:line-break/>多年前，中國的兩個自貿區試把人民幣推出去，不多久就敗下陣來。可幸國家因而受到的損失不嚴重，還可以再試。我多次為文建議人民幣要下怎麼樣的一個錨才推出去。 <text:line-break/><text:line-break/>沒有戰爭中國勝 <text:line-break/><text:line-break/>回頭說，美國提供軍事利益與中國提供經濟利益換取國際友情，這二者大比並，經濟理論的推斷是只要沒有戰爭，中國終會勝出。這是從帕累托的條件衡量，我想不出怎麼樣的局限會讓軍事利益的輸送勝。利益與友情只有三個可能的組合。其一是中、美兩國皆以經濟利益換友情。這上上之選是斯密與帕累托的均衡，人類大幸。其二是兩國皆以軍事利益換友情，這是下下之選，戰爭變得無日無之，地球危矣。從帕累托那方推理，這下下之選的均衡存在，但要基於一個訊息費用高不可攀的局限。最後是一國推出經濟利益另一國推出軍事利益。 <text:line-break/><text:line-break/>這是目前的情況，持續下去不會出現均衡，或者說，我想不出這後者的均衡需要的局限條件。這是說，只要戰爭不出現，從我考慮到的局限推理，假以時日，中國會勝出。 <text:line-break/><text:line-break/>勝出的意思，是說軍事輸送的取向，假以時日，會遭淘汰。不是美國會遭淘汰。這是不淺的經濟學，因為需要中國堅持經濟利益輸送，美國的軍事輸送才會遭淘汰。沒有中國的存在，美國的軍事輸送可以有一個持久的均衡。這不淺的均衡觀有淺顯的一面。好比兩家商業機構競爭，皆提供安全及其他服務，性質不同，雖然宣傳的效果雷同。今天，地球漸趨一體化，客戶的數量增加，他們的需求有變，民以食為天，一家機構提供的服務勝出，淘汰了另一家。 <text:line-break/><text:line-break/>關稅保護的效果 <text:line-break/><text:line-break/>回頭說美國新上任的總統特朗普的經濟觀，他的主張是采用保護政策來使國家再偉大起來。很一致：建造美、墨之間的圍牆是保護，禁止七個中東國家的人民進入美國是保護，約束美資外流是保護，退出TPP（跨太平洋伙伴關係協議）是保護，大幅提升中國貨的進口稅也是保護。主導了世界開放貿易七十年的美國，在地球漸趨一體化的今天，特朗普卻一反其道而行——他的言論讓我們這樣看。 <text:line-break/><text:line-break/>是的，如果美國失敗，是敗於恃武凌人。如果中國失敗，是敗於未富先驕——從西方引進的勞動法、社保、反壟斷法、復雜稅制等，皆未富先驕的行為。我們希望美國能盡早改走以經濟利益換友情的路。這樣的競爭才有意思，才過癮，才好看。兩個大國皆如是，地球人類的生活可觀矣。 <text:line-break/><text:line-break/>我不懂政治，也不懷疑某些保護是需要的。這裡我只分析大抽廉價物品的進口稅這項保護政策，因為這方面我的經濟觀有點新意。我要舉上世紀七十年代經濟發展得如日方中的日本為例。當時該國採用的進口關稅保護嚴厲。一九七五年的暑期我造訪東京，見到那裡的高檔次商店，一粒葡萄售價約一美元，一條法國領帶之價與當時非常昂貴的一部彩色電視機之價相若。皆關稅保護之故也。 <text:line-break/><text:line-break/>故事再說下去，日本的運情不是那麼好。上世紀八十年代後期起，該國的借貸膨脹然後破裂，經濟倒了下去，到今天整整三十年還見不到有明確的起色，是近代人類歷史最持久的經濟不景了。借貸膨脹然後破裂帶來的調整需要長時日，但比日本更嚴重的美國二〇〇七年出現的借貸破裂，約七年就見到起色。我認為日本持續不景三十年，一個主要原因是保護政策帶來的高物價，需要的逐步下調為時甚久。去年一些漫遊日本的朋友說，那裡的物價比中國還要相宜。弄到要推出負利率這項愚蠢玩意，日本應該悔不當初吧。當然，今天特朗普總統主張的保護政策不會像日本當年那樣嚴厲，所以不良效果不會是那麼明顯，但國民收入的上升還會誤導。 <text:line-break/><text:line-break/>日本的不幸經驗可教 <text:line-break/><text:line-break/>這裡有一個關鍵問題：源自李嘉圖的比較優勢定律——說專業產出與自由貿易會使所有國家獲利——是真理，不可能錯，但這定律可沒有考慮到通過貨幣來調控經濟與量度國民收入。算物品的產量，李嘉圖無疑對，但引進貨幣，國民收入的增減容易誤導。 <text:line-break/><text:line-break/>這裡的有趣觀察，是在外國不回敬反抽的情況下，進口稅或其他有類同效果的保護可使獨自保護的國家的國民收入上升，股市強勁，但從國民的實質享受衡量卻是虛假現象。這不是因為傳統經濟學說的“理想關稅理論”使然——該理論是謬論——而是傳統的胡裡胡塗的國民收入統計使然。有點像我提到過的伊甸園的故事的伸延：亞當與夏娃離開了伊甸園，走進真實世界，實質的享受是減少了，但金錢的收入——今天的國民收入——卻增加。人類的智慧為萬物之靈，但自私的基因還是被訊息費用誤導了。 <text:line-break/><text:line-break/>中國今後應走的路 <text:line-break/><text:line-break/>儘管我認為特朗普的保護政策對一帶一路的推行有助，我的經濟觀還是主張中美雙方全部撤銷所有進出口關稅。就是美方大幅提升中國產品的進口稅，#我還是主張中國單方面撤銷所有關稅。好比香港，歷來沒有關稅，上世紀七十年代以自由貿易知名天下，無論成衣、玩具、手表等五六項產品的產量皆冠於地球。今天中國的生產實力不是七十年代的香港，而是七十年代的二百個香港！是的，從生產力這方面衡量，炎黃子孫是進入了一個有恃無恐的境界！ <text:line-break/><text:line-break/>這些日子一些朋友說，美國要維持經濟第一大國的位置，問我怎樣看。我說國民收入這類數字很無聊，讓他們高居第一算了。我喜歡引述香港前財政司郭伯偉曾經教我的話。郭老說：“史提芬呀，國民收入的統計很無聊，你相信嗎？晚上到灣仔走走，香港的經濟怎樣可一望而知。” <text:line-break/><text:line-break/>今天中國的經濟出現了好些困難，也有些亮點。解決了這些困難，亮點的重心所在，是要把中國的文化與西方的科技結合起來。如果成功地做到，做得好，這會是人類前所未見的光輝。讓地球上的人看得目瞪口呆不是很有意思嗎？北京的朋友顯然知道這是中國發展的重心所在：他們對炎黃子孫的文化與西方科技的重視是清楚明確的。可惜我認為他們辦得不是那麼好。年多前我出版的《科學與文化》那本小書提供了一點意見。 <text:line-break/><text:line-break/>不管世界怎樣變，地球一體化將會繼續。只是在過程中牽涉到的局限變化多而復雜，作為經濟學者我無從推斷在這一體化的過程中會出現的枝節。就是只論中國，今天我對國家前景的推斷不能像一九八一年我肯定地推斷中國會改走市場經濟的路那麼準確。當年我能肯定，因為是掌握著兩方面的局限轉變。 <text:line-break/><text:line-break/>---- <text:line-break/>問：預測美國未來經濟走向，中國企業如何跟美國打交道？ <text:line-break/><text:line-break/>答：無需打交道。當年多少人搞香港，不理就行。關於美國經濟，一個嚴重問題他們沒有考慮，特朗普是做生意的，他的經濟觀有問題的。一個嚴重的隱憂，特朗普是不知道的，中東很亂，亂了很多年。他們那裡全用美元的。你到阿拉伯看，全用美金。世界亂時，美元強勁，美國本土不會有通脹。這是很重要的。1995年一個師兄教我的。美國如果有大幅度通脹，他們的社保是受不了的。但2007年金融風暴後，量化寬鬆花了很多錢，還是沒有通脹。如果外面是太平盛世，美元打回頭，他們會有大問題。 <text:line-break/><text:line-break/>不久前在電視看到一位西方的中文專家評論，說中文比不上英文，在地球一體化之下，有朝一日中文會被英文淘汰。我肯定這位專家的判斷是錯的。我不是什麼語文專家，但中文與英文皆能寫到專業水平的學者不多，而我算自己是一個。客觀地看，如果上蒼只容許中文或英文這二者選其一在地球存在，讓我選擇，我選中文。我只是今天才這樣選，因為昔日中文不能打字，而今天數碼科技讓中文打字比打英文還要快。將來的學者會同意我今天的看法：源於美國電話的實驗室發明的半導體帶來的數碼科技，地球上受益最大的民族是中國人。 <text:line-break/><text:line-break/>問：怎麼看產能過剩？怎麼解決？ <text:line-break/><text:line-break/>答：產能過剩都是煤炭、鋼鐵，國企居多。民企的話就很簡單，關門大吉就行了。 <text:line-break/><text:line-break/>問：政府推行營改增政策，有什麼看法？ <text:line-break/><text:line-break/>答：這是很重要的問題，我為之想了很久。增值稅的好處，其實不是稅，而是租金。你不用土地不用給錢。增值稅牽涉到干部責任，他們有分成。我在《中國的經濟制度》解釋很清楚。現在這種制度慢慢拆了。土地不夠的時候，獎金很難弄，不能招商引資，要重新界定。很多地方稅制開始走復雜的美國那種路線，在這點我絕對同意弗里德曼，就是簡單稅制，要走香港路線。你把縣際競爭拿開了，他們是需要增值稅的。拿開了，要學香港，用簡單的稅制。美國和中國的稅制都複雜。稅制以簡單為上策，除非你收的是租，就去到增值稅的範疇。假如你不用以前的制度，不要把稅制弄複雜，可以走香港的路線。 <text:line-break/><text:line-break/>問：一帶一路涉及國企改革問題。現在的供給改革，一般是宏觀來說，如何具體闡述一下。 <text:line-break/><text:line-break/>答：以我的訓練出身，當然是維護市場的。但我跟進了中國這麼多年的改革，我自己也有改變。國企沒問題的，國家投資也沒問題。我現在觀點跟弗里德曼不同。是不是國家的沒問題。國家也可以做得很好。問題是權利的界定。國家投資，權利界定也可以很清楚。在中國的經驗，弗里德曼沒有機會再世。你不要說國企一定壞，你看中國地區政府都是一盤生意，做得好，人類的奇跡都是這幫人做出來的。你細心看，權利界定是清楚的。弗里德曼我帶他去浦東看，是1993年，浦東是塊爛地。弗里德曼肯定說，浦東一定發展不起來。其他地方的發展是一樣的。你不要管它是什麼主義，搞得糟的不是因為是國企，而 #是權利界定有問題。你看看中國到處的工業區，都是幹部帶頭搞的。所以你不要理會那些名詞，在名詞上糾結是低能的學問。所以我花了幾年研究中國地區競爭，是不簡單的。他們當一盤生意做，中國才有今天的結果。我的意思中國出現問題不是因為有國企，這是我在中國學的經驗。毫不客氣地說，弗里德曼，施蒂格勒，我很佩服的人，他們的觀點都是錯的。 </text:p>
      <text:p text:style-name="P1">同田   |  2018.07.05 11:46   |   <text:a xlink:type="simple" xlink:href="http://palinfo.habago.org/Entry?Command=Information_PrintForum&amp;iPage=68#FORUM36809"><text:span text:style-name="T1">#</text:span></text:a></text:p>
      <text:p text:style-name="P2">看到蔡亦鸣提到溫鐵軍教授，可知道溫鐵軍教授眾頭銜中有一個為 ”晏陽初鄉村建設學院院長”。 晏陽初是中國平民教育家和鄉村建設家。1926年晏陽初和中華平民教育促進會帶領眾多海外歸來的博士、碩開展中國有史以來，讀書人第一次實踐回到農村的平民教育鄉村建設實驗區的定縣實驗。他們放棄都市優越的工作條件與舒適的生活環境，舉家遷入偏僻艱苦的河北定縣。工作重點教育提高農民素貭，振興中國，振興中華民族，其政治教育和生活教育出發點是家庭和諧，由家庭和諧逐漸推廣到全村，然後推廣到縣、省和全國，最後成為天下一家。定縣經驗遠播全國，乃至全世界。1945年聯合國正式成立，其教科文組織宣導的基本教育計畫世界鄉村改造運動就是晏陽初介紹中國推行平民教育的方法。有說台灣的土地改革和農會也有中華平民教育促進會的影子。但因為中國認為平民教育促進會有宗教背景和屬改良主義，晏陽初亦不見容於蔣老先生，所以兩岸都不提。</text:p>
      <text:p text:style-name="P1">陳真   |  2018.07.05 10:25   |   <text:a xlink:type="simple" xlink:href="http://palinfo.habago.org/Entry?Command=Information_PrintForum&amp;iPage=68#FORUM36808"><text:span text:style-name="T1">#</text:span></text:a></text:p>
      <text:p text:style-name="P3">我的 "學長" John Maynard Keynes (凱因斯)是劍橋國王學院 (King's College)的財務長，擅於投資，在位25年，讓King's變成劍橋31所學院中最有錢的學院之一。他曾經說，經濟學是最容易念的學科之一，但要把它念好，卻十分困難。 <text:line-break/><text:line-break/>做為一個經濟學門外漢，我常看到市面上一堆瞎掰型的 "經濟學家"，於是也產生這樣一種感覺：瞎掰人人都會，但是言之有物者卻極其稀少。 <text:line-break/><text:line-break/>中文世界裏頭，我比較信得過的，大概就是茅于軾和林毅夫等少數幾位。多年前有一回寫文章，稱讚茅于軾，結果引來一些朋友的批評，說此人是右派(？)，我怎麼會認同他？但我不管左右，也分不清左右，"左右" 對我而言始終不是一個有效概念。 <text:line-break/><text:line-break/>講到凱因斯，原本想點名講一些島內 "瞎掰型經濟學家" 的荒唐言論，想想還是算了，只能說，這年頭有了網路，腦殘式的垃圾言論幾乎全面覆蓋整個世界。 <text:line-break/><text:line-break/>學姊常說我怎麼稱讚這樣那樣一些水平極低的人？其實，我對別人寫的東西向來十分寬容，畢竟我對旁人也沒什麼期待，一般只是用非常低的標準去看待人事物；只要識字，只要不是太離譜，我通常就會給他80分了。因此，各位得自行區分清楚我的稱讚有兩種，一種高標，一種低標，可別因我之稱讚而誤信一些腦殘言論或其實不過爾爾的人事物。 <text:line-break/><text:line-break/>凱因斯在經濟學上講得對不對，其實我也無從評價，但我至少能知道他在講些什麼，我也能判斷人們是否適當了解他。 <text:line-break/><text:line-break/>順便講個八卦。維根斯坦離開哲學十六年，重返哲學界回到劍橋時，去火車站接他的人就是凱因斯。凱因斯出門時，留了一張紙條在桌上給太太，上面寫著："上帝來了！我去接他。"</text:p>
      <text:p text:style-name="P1">QJ   |  2018.07.05 03:52   |   <text:a xlink:type="simple" xlink:href="http://palinfo.habago.org/Entry?Command=Information_PrintForum&amp;iPage=68#FORUM36807"><text:span text:style-name="T1">#</text:span></text:a></text:p>
      <text:p text:style-name="P2">小余好， <text:line-break/>这种大陆流行的自嗨网文最好不要转载了，很让人皱眉头。作者讲的内容看似有道理，实则没有那么简单。关于中美贸易结构的实情，文章讲的没错，中国对美国的顺差，其实是东亚各国和美企对美国本土的顺差，而美国对中国也确实有服务业的顺差。但这些条件，只能保证，中国与美国在贸易战中损耗相同，不能避免中国在贸易战中受重伤啊！我们的目标又不是与美国同归于尽，而是发展国力啊！ <text:line-break/>举个例子，古典经济学的供需理论听起来也很完美，看不见的手会根据供求关系调整价格，合理分配社会资源。但是事实证明，时间这一因素一旦被忽略，市场就会崩溃。市场自我调节的机制没有那么灵活，所以经济危机总是瞬间爆发，而市场的自我调整总是不及时。 <text:line-break/>中美贸易战如果真的这样没头没脑地打下去，我们的市场也来不及反应的。出口受阻，工人会失业，会减少消费；公司盈利减少，会影响股市，造成下一步的融资困难。自循环说得好听，可是新的生产消费结构哪是一瞬间就可以达成的。 <text:line-break/>美国有金融优势，有军事优势，有科技优势，有宣传优势，扰乱他国是他的拿手好戏，而中国是发展中国家，需要的是稳定，最怕的就是被干扰。中兴被制裁，如果只看账面的数字，中兴买不到芯片，高通也赚不到钱啊，但是考虑到后续的影响，还是中方输得多。 </text:p>
      <text:p text:style-name="P1">陳真   |  2018.07.05 01:17   |   <text:a xlink:type="simple" xlink:href="http://palinfo.habago.org/Entry?Command=Information_PrintForum&amp;iPage=68#FORUM36806"><text:span text:style-name="T1">#</text:span></text:a></text:p>
      <text:p text:style-name="P3">同學，你提供的連結是無效的。 <text:line-break/><text:line-break/>理解事情有三個層次，一是自己就能成一家之言，二是約略能懂行家之言一二，從而形成自己某種 "缺乏系統性理解" 的膚淺觀點，不足以教人。三是對於該事有看沒有懂，算是化外之民。 <text:line-break/><text:line-break/>我對金融、貨幣與貿易的程度，勉勉強強到達第二個等級，心裏有個數，但沒有能力用自己的話來說，頂多只能轉述。不過，基本判斷力還是有的。比方說，我能判斷你貼的這文章之水平，應屬化外之民，純屬瞎掰等級。祖國沒有那麼神勇啦，渡不渡得過往後這幾年的難關，恐怕都還說不準。</text:p>
      <text:p text:style-name="P4"/>
      <text:p text:style-name="P1">小余   |  2018.07.04 22:13   |   <text:a xlink:type="simple" xlink:href="http://palinfo.habago.org/Entry?Command=Information_PrintForum&amp;iPage=69#FORUM36805"><text:span text:style-name="T1">#</text:span></text:a></text:p>
      <text:p text:style-name="P3">分享原文，http://www.dacankao.com/forum.php?mod=viewthread&amp;;tid=134672&amp;;highlight=6%B8%E7 <text:line-break/>數據我沒查證，但我覺得看起來順，言之有物，並未轉成繁體，僅供樓友欣賞 <text:line-break/><text:line-break/>6月15日美国发布了针对进口中国商品的500亿美元的征税清单后，特朗普在随后就加税原因的声明中威胁说，如果中国跟进报复，那么曾经考虑追加的1千亿就可能成为事实。 <text:line-break/><text:line-break/>　　特朗普的意思是，美国公布500亿征税清单是对中国在降低贸易不平衡和窃取知识产权等核心问题上无所作为的惩罚，是中国有错在先，所以对美国的加税惩罚，中国不能反抗，必须毫无怨言地接受。 <text:line-break/><text:line-break/>　　特朗普政府的目的很明显，只要在关税问题上把中国这块最硬的骨头啃下来，那么接下来再拿捏欧盟、加拿大之类的国家那就轻松、容易的多了。然而对美国自认为所谓的中国有错在先的这种“欲加之罪何患无词”的无赖腔调，中国并不打算接受，也不可能接受。 <text:line-break/><text:line-break/>　　在美国发表了征税清单后数小时后中国公布了对等金额的加税清单，同时宣布双方此前磋商达成的所有经贸成果将同时失效。并强调如果美国继续增加征税，中国将保留采取相应措施的权利。 <text:line-break/><text:line-break/>　　威胁被中国无视后，恼羞成怒的特朗普放言已指示美国相关部门制定一份针对中国商品的征税额为2千亿美元的清单。对此中国商务部等有关部门表示：这种极限施压和讹诈的做法，背离双方多次磋商共识，也令国际社会十分失望。如果美方失去理性、出台清单，中方将不得不采取数量型和质量型相结合的综合措施，做出强有力反制。 <text:line-break/><text:line-break/>　　也就是说中国的反制措施都是现成准备好的，无需考虑和制定什么清单这个过程，而是直接跳过，对等跟进。即美国走到哪一步，中国将跟进到哪一步，绝不退让。 <text:line-break/><text:line-break/>　　不管实际征税敢不敢做，能走到哪一步，但舆论造势和释放预期信息上特朗普是绝不想，也不能输给中国的。 <text:line-break/><text:line-break/>　　在中国商务部和外交部就特朗普所谓的2千亿做出表态后，特朗普再次表态又抛出个2千亿的可能征税计划。 <text:line-break/><text:line-break/>　　这么算下来，前边的500亿加上之后的两个2千亿一共就是4500亿美元，而2017年中国对美国出口货物金额一共也就是5056亿美元。特朗普如果要把4500亿美元的征税计划落到实处，那么中国对美出口商品中不被征税波及的也就剩500亿多点了。 <text:line-break/><text:line-break/>　　这里有一个问题，有朋友跟我说：6哥呀！别那么乐观，别忘了对美国来说我们是顺差国，我们对美国的出口远大于对美国的进口，特朗普对我们征税，只要别超过5056亿美元，那都是有实物可锚的，而我们对美国的出口额也就1303.7亿美元，别说4500亿了，就是超过1千3百亿后的2干亿，那传说中的近7百亿差额我们就无实物可锚的，如何落实反制措施？也就是美国如果持续加税并落到实处，我们之后的反制手段会越来越少，到最后可能就没了。 <text:line-break/><text:line-break/>　　朋友们无需担心，更不要害怕。大家注意一下商务部回应的措辞中的，“中方将使用包括数量型和质量型工具在内的各种举措对美方作出强有力回应”中的“数量型和质量型工具”这几个字，这意思就6哥个人理解应该是数量不够就拿质量补。比如美国对华出口的汽车、飞机、能源、化工产品，甚至美国在华企业，比如苹果、波音等大企业及它们生产的产品等都可以纳入加税清单中。 <text:line-break/><text:line-break/>　　6哥对特朗普政府的出尔反尔更倾向于是在对中国的贸易讹诈中遭到中方强硬反击后，贸易摩擦引发恐慌导致美国的三市（股、债、汇）阴晴不定，忽冷忽热，市值蒸发和金融受创，加上备战中期选举的焦虑，特朗普政府有点儿恼羞成怒了，才出了这样的滥招。 <text:line-break/><text:line-break/>　　啃不下中国这块硬骨头，特朗普的通过挑起全球贸易摩擦方式重塑全球贸易格局的阴谋将彻底破产。基于此，特朗普必须通过不断玩弄数字叠加游戏加码加价，持续向中国极限施压，为美国争取与中国及其它国家和地区组织的双边贸易中有利于美国的条件。 <text:line-break/><text:line-break/>　　这样做，短期来说，示强可以博取选票和让美国获利；长远看，一旦施压成功美国就可以像之前几十年一样成为世界贸易规则的制定者，控制世界贸易，继续盘剥全世界，躺着享受世界贸易的红利。 <text:line-break/><text:line-break/>　　但世界贸易不是美国人开发的闯关游戏，不按美国人设计的来，游戏就中止或Game over。如果美国市场对中国商品完全关闭大门，那么利用中国市场、资源、人力等从事生产、加工和销售商品的欧洲、日韩、东盟等地区和国家也将受牵连，被波及。也就是美国与中国搞贸易摩擦，甚至打贸易战，全世界将没有一个国家能幸免，独善其身。因为发展到今天，全世界的经济（金融）互融互通程度太高了，中国与各国的经济互绑也很紧密，从某种程度上讲可谓一荣俱荣，一损俱损。其它国家对美国的贸易挑衅不会无动于衷的。 <text:line-break/><text:line-break/>　　抛开其他国家不讲，就中美两方来说，如果美方4500亿美元的征税清单完全落实，那就意味着美国市场要对所有中国商品关上大门，而大家别忘了，在中国对美国的出口中，美国在华公司或不在华但利用中国市场的公司、企业，它们的进行生产、加工后的商品部分返销到了美国，而这些企业、公司出口到美国的商品的金额占了中国对美出口的30%还多，这个金额大约就是1500多亿美元，再加上中国对美国的服务贸易逆差约900多亿，光这两项加起来就是2400多亿美元，也就是在中国对美国输出的商品中纯粹是中国企业生产的商品，而不包括美国在内的其它国家的企业生产的商品，或者说与其它国家企业没有利益牵扯的商品其实占比并不是很大，所以制裁中国从某程度讲也是在朝美国自己和盟友及其他贸易伙伴身上捅刀子。更何况中美之间还有那么大的服贸逆差，美国的选择空间看似比中国大，实则未必。 <text:line-break/><text:line-break/>　　其实大家仔细观察应该能注意到，不论是500亿，还是2千亿，特朗普政府在制定针对中国商品的征税清单中竭力避免会波及美国人日常生活的民生产品领域，而中国出口到美国的商品中民生产品又占了很大的比例，所以说特朗普500亿可操弄的空间很大，2干亿，甚至4千亿，操弄的空间并不大。理由是对中国出口到美国的民生产品征重税会导致中国减少，甚至停止某一类或多种商品出口到美国，结果就是中国的商品出口可能受影响的同时美国人的生活消费成本也被拉高，这对于本来日子就没以前好过的美国人来说无异于雪上加霜，谁让他们过不好，他们绝对会让谁不好过。特朗普想通过对贸易伙伴秀强硬、玩狠提升民意支持率，捞取更多的选票，为共和党的国会选举和自己的连任加分恐怕会越来越难。 <text:line-break/><text:line-break/>　　这么看来，特朗普这是明知不可为而强行为之，尤其是针对中国，经过两个多月的摩擦、谈判和磋商，中国也应该是做了很大的让步，中美也数度达成了协议，为什么美国方面会无视双方达成的协议和美国已得到的收益，再次使贸易摩擦升级，且有可能滑向贸易战危险呢？ <text:line-break/><text:line-break/>　　在一些人看来，每次中美谈判中国都是让步，按这种腔调到现在中国差不多已经跪了，美国也没必死缠着中国不放。而事实正好相反，美国之所以对中国死缠烂打，出尔反尔，正是因为中国在谈判中坚守的原则和底线从来就没让过步，中国让步的是购买美国产品，其实这也算不上是让步，因为购买他国产品这是国家发展，民众生活所需，这是必须买的，差别只是跟谁买而已。把购买配额多分配给美国一点是基于中美博弈需要，而且中国对美国商品的多购买是按自已的分期分批的节奏来，而非美国要求的短期迅速减少贸易逆差，平衡贸易失衡，这是一方面。另一方面是中国对美国针对中国的“中国制造2025”及知识产权方面的蛮横要求一概拒绝。以上这些就是美国再次升级贸易摩擦，甚至扬言不惜打贸易战的真正原因。 <text:line-break/><text:line-break/>　　这不是6哥的个人推测，是美国贸易代表纳瓦罗称自己说的，他说：特朗普的关税计划是“勇敢”、“有远见的”（马屁功夫一流）。如果中国继续攫取未来行业，美国经济就没有未来。中国参与经济侵略，特朗普给了中国改变其行为的机会。与中国的谈判在降低贸易不平衡和窃取知识产权等核心问题上未取得任何进展。 <text:line-break/><text:line-break/>　　这最后的一句话才是关键，“……未取得任何进展”，虽然这家伙说的有点夸张，但也基本上是事实。这就是6哥上边说的“美国再次升级贸易摩擦，甚至扬言不惜打贸易战的真正原因”。这也是特朗普左一个500亿，右一个2000亿，现在累记到4500亿的真正原因。这叫什么来着？这叫气极败坏。 <text:line-break/><text:line-break/>　　导致特朗普政府在中美贸易问题上再度翻脸生事的原因，除了上边分折的经贸施压基本失败这个主要原因外，另一个重要原因是地缘施压也失败了，而且地缘施压败的比经贸更惨。 <text:line-break/><text:line-break/>　　关于地缘上的失败，东亚、台湾问题、南海、西亚和中亚就不多说了，无非就是僵而不死或死而不僵，亦或是半死半僵状态。今天重点说一下朝鲜半岛，关于半岛咱还是从“金特会”说起，早在6月13日的文章《“金特会”实现了，赢家输家都有谁？》中，6哥说中国是“金特会”的隐性赢家，具体原因大家可以点链接翻阅一下原文。 <text:line-break/><text:line-break/>　　“金特会”美国（西方）至少进一步明确认识到，中朝关系难以离间破坏，朝对中的信任达到了一个前所未有的高度，能把最高领导人的安危完全托付给中国，朝鲜对中国的信任程度可见一斑；朝鲜正是在中国的鼓励、支持下，开始逐步弃核并愿意改善与韩美的关系，但基于（朝中）对日的民族仇恨和博弈需要，朝鲜始终对日的表态不予理睬；朝鲜愿意把国家的发展转到经济建设上来，金正恩的密集访华，除了商谈朝中的战略协作外，重点就是经济建设，这可以从每次金正恩与主席的谈话中判断得出。 <text:line-break/><text:line-break/>　　从金正恩坐中国国航飞机赴会和返程，中国战机护航及舰艇、天地海空一体监控可以看出，中国在南海军事部署和对东北亚、东亚、南海及其周边的监控已达到了全域无死角，全天候不间歇的程度；朝内政稳定，外部在政经，甚至是军事安全上依赖中国，使得美国（西方）拿朝核问题，乃至整个半岛问题这张地缘牌敲诈中国的难度越来越高了。包括拿现在在东北亚的势缓示弱换取中国在经贸上的让利，美国仍未能得逞。简单点讲就是尽管美国（西方）在地缘上玩尽了奇技淫巧，软硬兼并，但中国基本上是软硬不吃。地缘上威逼利诱不起多大的作用，特朗普政府只能在经贸上增加施压力度，这就是美国再次升级贸易摩擦，甚至扬言不惜打贸易战的另一个重要原因。 <text:line-break/><text:line-break/>　　那么中国不惧美国的贸易摩擦，甚至是贸易战的原因又是什么呢？ <text:line-break/><text:line-break/>　　一，从国际大环境看，美国是逆全球而动，一个“美国优先”几乎把所有国家都推到了美国的对立面，贸易上更是把昔日的盟友、邻居和争取的国家都当成了收割对象，虽然一段时间以来这些所谓的盟友、邻居和争取的国家与美国因关税问题吵翻了天，相互报复的关税金额并不大，也似乎不太乐意跟中国联手反制美国，但形势的发展让这些地区组织和国家的执政精英看到了，美国的流氓关税政策针对的绝不仅仅是中国，而是除了美国自己及美国的少数几个盟友之外的全世界。 <text:line-break/><text:line-break/>　　别说这些地区组织和国家不敢，也不能配合美国围攻中国，就是敢和能，那么中国一旦倒下，下一个被猎杀的目标就是他们自己。更何况在围攻中国的过程中这些地区组织和国家很可能先中国一步就被干掉了，要么被中国反击致死，要么被美国猎杀，要不被中美一起啃食掉，总之一个结局就是死。美国已经用实际行动证明了，在啃不动中国的情况下就会反过来啃食它们。所以呢，虽然不愿意加入中国发起的反美统一战线里，但欧盟、印度、俄罗斯、加拿大等地区组织和国家已针对美国6月1日起启的“钢铝关税”发起了报复行动，数额虽小，更像是对美国“撒娇”性质的警告，但只要这些地区组织和国家动起来，这种大环境对我们中国来说就是有利的。 <text:line-break/><text:line-break/>　　最新消息是，第七届中欧经贸高层对话将于6月25日在北京举行。中国愿与欧盟发展长期、稳定、互利共赢的经贸关系，要不断深化双边经贸领域务实合作。欧盟表示，高度重视欧中经贸关系，愿与中方共同维护自由贸易规则和多边贸易体制，推动欧中经贸关系向更高水平发展。 <text:line-break/><text:line-break/>　　注意新闻中“愿与中方共同维护自由贸易规则和多边贸易体制”这句话，你要说这次对话没有中欧商议针对美国的贸易政策的内容，我是不会相信的，6哥倒是希望欧猪们能看明大势，看清现实。其它被美国关税政策冲击的经济体和国家也一样，不与中国合作，联手抵制美国，恐怕最后会被美国吃得连骨头渣都不剩。 <text:line-break/><text:line-break/>　　二，就我们自己来说，与美国在贸易上的摩擦，甚至有可能演变为贸易战，这不仅仅只是一个经济问题，这是中美在政治、经济、军事等方方面面的全方位较量。 <text:line-break/><text:line-break/>　　1，我们有强大的科技和军事力量为经济（金融）发展保驾护航。 <text:line-break/><text:line-break/>　　大家可以回顾一下晚清到新中国建立这段历史，大大小小的不平等条约与帝国主义列强签了有多少？除了政治、军事内容外，条约大部分内容是有关经贸的，何也？不就是技不如人，确切的说是科技，尤其是军事上不如列强吗？（其实更主要的原因是上层腐朽，不得民心，人心散了，精神气没了） <text:line-break/><text:line-break/>　　现在美国为什么只敢在地缘上穷折腾，经贸上一再抽风而不敢有任何实质动作，更不敢有具体行动呢？还不是因为中国的科技实力，尤其是军事力量上去了吗？ <text:line-break/><text:line-break/>　　不管是在空天地海电哪一维空间，中国虽不能说已超越了美国（西方），甚至在某一维空间还不能与美国（西方）媲美，但是中国在所有这些维度空间里早已打破西方军事技术绝对优势的神话，而且在个别的科技和军事领域里已经跑在了美国（西方）的前边。 <text:line-break/><text:line-break/>　　没有科技，尤其是军事实力来作支撑和保障，再强大的经贸实力都是虚弱，不堪一击的。参考日本，当年为什么会签定广场协议。今天我们有科技和军事实力做支撑，所以我们根本不惧美国的贸易摩擦，甚至贸易战。 <text:line-break/><text:line-break/>　　2，我们有管理有方的政府，吃苦耐劳的人民，庞大的内需市场。 <text:line-break/><text:line-break/>　　中国政府不是由资产阶级利益集团代言人组成的，高层无需为选票而战，更不需要为某个利益集团的私欲绑架和改变国家政策，他们需要做的是践行群众路线，考虑最广大人民的利益即可。这样中国政府制定的任何对外政策能够快速上传下达到每一个官员，甚至普通民众手中，上下一心，集体行动，几乎没什么困难是中国克服不了的。 <text:line-break/><text:line-break/>　　中华文明几千年传承下来，生生不息，靠的就是中华民族一代代子孙的勤劳勇敢，吃苦耐劳。 <text:line-break/><text:line-break/>　　中国人历来都是享得了福，也吃得苦的一群过日子有长远打算的人，看看中国的储蓄率就知道中国人是怎么精打细算过时候的。一些人，包括部分官员、学者、教授成天拿着美国（西方）那套“透支消费”自责，甚至嘲笑国人不懂得生活，活的不如美国（西方）人潇洒自在。殊不知美国（西方）这种从官到民的透支消费，卯吃寅粮观念和做法在美国（西方）能顺利抢劫他国财富时对国家的发展并不显得有什么不合适，一旦抢劫不顺弊端就开始显现，美国（西方）的国家发展到了今天这个衰落地步那都是无耻的透支消费导致的，有什么值得夸赞的？ <text:line-break/><text:line-break/>　　中国人创造财富既为满足自己的需要，也会子孙后代着想，都有长远考虑和打算，即每创造价值100元的财富，他们都会把其中的一半，甚至更多存储起来留作后用，甚至将其中很大多一部分留给自己的后代，而美国（西方）人正好反了，甚至把欠帐留给子孙后代。就这消费观念，美国（西方）想不衰落都难。 <text:line-break/><text:line-break/>　　看看2017年中国内需拉动的经济增长的贡献率，2017年，最终消费支出对中国经济增长的贡献率为58.8%，成为经济稳定运行的“压舱石”。再看看出口经济在GDP中所占的比例，2017年经济增长速度放缓到6.9%时，出口占GDP的比例下降到了18.42%。 <text:line-break/><text:line-break/>　　2017年，我国居民消费恩格尔系数已降至29.3%，食物支出之外的穿住用行等物质型消费比例上升，潜力很大。随着人均收入水平的持续提高和优质供给不断增加，将进一步为消费升级提供支撑；信息、医疗、养老、家政、旅游等服务型消费空间刚刚打开。2017年，我国信息消费规模达4.5万亿元。春节期间，全国接待游客同比增长12.1%，旅游收入增长12.6%，春节档电影票房收入增长超过60%；城镇化的快速推进将进一步拓展消费空间。2017年末我国常住人口城镇化率为58.52%，距离发达国家80%左右的平均水平还有很大差距。据初步测算，城镇化率每提高1个百分点，拉动消费增长近2个百分点。 <text:line-break/><text:line-break/>　　也就是现在的中国已不是十几年前，二十几年前，甚至更早时候的中国了，那个时候中国经济发展和增长主要靠出口拉动。这就是中国为什么可以在一定的时期内不惧关起门来自循环，而西方却怕的要死的根本原因。 <text:line-break/><text:line-break/>　　3，中国在一定时期内可以搞内循环，而美国（西方）却不可以。 <text:line-break/><text:line-break/>　　说这些并不代表中国因为有底气，有实力就喜欢贸易摩擦，甚至是贸易战，而是美国要把这些东西强加给我们，我们必须得有所准备，是备而不战，而不是战而不备。事实上就现在这形势是美国想打贸易战就能打贸易战的吗？打贸易战，美国的本钱在哪？实力和能力又在哪？ <text:line-break/><text:line-break/>　　中国拥有世界最齐全的工业体系，拥世界第一的港口呑吐能力，中国又世界第一的制造业大国，经济总量世界第二，在金融上中国的实力也不凡，中国拥有虽还不能与西方比肩，但独立于西方的能源、货币和日臻完善的各种期货结算体系，加上海空天陆电方的科技和军事及通信，计算，高铁技术等为代表技术正在追赶，甚者某些领域已超越了西方等等，这就意味着相对于包括美国在内的其它所有经济实体而言，我们中国本身就是一个在一定时期内能自给自足的经济体，我既能够创造和生产财富，又能用自己创造和生产财富养活我们自己而不用依赖外部市场，更主要的是这个自给自足的经济体身又蕴含着几乎无限量级的战争动员和参与潜力，试问这样的经济体有谁敢与之对命吗？ <text:line-break/><text:line-break/>　　所以呢，尽管美国贸易代表纳瓦罗一边拍特朗普马屁，一边对中国释放强硬言论，但在放完凉后他还是说美国愿意继续与中国谈判。不管是真心愿意谈，还是使诈，我们还是那句话：“谈，大门敞开；打，奉陪到底”。</text:p>
      <text:p text:style-name="P1">鄭豐遠   |  2018.07.04 21:20   |   <text:a xlink:type="simple" xlink:href="http://palinfo.habago.org/Entry?Command=Information_PrintForum&amp;iPage=69#FORUM36804"><text:span text:style-name="T1">#</text:span></text:a></text:p>
      <text:p text:style-name="P2">自信是好的，謎之自信卻是非常有害的。別說經濟實力，就連高速崛起的科技實力，袓國都不該對此自滿，一百年前的義和團教訓不能忘記。這個影片說得很好，如果不知道中興事件的人請自己 google 或百度 (台灣同胞大概不會知道)。 <text:line-break/><text:line-break/>https://www.youtube.com/watch?v=W7bxUZr4u8U&amp;;t=5s <text:line-break/><text:line-break/>謝謝李想的鼓勵。時間是公平的，人的命運卻各異，漂泊來到世界的一角澳洲，經常就想著隔壁的新西蘭，一個世界的盡頭。年輕時只惦記得起點，當你恍然發現終點可能就在不遠處時，這才發現遲了，那些錯過沒帶上路的，已經遺留在遙遠的過去而不可得。</text:p>
      <text:p text:style-name="P1">孟鏡   |  2018.07.04 20:39   |   <text:a xlink:type="simple" xlink:href="http://palinfo.habago.org/Entry?Command=Information_PrintForum&amp;iPage=69#FORUM36803"><text:span text:style-name="T1">#</text:span></text:a></text:p>
      <text:p text:style-name="P3">關於走出地球，忘了是在袁老師哪個視頻提到，他的意思是，地球有限的資源正在迅速耗竭，國與國將為爭奪最後的資源而戰爭，人類的文明可能毀滅於地球資源枯竭之前。 <text:line-break/>所以他認為，地球人不要只顧眼前種種，應該團結起來，放眼宇宙走出地球，為人類種族的延續而努力。 <text:line-break/>孤獨的男高音，注定以傷感落幕。</text:p>
      <text:p text:style-name="P1">陳真   |  2018.07.04 19:47   |   <text:a xlink:type="simple" xlink:href="http://palinfo.habago.org/Entry?Command=Information_PrintForum&amp;iPage=69#FORUM36802"><text:span text:style-name="T1">#</text:span></text:a></text:p>
      <text:p text:style-name="P2">中美貿易戰即將開打，打真打假不好說；若真打，祖國撐不撐得住？世界會有什麼影響？對岸同胞似乎很有自信，但這種事自信能起得了什麼作用？ <text:line-break/><text:line-break/>陳真2018. 07. 04. <text:line-break/><text:line-break/>================ <text:line-break/>中美貿易戰開打 互課25%關稅6日生效 <text:line-break/><text:line-break/>TVBS新聞網 <text:line-break/><text:line-break/>2018年7月4日 <text:line-break/><text:line-break/>中美貿易戰6日即將正式開打，美國將對大陸進口總值約500億美元的商品課徵25%的關稅，大陸也不甘示弱，也對美國大豆、汽車課徵25%關稅，雙方互不讓步</text:p>
      <text:p text:style-name="P1">李想   |  2018.07.04 18:45   |   <text:a xlink:type="simple" xlink:href="http://palinfo.habago.org/Entry?Command=Information_PrintForum&amp;iPage=69#FORUM36801"><text:span text:style-name="T1">#</text:span></text:a></text:p>
      <text:p text:style-name="P3">豐遠你好， <text:line-break/><text:line-break/>突然有感而發。 <text:line-break/><text:line-break/>大陸有個水果品牌叫褚橙，他是褚時健種的橙子。如果說商界人物中有誰是我常常拿來勉勵自己的，就是褚時健了。他1928年出生，1949年打過游擊，是中共黨員，三十一歲被打成右派，五十一歲接管雲南玉溪菸廠，後來成為中國煙草大王。這些都沒什麼，改革開放中這樣的例子太多了。關鍵是，他71歲因為在國企改制時期犯了經濟問題，被判無期徒刑，後來因為嚴重糖尿病保外就醫。然後在2002年他74歲的時候，又開始折騰了，他找人借錢，在被法院限定活動範圍的雲南老家，承包荒山種橙子，2012年他84歲的時候，褚橙成為了著名品牌，各地搶著買。 <text:line-break/><text:line-break/>你看，年齡真的不是問題。但問題是什麼呢？我有一次看一個記者跑去採訪他，問他為什麼一把年紀了還折騰，他也沒怎麼想，就說：其實就是因為窮，也想找些事做，我啥都不會，但以前在菸廠的時候，管理過煙農，還懂點種植，那就想著找點什麼種吧。 <text:line-break/><text:line-break/>這就是動機，動機不是憑空想出來的，而是客觀狀態決定的。沒什麼大道理，但就是他真實的想法，也是最感動我的東西。換了馬雲，一定能賦予這件事更多的意義，但那些都不是真的，都是關於商業的而不是人性的。 <text:line-break/><text:line-break/>另一個我很佩服的人，是我從小的朋友。前年他舉家移民新西蘭，我問他為什麼是現在，先不說父母和朋友都在中國，光說放棄這邊多年的經驗和更多的機會，跑去個除了風景啥也沒有的地方，能做什麼呢？他說，想讓兒子有個更安靜的地方成長，中國的競爭環境，怕他成長過程中承受不了。說完，我們都沒說話，我心裡一直在罵自己，為什麼要問他，原本自己想深一層也該明白的。他的兒子有先天性的疾病，智力上的。這樣一個決定，是艱難的，也是痛苦的，雖然我心裡不贊成，但我很佩服他，也常給他打氣。 <text:line-break/><text:line-break/>其實很多時候我們想做一些事，其實不是年齡問題，也不是能力問題，而僅僅是取捨問題。比起要做的那些事，和要面對的困難，改變現在已經習慣的狀況，才是真正繞不過去的坎。</text:p>
      <text:p text:style-name="P1">陳真   |  2018.07.04 02:03   |   <text:a xlink:type="simple" xlink:href="http://palinfo.habago.org/Entry?Command=Information_PrintForum&amp;iPage=69#FORUM36800"><text:span text:style-name="T1">#</text:span></text:a></text:p>
      <text:p text:style-name="P2">我常聽這首歌，幾十年來聽了估計有三千八百多萬次，希望將來死後還能聽見。 <text:line-break/><text:line-break/>https://www.youtube.com/watch?v=tmnyh4Ov-Ko <text:line-break/><text:line-break/>這 "翻譯" 還挺好笑。</text:p>
      <text:p text:style-name="P1">王修亮   |  2018.07.03 21:23   |   <text:a xlink:type="simple" xlink:href="http://palinfo.habago.org/Entry?Command=Information_PrintForum&amp;iPage=69#FORUM36799"><text:span text:style-name="T1">#</text:span></text:a></text:p>
      <text:p text:style-name="P3">去年八月開始整理2004年的教學檔案，那是我這一生，第一次強迫自己擠出時間寫下的教學檔案。在此之前，不論是自己班級的課程，還是向外分享的課程，幾乎不曾親筆寫出來過。時間與體力的極度缺乏當然是重要的原因，然而，最大的因素是「我不知道該寫甚麼？」 <text:line-break/><text:line-break/>我是國小實務教師，對！「實務」！面對學生時，我看著他們的眼睛與動作，不必「用心」解析，就不自覺的澈悟這個學生為甚麼要這樣說這樣做，當然更不必「用心」解析，就不自覺的選擇了合宜的應對與回應。 <text:line-break/>對！我的教學彷彿是天然的，不自覺的，包含與學生應對的方法態度，包含該如何設計課程，包含我的教育哲學。 <text:line-break/><text:line-break/>一直到有人提出質疑：「你為甚麼這樣那樣？」我才會略略停頓一下，心頭自然而然浮現出原因，向別人述說出來。 <text:line-break/><text:line-break/>但其中仍然有許多無法述說的，彷彿是心與意自行在運作，彷彿心與意上面承接著那個天命，天命帶著我左左右右上上下下。我沒什麼阻礙的優游其間，我不是沒有思想，但那是我的天性，人需要思想「肺啊你張開！肺啊你收縮！」才能去呼吸嗎？ <text:line-break/>那就是我教學的一切感與心，那是天性。 <text:line-break/><text:line-break/>偶而犯錯是難免，我是有慾望的人啊！但是我會非常迅速的發現自己的錯誤，深自愧悔的反省，年輕時當然很頻繁，年紀大了，雖然錯誤少了，反而常常轉切到反省模式，檢視自己。很怕自己滑了！慣了！ <text:line-break/><text:line-break/>我很喜歡別人問我問題，向我質疑。因為通常我不會覺得教學之間有任何問題，只要呼吸順暢，哪裡會想到「這裡我呼吸比較快，那裏比較慢」呢？ <text:line-break/>不是每個教師都懂嗎?不是每個教師都這樣自然而然嗎?我不知道哪個部分需要向他人解析!真的不知道! <text:line-break/><text:line-break/>唯有旁人提出問題時，我才有更多反省的機會，從問題這個點重頭檢視自己的教學整體結構，避免自己的不知不覺。不論我有沒有犯錯，不知不覺都是可怕的，都會讓我無意識的深入某種習慣的陷阱。 <text:line-break/>但困難的是：即使有人願意提出我的質疑，我拙劣的語言能力，也很難順暢的表達溝通。 <text:line-break/><text:line-break/>就像是：我要如何形容我是怎樣呼吸的呢？科學上應該有許多專有名詞可以理性描述，文學上也必然有許多感性詞句可以形容。但是在教學上，我只會使用經典上的基本價值語詞，例如「格致誠正修」「致良知」「知至至之可與機也，知終終之可與存義也」「扣其兩端而竭焉」「舉一隅而以三隅反」或是「讀書不求甚解」。 <text:line-break/><text:line-break/>說起來像是陳腔濫調，但我一切教學上的思想與行為，就僅僅是從這其中凝結核心、開展無限的，他們深刻表達了我的感與心，甚至更深層的天命。 <text:line-break/>無論我寫了多少字，做了多少行為，也就是這一些字句而已。這些深深融洽在我筋肉骨髓心靈裡，即使我還做不到做不好，我仍然能分辨自我的是非對錯，知道其實我應該怎樣才更好才合宜。 <text:line-break/>可是我在白話文的世界找不到可以表達感、心、天命的語言。 <text:line-break/><text:line-break/>我二十歲出社會之後，面對的教育相關白話語文都是來自歐美翻譯的，我幾乎都看不懂。師專當年僅僅讀過一本教育史，一本教育心理，我不喜歡背書，如果內心無感，我更看不懂、背不起來。 <text:line-break/>當年師專教師們中文素養都不錯，我還能大略能從課堂的講解，理解這兩本書和某些中文經典的對照意義，但很多仍然無法理解，例如有一位教育學家說甚麼「給我十二個孩子，我可以把他們教育成各種職業」這一類的，時光過遠，實際語句記不很清楚了，更記不得那是甚麼理論。這兩本書讓我對教育充滿了疑惑，但無法撼動我的心，所以我很迅速遺忘了內容，也無法使用這些語句來表達。 <text:line-break/><text:line-break/>這證明我很魯鈍，所以在語言上很固執，我至今只會使用自己的語言表達說明，我很難與外界溝通，不是不願意，實在是我很魯鈍，我學不會現代的教育語言。 <text:line-break/>這也讓我漸漸放棄與人溝通教育，漸漸放棄書寫自己在教育上的想法與做法。 <text:line-break/><text:line-break/>再者，我也一向認為，天命的運轉其實是在教育之上的，人性本善無關於道德，而是完滿，我很魯鈍，絕不完滿，但像我這樣笨拙的人，都有能力進行合宜的教學，我堅定相信只要天命所至，有許多人可以進行完滿的教育。 <text:line-break/>不差我一個，也不差我一個人需要留下甚麼紀錄。 <text:line-break/><text:line-break/>先父年輕時目不識丁，十六歲離家從軍，在生死交關的戰旅中，因為戰功升為連長。作為長官，糧餉當然要負責按時發放。當時每個月領軍餉都需要名冊書寫，書寫的隨軍文人染上抽大煙的惡習，寫一次要兩個煙泡，價值先父半個月的薪資。先父因此發憤學習，一開始照著名冊比畫臨摹，寫到最後練得一手好書法，中年家居時，教我如何看史記，帶我解讀楚漢相爭的種種關鍵。 <text:line-break/>先母則是大家閨秀，飽讀經書，詩畫甚佳，孩子們都耳濡目染，深浸其間。 <text:line-break/>讀小學時，我文言文章寫得比白話文好。 <text:line-break/><text:line-break/>這不僅僅是寫文章的關鍵，我認為這是我價值核心的關鍵，一直到二十四歲以前，我是活在傳統中國文化中的，人生價值如此，教育理念也如此。因為貧賤的成長背景(我的親戚長輩都飽讀詩書，來到台灣不是將軍就是國大代表或某官員，家母嫁了先父，立意遠絕一切親人，以免傷及家父自尊)，我沒有染上某些傳統文人的習氣，卻領受了文化中最優質的學習。 <text:line-break/>或許，這是我能固執的守在「感」與「心」，「誠意」與「正心」之際，開展自己教育哲理，和許多學習歐美教育者不同的原因。 <text:line-break/>或許，這是我自覺，不會再有這樣一個我的原因。 <text:line-break/><text:line-break/>至少在台灣吧！中國文化的涵養，已經永遠消逝了。和學術研究無關，我並不懂學術研究，學術研究不是文化涵養，學術研究可以遺世獨立的在高塔上運作。而文化是整體的風氣，一個世代，一個家族，一個那樣的師專教育，才能涵養出一個我。再去中的政治運作下，這一切都永遠消逝了。 <text:line-break/><text:line-break/>這之中沒有甚麼驕傲，我很平凡，只是殘存文化中非常自然而然被教育而成的一個傳統國小蒙師，歷代像我這樣的蒙師是最平凡最基礎的，我不如我的老師們，不如我母親與父親，當然更不如前代。 <text:line-break/>我即將消逝，也沒什麼可惜，歷史是循環的，此落彼起，蒼天若有意，中國文化的教育自將復興，中國文化的復興也不一定是如此形式，如此脈絡，但不絕如縷，核心價值不會改變。 <text:line-break/><text:line-break/>我還是把該做的事情做完吧，把我的教育解析與反省寫完吧!這是我的天命，不論在當世有用無用，我對自己的天命應該負責。 <text:line-break/><text:line-break/>感謝一切成就我天命的人，我的家庭，我的師長，我幾位相扶相持的老友、家長、學生。 <text:line-break/><text:line-break/>我沒有任何神的信仰，中國文化不是以宗教的方式形成信仰，但是我深知，我們終會在天命中一起回歸，融為二氣，同成混沌，返化無極。</text:p>
      <text:p text:style-name="P1">鄭豐遠   |  2018.07.03 21:21   |   <text:a xlink:type="simple" xlink:href="http://palinfo.habago.org/Entry?Command=Information_PrintForum&amp;iPage=69#FORUM36798"><text:span text:style-name="T1">#</text:span></text:a></text:p>
      <text:p text:style-name="P2">亦鸣，沒事啊，我上一篇只是說一些個人想法，非關個人。國內網路有自己的生態和文化，細膩處當然非我們外人能理解，即便同說中文。大家坦述已見是很好的。我看的視頻主要都來自 youtube，因為不大會用 B 站之類的介面，我也不曉得風雲協會是做什麼的。我知道袁老師主要是因為他們的"觀視頻工作室"有些影片吸引了我，包括他們的"葉班長說台灣"系列，都是台灣人應該好好看一看，把腦袋洗一洗的材料。</text:p>
      <text:p text:style-name="P1">鄭豐遠   |  2018.07.03 20:54   |   <text:a xlink:type="simple" xlink:href="http://palinfo.habago.org/Entry?Command=Information_PrintForum&amp;iPage=69#FORUM36797"><text:span text:style-name="T1">#</text:span></text:a></text:p>
      <text:p text:style-name="P3">李想好， <text:line-break/><text:line-break/>謝謝你一番解釋，我能理解你說的。順便幫台灣同胞插播成語教學，一分為二這句話在台灣是沒有的，我們的課本和教育裡沒這說法，這話的意思是一件人事物你不但要看到它的優點，同時也要看到它的缺點，看事情要全面，不要鑽牛角尖 (類似台灣”理性客觀”的意思)。我學到這句成語大概是三十年前，在馬季和趙炎的相聲段子《特種病》裡聽到的，這段子另名《紅眼病》，超好笑的，我大概聽了不下一千遍了，錄音帶都給我聽壞了。帶子在夜市上買的，那個年代台灣有很多小店都賣這些”共匪”的作品，奇怪的是並沒有被查禁，原因未知。相聲大概就是我少年時期最重要的語言教材，我後來自己學會了台語和英語，全是因為相聲的”訓練”。馬季的師父好像就是侯寶林。 <text:line-break/><text:line-break/>我不反對野蠻精神，在台灣我常覺得活得很窩囊，因為社會太險惡太不好混了。搬來澳洲後我卻經常有一種野獸終於出籠，正在大肆掠奪的野蠻感(錯?)覺，我這一年經常和我太太說，出了國才知道什麼是民族自信，原來電影都是騙人的，西方人和咱華人一比，方方面面實在是太差勁太不靠譜了，這樣的社會你不搶他，簡直是對不起良心。我打算以後好好在這裡搶錢、搶糧，要不是已經心有所屬，我一定連女人都搶。 <text:line-break/><text:line-break/>但和國內一比，我顯然就弱掉了，我說的是中國。一些年輕的台灣朋友常聽我鼓吹中國很不錯優，有機會應該到中國發展喔，有未來喔，到後來聽不下去了，就直接問我，中國如果那麼好，那你自己怎不去? 答案很簡單，因為我沒那本事啊。中國社會就像狼群，台灣人則是綿羊，實力差距太大。面對西方人我是完全沒在怕的，但中國同胞和我可能不是一個量級，掠奪能力遠超過我。再說我老了，跟不上國內那樣的節奏了。 <text:line-break/><text:line-break/>但我批評不是這樣的拼鬥精神 (鼓勵讚美都來不及了，怎麼會批評?)，我說的是另一回事，那就是巴勒網的一貫思想宗旨: 你要怎麼拼怎麼鬥都行，別盡往”人”身上招乎，因為所有的悲劇都是這麼來的。我當然不敢說我瞭解文革，但文革既然能教會我一些事，它理當就像一種福音，一種給整個民族的關於對與錯、美與醜、罪與罰的重要啟示。</text:p>
      <text:p text:style-name="P1">蔡亦鸣   |  2018.07.03 20:05   |   <text:a xlink:type="simple" xlink:href="http://palinfo.habago.org/Entry?Command=Information_PrintForum&amp;iPage=69#FORUM36796"><text:span text:style-name="T1">#</text:span></text:a></text:p>
      <text:p text:style-name="P2">温教授的视频音频一般不是观众手机录制就是演讲举办方（不是专业媒体所以设备往往不太好）录制，所以收音质量这方面只能摇头。 <text:line-break/>B站还有人为此做了字幕，只是我不知道海外能否观看B站，印象里因为版权原因B站屏蔽了海外IP <text:line-break/>【字幕】温铁军：八次危机-中国的真实经验 <text:line-break/>https://www.bilibili.com/video/av8406072 <text:line-break/>若是不行，也可以看文字实录（只是和视频不是同一个大学的演讲 细节不大一样的） <text:line-break/>http://www.360doc.com/content/13/0522/16/12044740_287296787.shtml <text:line-break/><text:line-break/><text:line-break/>豐遠你说的挺好的，给人贴标签戴帽子是非常省事也是非常糊涂的做法，我检讨自己。 <text:line-break/>中国人戾气太重这个问题我有想过也痛苦过，可惜脑袋一团浆糊想不明白，说来惭愧，我前面所说袁文章怼的糊涂虫正是我自己。 <text:line-break/><text:line-break/>但对袁的帽子我并不打算撤回，或者说我打算扩大化这顶帽子丢给风云学会，理由我大概说一下。 <text:line-break/>我读袁的文章有好几年了，当时他文章署名还用的是网名 中科大胡不归，对他很多文章所说的道理逻辑我是认同的，即便是他网红化的今天，出的视频我也有在看的，我个人最喜欢的是钟杨那期。 <text:line-break/><text:line-break/>几年的观察，我便发现了一个问题，袁和他的风云学会，非常的无害，把握住能说与不能说的红线 ，毫不越矩。 <text:line-break/>https://zhuanlan.zhihu.com/fengyun <text:line-break/><text:line-break/>举个例子，4月24日6点我在留言板里转发了一篇岳昕的文章并且大致说了下当时大陆网络的两个热点，一者岳昕，一者田佳良，我并不是一大早醒来转发的，而是观看与之相关的文章，痛苦的一晚上没睡着。 <text:line-break/><text:line-break/>风云学会在5月就田佳良事件发表了一篇文章 <text:line-break/>《“思想上入党”难的深层次原因——从厦门大学田佳良事件说开去 &amp;;#124; 常凯申》 <text:line-break/>https://zhuanlan.zhihu.com/p/36159098 <text:line-break/>而对被消音但热度犹有过之的岳昕事件，一字未发，即便是紧抓热点，也是会区分这个热点，党喜不喜欢，触霉头的一律不谈。 <text:line-break/><text:line-break/>类似的工人罢工，底层反抗，环境破坏在他们描述的那个科学的技术的工业的先进的世界或者未来里都是不存在的，仿佛有了高新技术/可控核聚变后，中国人就成了一种高尚的新物种。 <text:line-break/></text:p>
      <text:p text:style-name="P1">陳真   |  2018.07.03 19:49   |   <text:a xlink:type="simple" xlink:href="http://palinfo.habago.org/Entry?Command=Information_PrintForum&amp;iPage=69#FORUM36795"><text:span text:style-name="T1">#</text:span></text:a></text:p>
      <text:p text:style-name="P3">我不知道什麼是傷痕文學，但我也很討厭哭哭啼啼沒有出息。常看島內一些政治人物或名人一點鼻屎大的事馬上就涕泗縱橫，真是有夠窩囊。一點事就要哭，那我豈不是得哭出一條萬里長河來才足以道盡無數滄桑？ <text:line-break/><text:line-break/>我很不喜歡點名罵政治人物或一些什麼名人，因為這些人真的很沒出息，不管權位多高，就是沒出息，很窩囊，窩囊到讓人根本不想提起他們的名字，以免做賤自己，畢竟沒出息的人根本不值得提起，哪怕他當皇帝也一樣，沒出息就是沒出息。 <text:line-break/><text:line-break/>每次周圍有朋友要跟我談政治及政治人物時，我就覺得痛苦不堪，生不如死，真的很想當場掐LP自殺。為什麼這麼痛苦呢？因為談法不一樣，人們往往比那些沒出息的名人或政客還更加沒出息，所以很看重那些沒出息的人渣。 <text:line-break/><text:line-break/>我並非反對眼淚 (我推崇眼淚的價值勝於一切)，而是反對婆婆爸爸沒出息。不管男生女生都一樣，人應該要有出息，要像個人，要大氣一點。在這個意義上，我很仰慕大陸人，很討厭台灣人。 <text:line-break/><text:line-break/>oops! 不好意思，我政治不正確了，我不該說討厭 "(自認) 勇敢的台灣人"，但不說討厭堵爛，說 "怕" 總可以吧，我真的很怕台灣人， 實在有夠沒出息的。一點小委屈就哭天搶地，一點鳥屎大的"成就" 馬上就不可一世：越是馴服於體制者，越是如此，例如學界人士，在這島上，你幾乎找不到幾個像人的，個個猥猥瑣瑣窩窩囊囊。 <text:line-break/><text:line-break/>更令人感到痛苦的是，他們往往也會以為大家都跟他一樣猥猥瑣瑣窩窩囊囊，以為大家都跟他一樣覓食，一樣吃喝，以為大家都跟他一樣心裏懷著同樣的猥瑣窩囊念頭。</text:p>
      <text:p text:style-name="P4"/>
      <text:p text:style-name="P1">李想   |  2018.07.03 13:57   |   <text:a xlink:type="simple" xlink:href="http://palinfo.habago.org/Entry?Command=Information_PrintForum&amp;iPage=70#FORUM36794"><text:span text:style-name="T1">#</text:span></text:a></text:p>
      <text:p text:style-name="P3">豐遠 <text:line-break/><text:line-break/>其實大陸人對於扣帽子並不覺得是多大的事，工業黨也好，情懷黨也罷，就是個叫法。更多時候是一種戲虐，甚至是一種自嘲。一頂帽子蓋不住一個人生。大陸人從小接受的教育都是要懂得一分為二，敢於懷疑一切。可能今天你看他是工業黨，明天再看就會是情懷黨，沒什麼固執在裡面。海外的人（不管洋人還是華人）沒經歷過文革，也不知道文革到底對中國產生多大的影響，反正任何不好的東西都往文革頭上扣，其實也是一種扣帽子。這沒什麼，畢竟連大陸的中國人自己都搞不懂的事，你通過往來觀光又如何能搞得懂呢？ <text:line-break/><text:line-break/>我父親曾經跟我說過一個笑話，在文革期間，相聲大師侯寶林被當眾批鬥，他一個人站在台上接受群眾的批鬥，當聽到人群喊出“打倒侯寶林”時，他忽然就倒在台上，然後有人衝過去扶起他問他幹嘛倒下，他一臉無奈的說，”你們不是要打倒我嗎，我倒了啊！“台下所有人都笑了，這批判會也就批判不下去了。 <text:line-break/><text:line-break/>文革給中國帶來的絕不是傷痕小說裡訴說的，鄧小平稱之為”哭哭啼啼沒有出息”的那些東西。而是更敢拼更野蠻更堅強和更樂觀。（我不是讚美文革，請各位不要延伸討論）也許正因為在這樣一個文明古國裡，出現了這麼多的打破規矩人和事，海外的人才特別不理解中國。其實沒什麼，習慣就好。混亂的有秩序，總好過有秩序的混亂。看著這一切，難道不比那些一成不變的東西有趣嗎？</text:p>
      <text:p text:style-name="P1">鄭豐遠   |  2018.07.03 07:17   |   <text:a xlink:type="simple" xlink:href="http://palinfo.habago.org/Entry?Command=Information_PrintForum&amp;iPage=70#FORUM36793"><text:span text:style-name="T1">#</text:span></text:a></text:p>
      <text:p text:style-name="P2">亦鸣好，謝謝貢獻連結，以下是我一點想法，無關個人。 <text:line-break/><text:line-break/>這位溫鐵軍教授的視頻我還沒看 (收音好像很差，我從一開始就聽不清楚)，我也不知道什麼是工業黨，只是如此大扣帽子，把人分門別類，排次高低，選邊站隊，難道不就是我所批評的一種科學物化的心態嗎? 我不是在國內長大(我是台灣人)，沒辦法完全明白確切原因，但總感覺中國這種過去鬥爭的餘毒仍無處不在。沒錯中國是十分進步了，但在這種鬥爭和躍進的過程中，有些東西卻從未跟著一起出現 (不是丟失，而是從未存在)。台灣也有類似問題，只是台灣洋化日化嚴重，表面總掛著一層文明面膜，不至那麼粗暴。我不是說台灣比較好，而是說像國內這樣赤裸裸肆無忌憚對人大扣帽子，稱斤論兩的一種風氣，正正是一個文明大國發展上的重大隱憂，因為不管它再怎麼進步，人，活在其中都無法像一個人，而只能活在各種標籤和指標之下，只能成為一堆類別下的一類，而沒辦法擁有”個性”。我常批評澳洲，而且批評得很客氣了，因為作客異鄉，很多事不是真的懂我不隨便亂講，實際上我有滿肚子的想法，大多數是負面的。饒是如此，我在澳洲從未感受到像中國或台灣這樣一種令人窒息的社會氛圍。一個文明裡只有類別而沒有"人"，是一種巨大的悲哀。陳真曾說在對各別人事物甚至異己上的一種包容，可能是中國發展上一個畫龍點睛的環節，但這個環節在我看正是最最關鍵的一點，因為這一點會決定這是不是一個適合人居住的社會。在我看，恰恰是這一點區別了文明的優劣，定義了文明的高度。 <text:line-break/><text:line-break/>我評批袁老師只是批評他的一種科學腦筋，不是評批他的人，我挺喜歡他這人的。他有些視頻我看了還蠻感動，比如下面這三集一系列講得諾貝爾獎的屠呦呦女士。我並不贊同他說的所有內容細節，但一個故事動不動人，畢竟不在它的細節到底正不正確或合不合理，而是在於你怎麼說這個故事，更在於你是否帶著一種感情在訴說。 <text:line-break/><text:line-break/>屠呦呦的诺贝尔奖，是第一次彻底的“中国制造” <text:line-break/>https://www.youtube.com/watch?v=zqSERHuAFCg <text:line-break/><text:line-break/>屠呦呦伟大之处，是为全人类抗疟疾事业从0突破到1 <text:line-break/>https://www.youtube.com/watch?v=BFpoqkP6mvo <text:line-break/><text:line-break/>屠呦呦获得诺贝尔奖，中医的功劳到底有多大？ <text:line-break/>https://www.youtube.com/watch?v=SfjdN3BRzEg&amp;;t=1s <text:line-break/><text:line-break/>一點想法，無意與你相左，溫鐵軍教授有機會我再瞭解學習。</text:p>
      <text:p text:style-name="P1">蔡亦鸣   |  2018.07.02 12:55   |   <text:a xlink:type="simple" xlink:href="http://palinfo.habago.org/Entry?Command=Information_PrintForum&amp;iPage=70#FORUM36792"><text:span text:style-name="T1">#</text:span></text:a></text:p>
      <text:p text:style-name="P3">这位袁岚峰老师,以前只是写写科普文章怼一怼网络上的很多糊涂虫，是一个典型的工业党（有业无人），今年年初加入观视频工作室后紧跟舆论热点出视频，在大陆的视频网站可谓是一炮而红,现在与其说是老师不如说是网红，名嘴。 <text:line-break/><text:line-break/>言之有物，推荐一位在大陆'非主流'的温铁军教授，当然这个非主流是指宣传层面的，就实际操作而言，已是主流。 <text:line-break/>在这个互联网时代的中国大陆人，丧失了对共产主义的信仰，又对资本主义充满怀疑，既觉得这边有道理又觉得那边更没错，可两边相互敌对势同水火，共识消失了，除开两边的极端派外，普通人突出一个头脑浑沌精神分裂。大约是16年被人推荐观看温教授为自己著作《八次危机》进行宣传而出的视频，顿时有一种拨云见日的感觉。 <text:line-break/>youtube搜了一下也有分段合集，只是顺序有些问题。 <text:line-break/>八次危机-中国的真实经验 <text:line-break/>https://www.youtube.com/watch?v=JksV7cNhEF0&amp;;index=5&amp;;list=PLwmuN4_reB8VT9wDAIK7_pOB7FoWogqjP <text:line-break/><text:line-break/>2017年后数据更新变成了十次危机 <text:line-break/>https://www.youtube.com/watch?v=ewA1oCZdDOs <text:line-break/><text:line-break/>今年最新的讲座 全球金融危机与中国战略转型 <text:line-break/>https://www.youtube.com/watch?v=5hd8bTwhr9E </text:p>
      <text:p text:style-name="P1">陳真   |  2018.07.02 08:46   |   <text:a xlink:type="simple" xlink:href="http://palinfo.habago.org/Entry?Command=Information_PrintForum&amp;iPage=70#FORUM36791"><text:span text:style-name="T1">#</text:span></text:a></text:p>
      <text:p text:style-name="P2">好朋友的家，當然去過啊。 <text:line-break/><text:line-break/>by the way,這裏原則上不回答私人問題的喔。</text:p>
      <text:p text:style-name="P1">張紹中   |  2018.07.02 07:23   |   <text:a xlink:type="simple" xlink:href="http://palinfo.habago.org/Entry?Command=Information_PrintForum&amp;iPage=70#FORUM36790"><text:span text:style-name="T1">#</text:span></text:a></text:p>
      <text:p text:style-name="P3">陳真，你有去過拇指園嗎？范老師抓大蟒蛇的樂園。</text:p>
      <text:p text:style-name="P1">陳真   |  2018.07.02 00:04   |   <text:a xlink:type="simple" xlink:href="http://palinfo.habago.org/Entry?Command=Information_PrintForum&amp;iPage=70#FORUM36789"><text:span text:style-name="T1">#</text:span></text:a></text:p>
      <text:p text:style-name="P2">(續) <text:line-break/><text:line-break/>維根斯坦說，"凡是需要學習才能擁有的東西，我都不感興趣。" <text:line-break/><text:line-break/>這話很感動我，但它若做字面解，很容易被誤解，畢竟就算莫札特也得學習。不過，有些話其實就跟詩一樣，沒什麼好澄清；對它有感覺的，一見就鍾了情，倘若沒感覺，自然就會開始講語意，搞定義，做字面解。 <text:line-break/><text:line-break/>這話其實很簡單，意思就是說：凡是那些屬於智能技藝的東西，向來引不起我的絲毫興趣。就如侯孝賢所說，"人有多大，作品就有多大"。作品與人是不可分的。我是什麼樣的人，自然就會有什麼樣的作品產生。我不相信一個猥瑣窩囊的小癟三透過智識與技藝上的學習能產生什麼動人的成就。換句話說，學習技藝智識是沒有多大意義的，重點始終在於人，而非在於技藝本身。 <text:line-break/><text:line-break/>另一層意思上來講，那些真正珍貴的東西根本與智識技藝無關。倘若用我的話來說就是：凡是所謂客觀的東西，都會讓我逃之夭夭；我只對那些根本無從比較的絕對之物感興趣。更簡單地說，我只在乎那些主觀的、私密的、難以言宣的東西，比方說感情。在這個意義上，哪怕只是一個音符或一個標點符號的 "重量"，肯定都能重於泰山，重於一切可見之物的重量。 <text:line-break/><text:line-break/>還是得談到那隻與我狹路相逢的螃蟹，也許他是螃蟹界的菁英，但他不過就只是隻螃蟹，他想怎麼活都行，但若說他高瞻遠矚到一心只看重科技文明，以便對付也許億萬年後的外星文明入侵，會不會太矯情了點？生命是這麼活著的嗎？你會因為擔心也許有一天可能會跟人打一架而立志每天健身學拳搞槍法練武術嗎？甚至從而認為除此之外的東西全都是沒用的。這會不會想太多了點？ <text:line-break/><text:line-break/>今天一個人溜出門去看Milos Forman的阿瑪迪斯。如果你有這部片的光碟，不妨先關掉客廳所有燈光，然後把音量調到最大聲，然後再把光碟放進播放機，然後看完片頭頂多大約20秒 (我只需看一秒)，然後捫心自問：這樣的音樂，值不值得一個星球乃至一個宇宙的存亡？這樣的音樂，比不比得上那些所謂偉大的科技或科學發現？ <text:line-break/><text:line-break/>這些問題沒有標準答案，但人往骨子裏看，也許就分成這兩種。膜拜潮流者多，只讀 "一人聖經" 者少，幾乎鳳毛麟角。還好世界並非由眾人定義，我始終還是可以活在自己的一人世界裏。即便哪天遇到技高一籌的外星人，我應該都不會因此對科學或知識或技藝產生更多的敬意，但我不敢保證他們透過某種形式所傳達的心靈與情感 (倘若有的話) 也許會令我心儀。</text:p>
      <text:p text:style-name="P1">張華   |  2018.07.01 19:37   |   <text:a xlink:type="simple" xlink:href="http://palinfo.habago.org/Entry?Command=Information_PrintForum&amp;iPage=70#FORUM36788"><text:span text:style-name="T1">#</text:span></text:a></text:p>
      <text:p text:style-name="P3">看到版主所引的這段話: "At the basis of the whole modern view of the world lies the illusion that the so-called laws of nature are the explanations of natural phenomena.(當代對於世界的整個觀點，建立在一個純屬錯覺的基礎上，那就是：以為所謂的自然法則解釋了自然現象。) " 我真是再同意不過, 並且覺得佛教努力想提醒世人的大約就是這個概念吧. 我知道打心底認知到上述那段話的人是少數, 不過我覺得這些少數人是自由的, 雖然可能在生活上受到限制(因為不屬於這個世界).</text:p>
      <text:p text:style-name="P1">鄭豐遠   |  2018.07.01 10:31   |   <text:a xlink:type="simple" xlink:href="http://palinfo.habago.org/Entry?Command=Information_PrintForum&amp;iPage=70#FORUM36787"><text:span text:style-name="T1">#</text:span></text:a></text:p>
      <text:p text:style-name="P2">昨晚做了一個無比的美夢，夢到走進一家樂器行，隨手拿起一支小提琴，想不到三十年沒碰琴之後，我竟然還記得怎麼拉，三十年恍如一瞬，人生如夢，百感交集。但隨即我就醒了，原來是夢如人生。小提琴的味道和聲音和觸感，早已封存在另一個次元，如夢般不可得。題外話。 <text:line-break/><text:line-break/>一般人包括袁老師對外星人的貧乏想像，包括許多電影裡的外星人，也是我長久以來非常不解的。以前念書時沒有網路，電影科技也不發達，對生物的各種想像其實主要就來自於課本上的描述。印象十分深刻的是書上寫到在深海的海底火山旁，有一種管蟲，吸收代謝與其他生物迥異，竟然把火山吐出來的硫化氫當作基本養份。多數動物要是吸入硫化氫，很快就死了。對其他生物是劇毒的東西，這種蟲卻當成美食。這事給了我一個很大的啟發，那就是物種有別，很多時候差別大到完全顛覆你的基本科學認知，連在對化學元素的基本代謝上可能都和你想的不一樣。如果連地球生物都能超脫你的想像，那你又怎麼能夠準確地想像出外星人的樣貌和文明甚至價值觀念呢? 許多專家都說陽光、空氣、水是生命三元素，但其實我也是很懷疑的，特別是水，你怎麼知道外星人的”水”和你的水是一樣的水? 也許是硫化氫呢? 你怎麼知道外星人不需要第四或第五種元素呢? 比如說不定他很需要聽音樂不然隨時可能呼吸困難，感覺快死了。說不定他很需要經常脫衣服露鳥，不然全身不自在，會過敏。盧貝松有部電影叫第五元素，很好看，女主角頗有外星人的氣質，因為她是俄國人。 <text:line-break/><text:line-break/>尺度也是個問題，影響一種本質，比如恐龍，恐龍之所以長那麼大，人家說那是因為當時地球的氧氣濃度相當高，使得一切代謝和演化隨之巨大化。不管事實如何，你能不能想像一種生物存活在完全不同本質的"空氣"中? 包括時間也是，電影裡有種閃電俠，正常時間對他來說其實就像慢動作，他的時間尺度和你是完全不同的，導致他活在一個不同的世界裡，常人根本看不見他。 <text:line-break/><text:line-break/>大約二十年前有部電影叫作 Contact (好像翻作"接觸未來")，茱蒂•佛斯特主演。聽說票房不太好，但我覺得挺好看的。雖然也是瞎掰，但它有一點很得我心，那就是外星生命和人類可能差異實在太大了，他得想方設法在時間和意識層面上用人類能夠理解的方式來傳遞訊息，否則我們會以為他根本不存在。誰又能說不是這樣呢? 你怎麼知道外星人不是早就抵達地球了呢? 說不定外星人就在我們身邊。 <text:line-break/><text:line-break/>我經常想著這些事，對我來說，外星人其實就和上帝或菩薩一樣，似乎只能遙想，很多時候我"相信"他們是存在的，因為生命很多時候似乎就是一種神蹟的展現，誰能說命運或造化並不存在呢? 算命的說我的個性嚮往異國他鄉，會移民外國。我猜他是因為知道我移民澳洲才這樣說，不過這也是事實，如果可以移民俄國甚至火星，我其實是很願意的 (雖然火星好像有點乾，對皮膚不好)。原因無他，因為我想看一看那些原先無從想像的事物。 <text:line-break/><text:line-break/>澳洲其實就是個外星球，我常覺得每天都遇到外星人。花了差不多一年，我才真正說服自己原來英文作為一種語言，是真的存在的，而不是我原先想像的只存在網頁和書本和電影裡的一種符號 (我知道這樣說很奇怪，不過確實是這樣)。移民澳洲或俄國都已經是這麼困難，飛出地球住到火星甚至和外星人軍備競賽又怎麼會是那樣一種能輕易說出口的願景和野心? 這就是我對中國崛起的一個基本懷疑和擔慮，因為實在太沒想像力了。包括許多科學家推銷的一種科學思維其實就是非常”不科學”的。 <text:line-break/><text:line-break/>記得以前看過一個紀錄片，好像是 BBC 吧，讓民眾票選出人類史上最偉大的十項科學發明，愛因斯坦十分風光，竟然有兩項上榜 (廣義相對論和狹義相對論)，但第一第和二名卻不是它們，而是演化論和電。我對這樣的前兩名是非常滿意的，因為它們都很特別，並非一種口頭上說說的科學嘴砲而已，而是對自然現象的一種驚嘆和服從，它們並沒有那種站在世界”之上”的”科學”態度，簡單講沒那麼傻B啦。</text:p>
      <text:p text:style-name="P1">陳真   |  2018.07.01 00:52   |   <text:a xlink:type="simple" xlink:href="http://palinfo.habago.org/Entry?Command=Information_PrintForum&amp;iPage=70#FORUM36786"><text:span text:style-name="T1">#</text:span></text:a></text:p>
      <text:p text:style-name="P3">因為種種可悲的因素，國中常離家出走，幾乎成為常態，甚至徹夜不歸，大多在安平海邊度過滿天繁星的寂靜夜晚，直到黎明來臨。 <text:line-break/><text:line-break/>有一天，颱風夜，照樣來到浪濤凶猛的海邊。一夜大雨。隔天清晨回家時，路上竟有一隻大螃蟹擋住去路。我一靠近，牠便揚起兩隻鉗子示威。於是我就拿了腳踏車鎖讓牠夾，牠真是笨到不行，果然就夾住不放，於是我便輕易把牠給逮回家了。 <text:line-break/><text:line-break/>隔天，有位同學來找我，我媽就把這螃蟹給燉了枸杞當歸，請我同學吃。這事於是在我腦海留下一個很深的印象。 <text:line-break/><text:line-break/>我看阿遠提供的那段視頻 (https://www.youtube.com/watch?v=Cbtl1JaGrSI)，卻想到這件陳年往事。那段視頻的講者袁老師說：地球人與外星文明之間見了面，第一關心的肯定是對方的科技文明究竟是石器時代？射飛弓還是爆氫彈？或者更高科技？言下之意便抬舉了科技的根本重要性甚至決定性價值。袁老師的結論似乎是：我們最好趕緊加快腳步發展科技，才不會被外星人給殲滅了，並且應儘早移民外星球。 <text:line-break/><text:line-break/>我倒是覺得這想法似乎有點太不科學，不是想太多，而是想太少。 <text:line-break/><text:line-break/>我並不是很反對發展科技(當然也不是很贊成)，但是，何必扯到什麼外星文明呢？那就好像在路上擋住我去路的那隻螃蟹，據附近人家說，牠可能是鄰近養殖場溜出來的。依我看，這隻螃蟹一蟹當關，趁著颱風夜水池高漲之際獨自開溜，智商應該相當高，說不定是螃蟹文明中的愛因斯坦。但是，螃蟹就是螃蟹，我不相信螃蟹文明能發展出什麼高科技足以與人類匹敵。我更不以為螃蟹需要費任何一點心思去擔心遇見異類文明的事，因為不管牠費不費心，同樣無濟於事。 <text:line-break/><text:line-break/>我當然不是說我們之於外星文明就等同於螃蟹，而是說：既然都說是外星生命、外星文明了，意味著彼此是截然不同的物種，而非 "另一種人類"；誰能知道該物種與我們之間將會是什麼樣的對應關係？決定性的力量不會來自什麼高科技，而是來自物種之間無從跨越的差異。 <text:line-break/><text:line-break/>也就是說，不管你發不發展科技，沒有人能知道與外星文明接觸會是一種什麼樣的可能性，就如同螃蟹再怎麼發展科技，牠也無法體會或預料與另一個物種遭遇將會是什麼樣的下場，牠甚至連自己是怎麼死的也不知道。 <text:line-break/><text:line-break/>每次看那些有關外星人或外星生命的鬼扯蛋，看了就難受，真是太沒有想像力、太不科學了，憑什麼以為外星人就只是把人類的五官稍微改一下？頭改大一點，手改細一點，鼻子扁一點？憑什麼認定生命就必然具有某些化學元素的基本組成？難道就不存在這樣一種高度可能性，那就是：我們事實上根本不可能理解什麼外星文明，就好像螃蟹再聰明也不可能理解巴勒網一樣。並不是或不光是因為螃蟹很笨，而是因為物種有別。依我看，外星文明很可能是我們根本無從想像無從理解的。 <text:line-break/><text:line-break/>小學時念了一本有關 "次元" 的書，相當震撼，因為它裏頭說到一個觀念是我過去從未想過的。書裏頭說，假設有一種二次元生物，牠的整個生物空間就只存在一個平面上，沒有 "高度" 這個面向。有一天，當你用手擋住這種二次元生物的去路時，牠會嚇一大跳，以為神蹟出現，竟然從什麼地方突然 "憑空" 冒出一隻手來？牠只能觀察前後左右，卻沒法仰頭看，因為在這個物種生命中，"高度" 是不存在的；不管多聰明，牠都很有可能無法跨越物種之間的必然差異。我們對於所謂外星文明，難道不也一樣？我們怎麼會以為生命就只是如此單調幼稚的一回事？怎麼會以人類的所謂智慧做為標竿來理解所謂外星物種？ <text:line-break/><text:line-break/>(以下可略，因為辭不達意，說來話長。有興趣探究的，隨便打入一些關鍵字，例如 "matrhematics, wittgesnetin, truth, finistic, constructionism" 肯定就能找到一堆文章。) <text:line-break/><text:line-break/>各種形式的 "社會建構論" (social constructionism) 在台灣學界向來甚囂塵上，特別是(自以為進步的)進步界，更是動不動就要拿出來建構解構一番，聽久了實在有夠難受，就像一種新八股，低能反智，大多是一些腦殘廢話。但是，如果有人說數學也是社會建構的產物，乍聽之下，恐怕會讓人一頭霧水，啥咪？連一加一等於二都不是終極真理，而是建構產物？太扯了吧！不過，維根斯坦整個哲學中著墨最多的恰恰就是這樣一種數學哲學，而他也曾經說自己對於哲學最大的貢獻就是在於數學哲學。 <text:line-break/><text:line-break/>這東西很難用通俗語言說明。不過，我想問的是：一加一等於二究竟是一種偶然或必然？在這個世界中的必然，在另外一個截然不同的世界就一定也是一種必然嗎？如果連乍看 "顛撲不破" 的數學都存在這樣的疑惑，更不用說所謂高科技之所賴的種種所謂自然法則或實證科學那樣一些 "脆弱" 知識了。維根斯坦有句名言常被引用，但能理解那句話之根本重要性的人，卻似乎鳳毛麟角。那句名言是這麼說的： <text:line-break/><text:line-break/>At the basis of the whole modern view of the world lies the illusion that the so-called laws of nature are the explanations of natural phenomena.(當代對於世界的整個觀點，建立在一個純屬錯覺的基礎上，那就是：以為所謂的自然法則解釋了自然現象。) <text:line-break/><text:line-break/>別說外星文明之不可解，就連地球人文明對於地球人來說，依然始終是個謎。 <text:line-break/><text:line-break/>我知道要讓科學兮兮的人相信自己並不科學十分困難，幾乎是不可能。因此，上述這樣一些 "福音"，其實也只能說給自己聽。不相信的人有福了，至於相信它的人，應該說是很不幸的一群人，因為這個世界不會是他們的，但他們也許離天國會比較近一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